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я1" style:family="table">
      <style:table-properties style:width="17cm" table:align="left"/>
    </style:style>
    <style:style style:name="Таблиця1.A" style:family="table-column">
      <style:table-column-properties style:column-width="3.969cm"/>
    </style:style>
    <style:style style:name="Таблиця1.B" style:family="table-column">
      <style:table-column-properties style:column-width="13.032cm"/>
    </style:style>
    <style:style style:name="Таблиця1.A1" style:family="table-cell">
      <style:table-cell-properties style:vertical-align="middle" fo:padding="0.049cm" fo:border="none"/>
    </style:style>
    <style:style style:name="Таблиця2" style:family="table">
      <style:table-properties style:width="14.51cm" table:align="left"/>
    </style:style>
    <style:style style:name="Таблиця2.A" style:family="table-column">
      <style:table-column-properties style:column-width="3.711cm"/>
    </style:style>
    <style:style style:name="Таблиця2.B" style:family="table-column">
      <style:table-column-properties style:column-width="3.281cm"/>
    </style:style>
    <style:style style:name="Таблиця2.C" style:family="table-column">
      <style:table-column-properties style:column-width="7.518cm"/>
    </style:style>
    <style:style style:name="Таблиця2.A1" style:family="table-cell">
      <style:table-cell-properties style:vertical-align="middle" fo:padding="0.049cm" fo:border="none"/>
    </style:style>
    <style:style style:name="Таблиця3" style:family="table">
      <style:table-properties style:width="14.254cm" table:align="left"/>
    </style:style>
    <style:style style:name="Таблиця3.A" style:family="table-column">
      <style:table-column-properties style:column-width="5.547cm"/>
    </style:style>
    <style:style style:name="Таблиця3.B" style:family="table-column">
      <style:table-column-properties style:column-width="8.707cm"/>
    </style:style>
    <style:style style:name="Таблиця3.A1" style:family="table-cell">
      <style:table-cell-properties style:vertical-align="middle" fo:padding="0.049cm" fo:border="none"/>
    </style:style>
    <style:style style:name="Таблиця4" style:family="table">
      <style:table-properties style:width="17cm" table:align="left"/>
    </style:style>
    <style:style style:name="Таблиця4.A" style:family="table-column">
      <style:table-column-properties style:column-width="6.013cm"/>
    </style:style>
    <style:style style:name="Таблиця4.B" style:family="table-column">
      <style:table-column-properties style:column-width="10.987cm"/>
    </style:style>
    <style:style style:name="Таблиця4.A1" style:family="table-cell">
      <style:table-cell-properties style:vertical-align="middle" fo:padding="0.049cm" fo:border="none"/>
    </style:style>
    <style:style style:name="Таблиця5" style:family="table">
      <style:table-properties style:width="15.081cm" table:align="left"/>
    </style:style>
    <style:style style:name="Таблиця5.A" style:family="table-column">
      <style:table-column-properties style:column-width="2.245cm"/>
    </style:style>
    <style:style style:name="Таблиця5.B" style:family="table-column">
      <style:table-column-properties style:column-width="12.836cm"/>
    </style:style>
    <style:style style:name="Таблиця5.A1" style:family="table-cell">
      <style:table-cell-properties style:vertical-align="middle" fo:padding="0.049cm" fo:border="none"/>
    </style:style>
    <style:style style:name="Таблиця6" style:family="table">
      <style:table-properties style:width="16.999cm" table:align="left"/>
    </style:style>
    <style:style style:name="Таблиця6.A" style:family="table-column">
      <style:table-column-properties style:column-width="4.785cm"/>
    </style:style>
    <style:style style:name="Таблиця6.B" style:family="table-column">
      <style:table-column-properties style:column-width="12.213cm"/>
    </style:style>
    <style:style style:name="Таблиця6.A1" style:family="table-cell">
      <style:table-cell-properties style:vertical-align="middle" fo:padding="0.049cm" fo:border="none"/>
    </style:style>
    <style:style style:name="Таблиця7" style:family="table">
      <style:table-properties style:width="17cm" table:align="left"/>
    </style:style>
    <style:style style:name="Таблиця7.A" style:family="table-column">
      <style:table-column-properties style:column-width="4.491cm"/>
    </style:style>
    <style:style style:name="Таблиця7.B" style:family="table-column">
      <style:table-column-properties style:column-width="6.618cm"/>
    </style:style>
    <style:style style:name="Таблиця7.C" style:family="table-column">
      <style:table-column-properties style:column-width="5.891cm"/>
    </style:style>
    <style:style style:name="Таблиця7.A1" style:family="table-cell">
      <style:table-cell-properties style:vertical-align="middle" fo:padding="0.049cm" fo:border="none"/>
    </style:style>
    <style:style style:name="Таблиця8" style:family="table">
      <style:table-properties style:width="17cm" table:align="left"/>
    </style:style>
    <style:style style:name="Таблиця8.A" style:family="table-column">
      <style:table-column-properties style:column-width="4.226cm"/>
    </style:style>
    <style:style style:name="Таблиця8.B" style:family="table-column">
      <style:table-column-properties style:column-width="6.719cm"/>
    </style:style>
    <style:style style:name="Таблиця8.C" style:family="table-column">
      <style:table-column-properties style:column-width="6.055cm"/>
    </style:style>
    <style:style style:name="Таблиця8.A1" style:family="table-cell">
      <style:table-cell-properties style:vertical-align="middle" fo:padding="0.049cm" fo:border="none"/>
    </style:style>
    <style:style style:name="Таблиця9" style:family="table">
      <style:table-properties style:width="17cm" table:align="left"/>
    </style:style>
    <style:style style:name="Таблиця9.A" style:family="table-column">
      <style:table-column-properties style:column-width="6.913cm"/>
    </style:style>
    <style:style style:name="Таблиця9.B" style:family="table-column">
      <style:table-column-properties style:column-width="10.088cm"/>
    </style:style>
    <style:style style:name="Таблиця9.A1" style:family="table-cell">
      <style:table-cell-properties style:vertical-align="middle" fo:padding="0.049cm" fo:border="none"/>
    </style:style>
    <style:style style:name="Таблиця10" style:family="table">
      <style:table-properties style:width="17cm" table:align="left"/>
    </style:style>
    <style:style style:name="Таблиця10.A" style:family="table-column">
      <style:table-column-properties style:column-width="7.368cm"/>
    </style:style>
    <style:style style:name="Таблиця10.B" style:family="table-column">
      <style:table-column-properties style:column-width="9.633cm"/>
    </style:style>
    <style:style style:name="Таблиця10.A1" style:family="table-cell">
      <style:table-cell-properties style:vertical-align="middle" fo:padding="0.049cm" fo:border="none"/>
    </style:style>
    <style:style style:name="Таблиця11" style:family="table">
      <style:table-properties style:width="8.326cm" table:align="left"/>
    </style:style>
    <style:style style:name="Таблиця11.A" style:family="table-column">
      <style:table-column-properties style:column-width="3.556cm"/>
    </style:style>
    <style:style style:name="Таблиця11.B" style:family="table-column">
      <style:table-column-properties style:column-width="1.316cm"/>
    </style:style>
    <style:style style:name="Таблиця11.C" style:family="table-column">
      <style:table-column-properties style:column-width="1.894cm"/>
    </style:style>
    <style:style style:name="Таблиця11.D" style:family="table-column">
      <style:table-column-properties style:column-width="1.559cm"/>
    </style:style>
    <style:style style:name="Таблиця11.A1" style:family="table-cell">
      <style:table-cell-properties style:vertical-align="middle" fo:padding="0.049cm" fo:border="none"/>
    </style:style>
    <style:style style:name="Таблиця12" style:family="table">
      <style:table-properties style:width="16.536cm" table:align="left"/>
    </style:style>
    <style:style style:name="Таблиця12.A" style:family="table-column">
      <style:table-column-properties style:column-width="5.463cm"/>
    </style:style>
    <style:style style:name="Таблиця12.B" style:family="table-column">
      <style:table-column-properties style:column-width="11.074cm"/>
    </style:style>
    <style:style style:name="Таблиця12.A1" style:family="table-cell">
      <style:table-cell-properties style:vertical-align="middle" fo:padding="0.049cm" fo:border="none"/>
    </style:style>
    <style:style style:name="Таблиця13" style:family="table">
      <style:table-properties style:width="13.843cm" table:align="left"/>
    </style:style>
    <style:style style:name="Таблиця13.A" style:family="table-column">
      <style:table-column-properties style:column-width="2.958cm"/>
    </style:style>
    <style:style style:name="Таблиця13.B" style:family="table-column">
      <style:table-column-properties style:column-width="4.441cm"/>
    </style:style>
    <style:style style:name="Таблиця13.C" style:family="table-column">
      <style:table-column-properties style:column-width="3.067cm"/>
    </style:style>
    <style:style style:name="Таблиця13.D" style:family="table-column">
      <style:table-column-properties style:column-width="3.376cm"/>
    </style:style>
    <style:style style:name="Таблиця13.A1" style:family="table-cell">
      <style:table-cell-properties style:vertical-align="middle" fo:padding="0.049cm" fo:border="none"/>
    </style:style>
    <style:style style:name="Таблиця14" style:family="table">
      <style:table-properties style:width="17cm" table:align="left"/>
    </style:style>
    <style:style style:name="Таблиця14.A" style:family="table-column">
      <style:table-column-properties style:column-width="2.238cm"/>
    </style:style>
    <style:style style:name="Таблиця14.B" style:family="table-column">
      <style:table-column-properties style:column-width="7.306cm"/>
    </style:style>
    <style:style style:name="Таблиця14.C" style:family="table-column">
      <style:table-column-properties style:column-width="7.456cm"/>
    </style:style>
    <style:style style:name="Таблиця14.A1" style:family="table-cell">
      <style:table-cell-properties style:vertical-align="middle" fo:padding="0.049cm" fo:border="none"/>
    </style:style>
    <style:style style:name="Таблиця15" style:family="table">
      <style:table-properties style:width="14.988cm" table:align="left"/>
    </style:style>
    <style:style style:name="Таблиця15.A" style:family="table-column">
      <style:table-column-properties style:column-width="3.542cm"/>
    </style:style>
    <style:style style:name="Таблиця15.B" style:family="table-column">
      <style:table-column-properties style:column-width="3.921cm"/>
    </style:style>
    <style:style style:name="Таблиця15.C" style:family="table-column">
      <style:table-column-properties style:column-width="7.525cm"/>
    </style:style>
    <style:style style:name="Таблиця15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color="#ffffff" loext:opacity="100%" fo:font-size="14pt" fo:language="zxx" fo:country="none" fo:font-weight="bold" officeooo:rsid="0011524f" officeooo:paragraph-rsid="0011524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ffffff" loext:opacity="100%" style:font-name="Liberation Sans" fo:font-size="14pt" fo:language="zxx" fo:country="none" fo:font-weight="bold" officeooo:rsid="0011524f" officeooo:paragraph-rsid="0011524f" style:font-size-asian="14pt" style:language-asian="zxx" style:country-asian="none" style:font-weight-asian="bold" style:font-size-complex="14pt" style:language-complex="zxx" style:country-complex="none" style:font-weight-complex="bold" loext:padding="0cm" loext:border="none"/>
    </style:style>
    <style:style style:name="P3" style:family="paragraph" style:parent-style-name="Text_20_body">
      <style:paragraph-properties fo:text-align="center" style:justify-single-word="false"/>
      <style:text-properties fo:color="#ffffff" loext:opacity="100%" style:font-name="Liberation Sans" fo:font-size="10pt" fo:language="zxx" fo:country="none" officeooo:rsid="0011524f" officeooo:paragraph-rsid="0011524f" style:font-size-asian="10pt" style:language-asian="zxx" style:country-asian="none" style:font-size-complex="10pt" style:language-complex="zxx" style:country-complex="none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 style:writing-mode="lr-tb"/>
      <style:text-properties fo:color="#ffffff" loext:opacity="100%" style:font-name="Liberation Sans" fo:font-size="12pt" fo:language="zxx" fo:country="none" fo:font-weight="bold" officeooo:rsid="0011524f" officeooo:paragraph-rsid="0011524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 style:writing-mode="lr-tb"/>
      <style:text-properties fo:color="#ffffff" loext:opacity="100%" style:font-name="Liberation Sans" fo:font-size="14pt" fo:language="zxx" fo:country="none" officeooo:rsid="0011524f" officeooo:paragraph-rsid="0011524f" style:font-size-asian="14pt" style:language-asian="zxx" style:country-asian="none" style:font-size-complex="14pt" style:language-complex="zxx" style:country-complex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 style:writing-mode="lr-tb"/>
      <style:text-properties fo:color="#ffffff" loext:opacity="100%" style:font-name="Liberation Sans" fo:font-size="10pt" fo:language="zxx" fo:country="none" officeooo:rsid="0011524f" officeooo:paragraph-rsid="0011524f" style:font-size-asian="10pt" style:language-asian="zxx" style:country-asian="none" style:font-size-complex="10pt" style:language-complex="zxx" style:country-complex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 style:writing-mode="lr-tb"/>
      <style:text-properties fo:color="#ffffff" loext:opacity="100%" style:font-name="Liberation Sans" fo:font-size="10pt" fo:language="zxx" fo:country="none" officeooo:rsid="0011524f" style:font-size-asian="10pt" style:language-asian="zxx" style:country-asian="none" style:font-size-complex="10pt" style:language-complex="zxx" style:country-complex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 style:writing-mode="lr-tb"/>
      <style:text-properties fo:color="#ffffff" loext:opacity="100%" style:font-name="Liberation Sans" fo:font-size="12pt" fo:language="zxx" fo:country="none" fo:font-weight="bold" officeooo:rsid="0011524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 fo:padding="0cm" fo:border="none" style:writing-mode="lr-tb"/>
      <style:text-properties fo:color="#ffffff" loext:opacity="100%" style:font-name="Liberation Sans" fo:font-size="10pt" fo:language="zxx" fo:country="none" officeooo:rsid="0011524f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ext_20_body" style:master-page-name="">
      <loext:graphic-properties draw:fill="none"/>
      <style:paragraph-properties fo:margin-left="0.101cm" fo:margin-right="0cm" fo:margin-top="0cm" fo:margin-bottom="0cm" style:contextual-spacing="false" fo:line-height="115%" fo:text-indent="0cm" style:auto-text-indent="false" style:page-number="auto" fo:background-color="transparent" fo:padding="0cm" fo:border="none" style:writing-mode="lr-tb"/>
      <style:text-properties fo:color="#ffffff" loext:opacity="100%" style:font-name="Liberation Sans" fo:font-size="10pt" fo:language="zxx" fo:country="none" officeooo:rsid="0011524f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582cm" fo:orphans="2" fo:widows="2" fo:text-indent="0cm" style:auto-text-indent="false"/>
      <style:text-properties fo:font-variant="normal" fo:text-transform="none" fo:color="#ffffff" loext:opacity="100%" style:font-name="Liberation Sans" fo:font-size="10pt" fo:letter-spacing="normal" fo:language="zxx" fo:country="none" fo:font-style="normal" fo:font-weight="normal" officeooo:rsid="0011524f" style:font-size-asian="10pt" style:language-asian="zxx" style:country-asian="none" style:font-size-complex="10pt" style:language-complex="zxx" style:country-complex="none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 style:writing-mode="lr-tb"/>
      <style:text-properties fo:color="#ffffff" loext:opacity="100%" style:font-name="Liberation Sans" fo:font-size="10pt" fo:language="zxx" fo:country="none" officeooo:rsid="0011524f" officeooo:paragraph-rsid="0011a5ac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 style:writing-mode="lr-tb"/>
      <style:text-properties fo:color="#ffffff" loext:opacity="100%" style:font-name="Liberation Sans" fo:font-size="12pt" fo:language="zxx" fo:country="none" style:text-underline-style="none" fo:font-weight="bold" officeooo:rsid="0012c6b1" officeooo:paragraph-rsid="0012c6b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 style:writing-mode="lr-tb"/>
      <style:text-properties fo:color="#ffffff" loext:opacity="100%" style:font-name="Liberation Sans" fo:font-size="10pt" fo:language="zxx" fo:country="none" officeooo:rsid="0012c6b1" officeooo:paragraph-rsid="0012c6b1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 style:writing-mode="lr-tb"/>
      <style:text-properties fo:color="#ffffff" loext:opacity="100%" style:font-name="Liberation Sans" fo:font-size="12pt" fo:language="zxx" fo:country="none" fo:font-weight="bold" officeooo:rsid="0013777c" officeooo:paragraph-rsid="0013777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 style:writing-mode="lr-tb"/>
      <style:text-properties fo:color="#ffffff" loext:opacity="100%" style:font-name="Liberation Sans" fo:font-size="10pt" fo:language="zxx" fo:country="none" officeooo:rsid="0013777c" officeooo:paragraph-rsid="0013777c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 style:writing-mode="lr-tb"/>
      <style:text-properties fo:color="#ffffff" loext:opacity="100%" style:font-name="Liberation Sans" fo:font-size="10pt" fo:language="zxx" fo:country="none" officeooo:rsid="001559c9" officeooo:paragraph-rsid="001559c9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 style:writing-mode="lr-tb"/>
      <style:text-properties fo:language="zxx" fo:country="none" officeooo:paragraph-rsid="0017521b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 style:writing-mode="lr-tb"/>
      <style:text-properties fo:color="#ffffff" loext:opacity="100%" style:font-name="Liberation Sans" fo:font-size="10pt" fo:language="zxx" fo:country="none" officeooo:rsid="0018a7bc" officeooo:paragraph-rsid="0018a7bc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 style:writing-mode="lr-tb"/>
      <style:text-properties fo:color="#ffffff" loext:opacity="100%" style:font-name="Liberation Sans" fo:font-size="10pt" fo:language="zxx" fo:country="none" officeooo:rsid="00194651" officeooo:paragraph-rsid="00194651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zxx" fo:country="none" officeooo:rsid="00194651" officeooo:paragraph-rsid="00194651" style:font-size-asian="14pt" style:language-asian="zxx" style:country-asian="none" style:font-size-complex="14pt" style:language-complex="zxx" style:country-complex="none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zxx" fo:country="none" officeooo:rsid="00194651" officeooo:paragraph-rsid="00194651" style:font-size-asian="14pt" style:language-asian="zxx" style:country-asian="none" style:font-size-complex="14pt" style:language-complex="zxx" style:country-complex="none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zxx" fo:country="none" officeooo:rsid="00194651" officeooo:paragraph-rsid="00194651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zxx" fo:country="none" fo:font-weight="bold" officeooo:rsid="001b4634" officeooo:paragraph-rsid="001b463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zxx" fo:country="none" officeooo:rsid="001b4634" officeooo:paragraph-rsid="001b4634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zxx" fo:country="none" officeooo:rsid="001b4634" officeooo:paragraph-rsid="001b9e55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zxx" fo:country="none" officeooo:rsid="00194651" officeooo:paragraph-rsid="001b463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zxx" fo:country="none" officeooo:rsid="001bb4f5" officeooo:paragraph-rsid="001bb4f5" style:font-size-asian="14pt" style:language-asian="zxx" style:country-asian="none" style:font-size-complex="14pt" style:language-complex="zxx" style:country-complex="none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zxx" fo:country="none" fo:font-weight="bold" officeooo:rsid="001bb4f5" officeooo:paragraph-rsid="001bb4f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zxx" fo:country="none" officeooo:rsid="001bb4f5" officeooo:paragraph-rsid="001bb4f5" style:font-size-asian="14pt" style:language-asian="zxx" style:country-asian="none" style:font-size-complex="14pt" style:language-complex="zxx" style:country-complex="none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zxx" fo:country="none" officeooo:rsid="001bb4f5" officeooo:paragraph-rsid="001bb4f5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zxx" fo:country="none" fo:font-weight="normal" officeooo:rsid="001bb4f5" officeooo:paragraph-rsid="001bb4f5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zxx" fo:country="none" fo:font-weight="normal" officeooo:rsid="001d7051" officeooo:paragraph-rsid="001d705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zxx" fo:country="none" fo:font-weight="normal" officeooo:rsid="001bb4f5" officeooo:paragraph-rsid="001d705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zxx" fo:country="none" fo:font-weight="bold" officeooo:rsid="001d7051" officeooo:paragraph-rsid="001d705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zxx" fo:country="none" fo:font-weight="bold" officeooo:rsid="001e2aee" officeooo:paragraph-rsid="001e2ae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zxx" fo:country="none" fo:font-weight="normal" officeooo:rsid="00202670" officeooo:paragraph-rsid="0020267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zxx" fo:country="none" fo:font-weight="normal" officeooo:rsid="001e2aee" officeooo:paragraph-rsid="001e2ae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zxx" fo:country="none" fo:font-weight="bold" officeooo:rsid="00202670" officeooo:paragraph-rsid="0020267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zxx" fo:country="none" fo:font-weight="bold" officeooo:rsid="00203990" officeooo:paragraph-rsid="0020399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zxx" fo:country="none" fo:font-weight="normal" officeooo:rsid="00203990" officeooo:paragraph-rsid="0020399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bold" officeooo:rsid="00203990" officeooo:paragraph-rsid="0020399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203990" officeooo:paragraph-rsid="0020399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203990" officeooo:paragraph-rsid="0020399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normal" officeooo:rsid="00203990" officeooo:paragraph-rsid="0020399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21455f" officeooo:paragraph-rsid="0021455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21455f" officeooo:paragraph-rsid="0021455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1pt" fo:language="uk" fo:country="UA" fo:font-weight="normal" officeooo:rsid="0021455f" officeooo:paragraph-rsid="0021455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4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21455f" officeooo:paragraph-rsid="0021455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22daaa" officeooo:paragraph-rsid="0022daa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22f476" officeooo:paragraph-rsid="0022f47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22f476" officeooo:paragraph-rsid="0022f47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22f476" officeooo:paragraph-rsid="0022f47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22f476" officeooo:paragraph-rsid="0022f47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en" fo:country="US" fo:font-weight="normal" officeooo:rsid="0022f476" officeooo:paragraph-rsid="0022f47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24e384" officeooo:paragraph-rsid="0024e384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24e384" officeooo:paragraph-rsid="0024e384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24e384" officeooo:paragraph-rsid="0024e38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24e384" officeooo:paragraph-rsid="0024e38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en" fo:country="US" fo:font-weight="normal" officeooo:rsid="0024e384" officeooo:paragraph-rsid="00266f3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24e384" officeooo:paragraph-rsid="00266f3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278511" officeooo:paragraph-rsid="0027851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278511" officeooo:paragraph-rsid="0027851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en" fo:country="US" fo:font-weight="bold" officeooo:rsid="0027e1cb" officeooo:paragraph-rsid="0027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en" fo:country="US" fo:font-weight="normal" officeooo:rsid="0027e1cb" officeooo:paragraph-rsid="0027e1c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27e1cb" officeooo:paragraph-rsid="0027e1c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7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27e1cb" officeooo:paragraph-rsid="0027e1cb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27e1cb" officeooo:paragraph-rsid="0027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28fb37" officeooo:paragraph-rsid="0028fb3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28fb37" officeooo:paragraph-rsid="0028fb3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bold" officeooo:rsid="0028fb37" officeooo:paragraph-rsid="0028fb3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28fb37" officeooo:paragraph-rsid="0028fb37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7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29070a" officeooo:paragraph-rsid="0029070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29070a" officeooo:paragraph-rsid="0029070a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7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2aaf86" officeooo:paragraph-rsid="002aaf8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2b613e" officeooo:paragraph-rsid="002b613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2b613e" officeooo:paragraph-rsid="002b613e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7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2b613e" officeooo:paragraph-rsid="002b613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2b613e" officeooo:paragraph-rsid="002bdbd9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8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en" fo:country="US" fo:font-weight="normal" officeooo:rsid="002bdbd9" officeooo:paragraph-rsid="002bdbd9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8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en" fo:country="US" fo:font-weight="bold" officeooo:rsid="002d6ba9" officeooo:paragraph-rsid="002d6ba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8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en" fo:country="US" fo:font-weight="normal" officeooo:rsid="002d6ba9" officeooo:paragraph-rsid="002d6ba9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8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2d6ba9" officeooo:paragraph-rsid="002d6ba9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8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bold" officeooo:rsid="002d6ba9" officeooo:paragraph-rsid="002d6ba9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2d6ba9" officeooo:paragraph-rsid="002e9fe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8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2e9fee" officeooo:paragraph-rsid="002e9fee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8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2e9fee" officeooo:paragraph-rsid="002e9fe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8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2d6ba9" officeooo:paragraph-rsid="002e9fe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2f2021" officeooo:paragraph-rsid="002f202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2d6ba9" officeooo:paragraph-rsid="002d6ba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30299c" officeooo:paragraph-rsid="0030299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9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30299c" officeooo:paragraph-rsid="0030299c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3173cd" officeooo:paragraph-rsid="003173c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9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en" fo:country="US" fo:font-weight="bold" officeooo:rsid="003173cd" officeooo:paragraph-rsid="003173c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9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3173cd" officeooo:paragraph-rsid="003173c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30299c" officeooo:paragraph-rsid="003173c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en" fo:country="US" fo:font-weight="normal" officeooo:rsid="003173cd" officeooo:paragraph-rsid="003173c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3279d7" officeooo:paragraph-rsid="003279d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9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3279d7" officeooo:paragraph-rsid="003279d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32895b" officeooo:paragraph-rsid="0032895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32895b" officeooo:paragraph-rsid="0032895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0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32895b" officeooo:paragraph-rsid="0032895b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0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336ad0" officeooo:paragraph-rsid="00336ad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336ad0" officeooo:paragraph-rsid="00336ad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0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344920" officeooo:paragraph-rsid="0034492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344920" officeooo:paragraph-rsid="0034492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0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en" fo:country="US" fo:font-weight="normal" officeooo:rsid="00344920" officeooo:paragraph-rsid="0034492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355681" officeooo:paragraph-rsid="0035568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0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355681" officeooo:paragraph-rsid="0035568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355681" officeooo:paragraph-rsid="0035568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355681" officeooo:paragraph-rsid="0035568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36fb18" officeooo:paragraph-rsid="0036fb1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3836c1" officeooo:paragraph-rsid="003836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3836c1" officeooo:paragraph-rsid="003836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3836c1" officeooo:paragraph-rsid="003836c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1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385179" officeooo:paragraph-rsid="0038517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1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385179" officeooo:paragraph-rsid="0038517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en" fo:country="US" fo:font-weight="normal" officeooo:rsid="00385179" officeooo:paragraph-rsid="0038517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39106f" officeooo:paragraph-rsid="0039106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39106f" officeooo:paragraph-rsid="0039106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393725" officeooo:paragraph-rsid="0039372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393725" officeooo:paragraph-rsid="00393725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3abc8e" officeooo:paragraph-rsid="003abc8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3abc8e" officeooo:paragraph-rsid="003abc8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3c8e31" officeooo:paragraph-rsid="003c8e3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3c8e31" officeooo:paragraph-rsid="003c8e3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3ce67e" officeooo:paragraph-rsid="003ce67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40e66d" officeooo:paragraph-rsid="0040e66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40e66d" officeooo:paragraph-rsid="0040e66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40e66d" officeooo:paragraph-rsid="0040e66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3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42c2f2" officeooo:paragraph-rsid="0042c2f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3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42c2f2" officeooo:paragraph-rsid="0042c2f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42c2f2" officeooo:paragraph-rsid="0042c2f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3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431111" officeooo:paragraph-rsid="0043111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431111" officeooo:paragraph-rsid="0043111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3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431111" officeooo:paragraph-rsid="00431111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3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431111" officeooo:paragraph-rsid="0043111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3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456c0d" officeooo:paragraph-rsid="00456c0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3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456c0d" officeooo:paragraph-rsid="00456c0d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4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en" fo:country="US" fo:font-weight="normal" officeooo:rsid="00456c0d" officeooo:paragraph-rsid="00456c0d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4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473588" officeooo:paragraph-rsid="00473588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4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4909eb" officeooo:paragraph-rsid="004909e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4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431111" officeooo:paragraph-rsid="00456c0d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4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456c0d" officeooo:paragraph-rsid="00456c0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4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bold" officeooo:rsid="00431111" officeooo:paragraph-rsid="00431111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P14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bold" officeooo:rsid="004909eb" officeooo:paragraph-rsid="004909eb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4909eb" officeooo:paragraph-rsid="004909eb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4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4ab174" officeooo:paragraph-rsid="004ab174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4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font-weight="normal" officeooo:rsid="004ab174" officeooo:paragraph-rsid="004ab174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50" style:family="paragraph" style:parent-style-name="Text_20_body">
      <style:text-properties fo:color="#ffffff" loext:opacity="100%" style:font-name="Liberation Sans" fo:font-size="10pt" officeooo:rsid="004ab174" style:font-size-asian="8.75pt" style:language-asian="zxx" style:country-asian="none" style:font-size-complex="10pt" style:language-complex="zxx" style:country-complex="none"/>
    </style:style>
    <style:style style:name="P15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4b03a3" officeooo:paragraph-rsid="004b03a3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5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4b03a3" officeooo:paragraph-rsid="004b03a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5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4b03a3" officeooo:paragraph-rsid="004b03a3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5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4bfeca" officeooo:paragraph-rsid="004bfec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5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4bfeca" officeooo:paragraph-rsid="004bfeca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5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officeooo:rsid="004bfeca" officeooo:paragraph-rsid="004bfeca" style:font-size-asian="8.75pt" style:language-asian="zxx" style:country-asian="none" style:font-size-complex="10pt" style:language-complex="zxx" style:country-complex="none"/>
    </style:style>
    <style:style style:name="P15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font-weight="normal" officeooo:rsid="004bfeca" officeooo:paragraph-rsid="004bfeca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5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en" fo:country="US" fo:font-weight="normal" officeooo:rsid="004cfa1d" officeooo:paragraph-rsid="004cfa1d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5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4d7c3b" officeooo:paragraph-rsid="004d7c3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6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en" fo:country="US" fo:font-weight="normal" officeooo:rsid="004d7c3b" officeooo:paragraph-rsid="004d7c3b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6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en" fo:country="US" fo:font-weight="normal" officeooo:rsid="004ded70" officeooo:paragraph-rsid="004ded70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6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4ded70" officeooo:paragraph-rsid="004ded70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6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4f88f3" officeooo:paragraph-rsid="004f88f3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6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4f88f3" officeooo:paragraph-rsid="004f88f3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5055df" officeooo:paragraph-rsid="005055d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6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5055df" officeooo:paragraph-rsid="005055d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7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510f32" officeooo:paragraph-rsid="00510f3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6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510f32" officeooo:paragraph-rsid="00510f3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510f32" officeooo:paragraph-rsid="00510f3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7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normal" officeooo:rsid="0055ec83" officeooo:paragraph-rsid="0055ec8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7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577901" officeooo:paragraph-rsid="0057790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7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577901" officeooo:paragraph-rsid="0057790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58c234" officeooo:paragraph-rsid="0058c23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593dde" officeooo:paragraph-rsid="00593dd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7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593dde" officeooo:paragraph-rsid="00593dd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5ac5e1" officeooo:paragraph-rsid="005ac5e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7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5ac5e1" officeooo:paragraph-rsid="005ac5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5bff16" officeooo:paragraph-rsid="005bff1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7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593dde" officeooo:paragraph-rsid="005ce6b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5ce6b1" officeooo:paragraph-rsid="005ce6b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5d7a07" officeooo:paragraph-rsid="005d7a0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8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5d7a07" officeooo:paragraph-rsid="005d7a0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5d90b8" officeooo:paragraph-rsid="005d90b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8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5d90b8" officeooo:paragraph-rsid="005d90b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6135fd" officeooo:paragraph-rsid="006135f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8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6135fd" officeooo:paragraph-rsid="006135f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6135fd" officeooo:paragraph-rsid="006135f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8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623489" officeooo:paragraph-rsid="0062348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8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623489" officeooo:paragraph-rsid="0062348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9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en" fo:country="US" fo:font-weight="bold" officeooo:rsid="00623489" officeooo:paragraph-rsid="0062348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9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62eb3f" officeooo:paragraph-rsid="0062eb3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9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62fc1a" officeooo:paragraph-rsid="0062fc1a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9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62fc1a" officeooo:paragraph-rsid="0062fc1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9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62fc1a" officeooo:paragraph-rsid="0062fc1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9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6435f7" officeooo:paragraph-rsid="006435f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9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6435f7" officeooo:paragraph-rsid="006435f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9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660f3f" officeooo:paragraph-rsid="00660f3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9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66f796" officeooo:paragraph-rsid="0066f79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9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678388" officeooo:paragraph-rsid="0067838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0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678388" officeooo:paragraph-rsid="00678388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0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678388" officeooo:paragraph-rsid="0067838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0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697704" officeooo:paragraph-rsid="006977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0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69d161" officeooo:paragraph-rsid="0069d16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0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6afece" officeooo:paragraph-rsid="006afec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0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6b4b8b" officeooo:paragraph-rsid="006b4b8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0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6ccb12" officeooo:paragraph-rsid="006ccb1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0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6d6b38" officeooo:paragraph-rsid="006d6b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0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6e1a28" officeooo:paragraph-rsid="006e1a2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0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6e1a28" officeooo:paragraph-rsid="006e1a2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1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6f710a" officeooo:paragraph-rsid="006f710a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6f710a" officeooo:paragraph-rsid="006f710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6f710a" officeooo:paragraph-rsid="006f710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en" fo:country="US" fo:font-weight="normal" officeooo:rsid="00716309" officeooo:paragraph-rsid="0071630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718f97" officeooo:paragraph-rsid="00718f9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1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writing-mode="lr-tb"/>
      <style:text-properties fo:color="#ffffff" loext:opacity="100%" style:font-name="Liberation Sans" fo:font-size="14pt" fo:language="uk" fo:country="UA" fo:font-weight="normal" officeooo:rsid="0073eab6" officeooo:paragraph-rsid="0073eab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1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73eab6" officeooo:paragraph-rsid="0073eab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1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73eab6" officeooo:paragraph-rsid="0073eab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1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76c95b" officeooo:paragraph-rsid="0076c95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1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784670" officeooo:paragraph-rsid="0078467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784670" officeooo:paragraph-rsid="00784670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2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7a0a02" officeooo:paragraph-rsid="007a0a02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22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7a84cc" officeooo:paragraph-rsid="007a84cc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22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2pt" fo:language="uk" fo:country="UA" fo:font-weight="bold" officeooo:rsid="007be786" officeooo:paragraph-rsid="007be78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7be786" officeooo:paragraph-rsid="007be78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fo:color="#ffffff" loext:opacity="100%" style:font-name="Liberation Sans" fo:font-size="10pt" fo:language="uk" fo:country="UA" fo:font-weight="normal" officeooo:rsid="007c60b3" officeooo:paragraph-rsid="007c60b3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1a5ac"/>
    </style:style>
    <style:style style:name="T3" style:family="text">
      <style:text-properties officeooo:rsid="0018a7bc"/>
    </style:style>
    <style:style style:name="T4" style:family="text">
      <style:text-properties fo:color="#ffffff" loext:opacity="100%" style:font-name="Liberation Sans" fo:font-size="10pt" officeooo:rsid="0018a7bc" style:font-size-asian="10pt" style:font-size-complex="10pt"/>
    </style:style>
    <style:style style:name="T5" style:family="text">
      <style:text-properties fo:color="#ffffff" loext:opacity="100%" style:font-name="Liberation Sans" fo:font-size="10pt" officeooo:rsid="001559c9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b9e55"/>
    </style:style>
    <style:style style:name="T8" style:family="text">
      <style:text-properties officeooo:rsid="001d7051"/>
    </style:style>
    <style:style style:name="T9" style:family="text">
      <style:text-properties fo:language="en" fo:country="US"/>
    </style:style>
    <style:style style:name="T10" style:family="text">
      <style:text-properties fo:language="uk" fo:country="UA" officeooo:rsid="00266f3e"/>
    </style:style>
    <style:style style:name="T11" style:family="text">
      <style:text-properties officeooo:rsid="0029070a"/>
    </style:style>
    <style:style style:name="T12" style:family="text">
      <style:text-properties fo:language="en" fo:country="US" officeooo:rsid="002c242f"/>
    </style:style>
    <style:style style:name="T13" style:family="text">
      <style:text-properties officeooo:rsid="002bdbd9"/>
    </style:style>
    <style:style style:name="T14" style:family="text">
      <style:text-properties fo:language="en" fo:country="US" officeooo:rsid="002c3806"/>
    </style:style>
    <style:style style:name="T15" style:family="text">
      <style:text-properties fo:language="uk" fo:country="UA" officeooo:rsid="002c08b1"/>
    </style:style>
    <style:style style:name="T16" style:family="text">
      <style:text-properties officeooo:rsid="002c08b1"/>
    </style:style>
    <style:style style:name="T17" style:family="text">
      <style:text-properties fo:language="uk" fo:country="UA"/>
    </style:style>
    <style:style style:name="T18" style:family="text">
      <style:text-properties fo:language="en" fo:country="US" officeooo:rsid="003279d7"/>
    </style:style>
    <style:style style:name="T19" style:family="text">
      <style:text-properties officeooo:rsid="003279d7"/>
    </style:style>
    <style:style style:name="T20" style:family="text">
      <style:text-properties fo:language="uk" fo:country="UA" officeooo:rsid="003279d7"/>
    </style:style>
    <style:style style:name="T21" style:family="text">
      <style:text-properties officeooo:rsid="00344920"/>
    </style:style>
    <style:style style:name="T22" style:family="text">
      <style:text-properties officeooo:rsid="00375625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3abc8e" style:font-size-asian="12pt" style:font-weight-asian="bold" style:font-size-complex="12pt" style:font-weight-complex="bold"/>
    </style:style>
    <style:style style:name="T25" style:family="text">
      <style:text-properties officeooo:rsid="003abc8e"/>
    </style:style>
    <style:style style:name="T26" style:family="text">
      <style:text-properties officeooo:rsid="003c8e31"/>
    </style:style>
    <style:style style:name="T27" style:family="text">
      <style:text-properties officeooo:rsid="00431111"/>
    </style:style>
    <style:style style:name="T28" style:family="text">
      <style:text-properties fo:language="uk" fo:country="UA" fo:font-weight="normal" style:font-weight-asian="normal" style:font-weight-complex="normal"/>
    </style:style>
    <style:style style:name="T29" style:family="text">
      <style:text-properties officeooo:rsid="0058626f"/>
    </style:style>
    <style:style style:name="T30" style:family="text">
      <style:text-properties officeooo:rsid="0059275e"/>
    </style:style>
    <style:style style:name="T31" style:family="text">
      <style:text-properties officeooo:rsid="005bff16"/>
    </style:style>
    <style:style style:name="T32" style:family="text">
      <style:text-properties officeooo:rsid="0061aaa1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language="uk" fo:country="UA" officeooo:rsid="006f710a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есія 3 курс(1)</text:p>
      <text:p text:style-name="P1">Тема: C++</text:p>
      <text:p text:style-name="P1"/>
      <text:p text:style-name="P2">№1 <text:span text:style-name="T1">Типи даних С++</text:span></text:p>
      <text:p text:style-name="P3"/>
      <text:p text:style-name="P4">1) Типи даних</text:p>
      <text:p text:style-name="P5"/>
      <text:p text:style-name="P6">char — символ або маленьке ціле число.</text:p>
      <text:p text:style-name="P6">bool — логічне значення (true/false).</text:p>
      <text:p text:style-name="P6"/>
      <text:p text:style-name="P6">int - звичайний цілочисельний</text:p>
      <text:p text:style-name="P7">short / short int - скорочений int</text:p>
      <text:p text:style-name="P6">long / long int - подовжений int</text:p>
      <text:p text:style-name="P7">long long / long long int - ще більш подовжений int</text:p>
      <text:p text:style-name="P7"/>
      <text:p text:style-name="P7">float - може записувати не цілочисельні значення</text:p>
      <text:p text:style-name="P7"/>
      <text:p text:style-name="P7">double - покращений float(може записати число більш точно, має більший діапазон)</text:p>
      <text:p text:style-name="P7">long double - подовжений double</text:p>
      <text:p text:style-name="P7"/>
      <text:p text:style-name="P7">Unsigned - тип який записує тільки дадатні цілочисельні значення</text:p>
      <text:p text:style-name="P7"/>
      <text:p text:style-name="P8">2) Коментарі </text:p>
      <text:p text:style-name="P9"/>
      <text:p text:style-name="P7">// - однорядкові</text:p>
      <text:p text:style-name="P7">/* */ - багаторядкові</text:p>
      <text:p text:style-name="P7"/>
      <text:p text:style-name="P7"/>
      <text:p text:style-name="P8">3)Типи перерахування enum</text:p>
      <text:p text:style-name="P7"/>
      <text:p text:style-name="P7">1 - Unscoped enum(стандартний)</text:p>
      <text:p text:style-name="P7"/>
      <text:p text:style-name="P7">enum Color {</text:p>
      <text:p text:style-name="P7"><text:s text:c="4"/>Red,</text:p>
      <text:p text:style-name="P7"><text:s text:c="4"/>Green,</text:p>
      <text:p text:style-name="P10"><text:s text:c="4"/>Blue</text:p>
      <text:p text:style-name="P7">};</text:p>
      <text:p text:style-name="P7"/>
      <text:p text:style-name="P7">Color c = Green;</text:p>
      <text:p text:style-name="P7">int x = Red; </text:p>
      <text:p text:style-name="P7"/>
      <text:p text:style-name="P7">- Значення п<text:span text:style-name="T2">отрапляють</text:span> у глобальний простір імен enum’а</text:p>
      <text:p text:style-name="P7">- Непотребує звертатися через EnumName::Value</text:p>
      <text:p text:style-name="P7"/>
      <text:p text:style-name="P7"/>
      <text:p text:style-name="P7"><text:span text:style-name="T2">2 - </text:span>Scoped enum(сучасний)</text:p>
      <text:p text:style-name="P7"/>
      <text:p text:style-name="P7">enum class Color {</text:p>
      <text:p text:style-name="P7"><text:s text:c="4"/>Red,</text:p>
      <text:p text:style-name="P7"><text:s text:c="4"/>Green,</text:p>
      <text:p text:style-name="P7"><text:s text:c="4"/>Blue</text:p>
      <text:p text:style-name="P7">};</text:p>
      <text:p text:style-name="P7"><text:soft-page-break/></text:p>
      <text:p text:style-name="P7">Color c = Color::Green;</text:p>
      <text:p text:style-name="P7">int x = Color::Red;</text:p>
      <text:p text:style-name="P11"/>
      <text:p text:style-name="P12">- Значення <text:span text:style-name="T2">не</text:span> п<text:span text:style-name="T2">отрапляють</text:span> у глобальний простір імен enum’а</text:p>
      <text:p text:style-name="P12">- потребує звертатися через EnumName::Value</text:p>
      <text:p text:style-name="P12"/>
      <text:p text:style-name="P13">4) Оператори</text:p>
      <text:p text:style-name="P14"/>
      <text:p text:style-name="P14">Оператор — це символ або ключове слово, яке виконує над даними певну дію або обчислення.</text:p>
      <text:p text:style-name="P14"/>
      <text:p text:style-name="P14">auto - комп’ютер сам визначає тип змінної за значенням, яке їй присвоюють(якщо a = 2.2 то автоматично double a = “Hello” автоматично char).</text:p>
      <text:p text:style-name="P14">decltype - визначає тип виразу без обчислення його значення.(якщо a(2) + b(2.2) = z(4.2) автоматично double)</text:p>
      <text:p text:style-name="P14">constexpr - позначає змінну або функцію, яка може обчислюватися на етапі компіляції.</text:p>
      <text:p text:style-name="P14"/>
      <text:p text:style-name="P15">5) Константи і Літерали</text:p>
      <text:p text:style-name="P16"/>
      <text:p text:style-name="P16">Літерал — це фіксоване значення, записане прямо в коді, після чого його не можна змінити.</text:p>
      <text:p text:style-name="P16">Константа — це змінна, значення якої не можна змінювати після ініціалізації.</text:p>
      <text:p text:style-name="P16"/>
      <text:p text:style-name="P15">6) Форми завдання сталих(констант) в С++ (#define, enum, const, constexp)</text:p>
      <text:p text:style-name="P16"/>
      <text:p text:style-name="P16"><text:span text:style-name="T3">1 - </text:span>#define:</text:p>
      <text:p text:style-name="P16"/>
      <text:p text:style-name="P16">#define PI 3.14159</text:p>
      <text:p text:style-name="P16">#define MAX_SIZE 100</text:p>
      <text:p text:style-name="P16"/>
      <text:p text:style-name="P16">Не перевіряється компілятором на типи</text:p>
      <text:p text:style-name="P17">Може викликати помилки при неправильному використанні</text:p>
      <text:p text:style-name="P17"/>
      <text:p text:style-name="P18"><text:span text:style-name="T4">2 - </text:span><text:span text:style-name="T5">enum(перерахування):</text:span></text:p>
      <text:p text:style-name="P17"/>
      <text:p text:style-name="P17">enum Color { Red, Green, Blue };</text:p>
      <text:p text:style-name="P17">enum class Status : uint8_t { Ok = 1, Error = 2 };</text:p>
      <text:p text:style-name="P17"/>
      <text:p text:style-name="P19">3 - const(Зміна що не можна змінити після ініціалізації):</text:p>
      <text:p text:style-name="P17"/>
      <text:p text:style-name="P17">const int DAYS_IN_WEEK = 7;</text:p>
      <text:p text:style-name="P17">const double PI = 3.1415926535;</text:p>
      <text:p text:style-name="P17"/>
      <text:p text:style-name="P17"/>
      <text:p text:style-name="P20">4 — constexpr(Зміна або функція значення якої обчислюється на етапі компіляції)</text:p>
      <text:p text:style-name="P20"/>
      <text:p text:style-name="P20">constexpr int square(int x) { return x * x; }</text:p>
      <text:p text:style-name="P20">constexpr int SIZE = square(5); // 25</text:p>
      <text:p text:style-name="P20"/>
      <text:p text:style-name="P20"/>
      <text:p text:style-name="P21"><text:span text:style-name="T6">№2</text:span> Побітові операції та операції зсувів(мова С та С++)</text:p>
      <text:p text:style-name="P21"/>
      <text:p text:style-name="P21"/>
      <text:p text:style-name="P22"><text:soft-page-break/>1) Маски</text:p>
      <text:p text:style-name="P22"/>
      <text:p text:style-name="P23">Маска — це бітовий шаблон, який використовується для вибіркової роботи з окремими бітами числа.</text:p>
      <text:p text:style-name="P23"/>
      <text:p text:style-name="P23">unsigned char flags = 0b00001101; // біти: 00001101</text:p>
      <text:p text:style-name="P23">bool isSet = flags &amp; 0b00000100; <text:s/>// перевіряємо 3-й біт</text:p>
      <text:p text:style-name="P23"/>
      <text:p text:style-name="P24">2) Побітове зберігання інформації</text:p>
      <text:p text:style-name="P25"/>
      <text:p text:style-name="P26">Кожен біт може зберігати логічне значення 0 або 1. </text:p>
      <text:p text:style-name="P26">Замість того, щоб створювати окрему змінну для кожного прапорця (bool), ми зберігаємо кілька прапорців у одному числі.</text:p>
      <text:p text:style-name="P26"/>
      <text:p text:style-name="P26">unsigned char flags = 0; // 1 байт = 8 бітів</text:p>
      <text:p text:style-name="P26"/>
      <text:p text:style-name="P26">const unsigned READ <text:s/>= 1 &lt;&lt; 0; // 00000001</text:p>
      <text:p text:style-name="P26">const unsigned WRITE = 1 &lt;&lt; 1; // 00000010</text:p>
      <text:p text:style-name="P26">const unsigned EXEC <text:s/>= 1 &lt;&lt; 2; // 00000100</text:p>
      <text:p text:style-name="P26"/>
      <text:p text:style-name="P26">// Встановимо права READ і EXEC</text:p>
      <text:p text:style-name="P26">flags |= READ | EXEC; <text:s/>// flags = 00000101</text:p>
      <text:p text:style-name="P26"/>
      <text:p text:style-name="P26">// Перевіримо WRITE</text:p>
      <text:p text:style-name="P26">bool canWrite = flags &amp; WRITE; // false</text:p>
      <text:p text:style-name="P26"/>
      <text:p text:style-name="P26">// Прибрати EXEC</text:p>
      <text:p text:style-name="P26">flags &amp;= ~EXEC; <text:s/>// flags = 00000001</text:p>
      <text:p text:style-name="P25"/>
      <text:p text:style-name="P24">3) Побітові операції <text:span text:style-name="T7">і зсуви</text:span></text:p>
      <text:p text:style-name="P25"/>
      <text:p text:style-name="P27">&amp;<text:tab/>Побітове І (AND) <text:tab/>— виділяє бітиx &amp; 0x01 — перевірити перший біт</text:p>
      <text:p text:style-name="P27">`<text:tab/>Побітове АБО (OR) <text:tab/>— встановлює біти</text:p>
      <text:p text:style-name="P27">^<text:tab/>Побітове XOR <text:tab/><text:tab/>— переключає біти x ^ 0x02 — інвертувати 2-й біт</text:p>
      <text:p text:style-name="P27">~<text:tab/>Побітове НЕ <text:tab/><text:tab/>— інвертує всі біти ~x — всі біти в протилежність</text:p>
      <text:p text:style-name="P27">&lt;&lt;<text:tab/>Зсув вліво<text:tab/><text:tab/>1 &lt;&lt; 3 — створити маску для 4-го біта</text:p>
      <text:p text:style-name="P27">&gt;&gt;<text:tab/>Зсув вправо<text:tab/><text:tab/>x &gt;&gt; 2 — зрушити біти на 2 вправо</text:p>
      <text:p text:style-name="P25"/>
      <text:p text:style-name="P28"><text:span text:style-name="T6">№</text:span> Структури </text:p>
      <text:p text:style-name="P28"/>
      <text:p text:style-name="P29">1) Структури з полями бітів</text:p>
      <text:p text:style-name="P30"/>
      <text:p text:style-name="P31">#include &lt;iostream&gt;</text:p>
      <text:p text:style-name="P31">#include &lt;cstddef&gt; // для sizeof</text:p>
      <text:p text:style-name="P31"/>
      <text:p text:style-name="P31">// Звичайна структура</text:p>
      <text:p text:style-name="P31">struct Standard {</text:p>
      <text:p text:style-name="P31"><text:s text:c="4"/>bool read;</text:p>
      <text:p text:style-name="P31"><text:s text:c="4"/>bool write;</text:p>
      <text:p text:style-name="P31"><text:s text:c="4"/>bool execute;</text:p>
      <text:p text:style-name="P31">};</text:p>
      <text:p text:style-name="P31"/>
      <text:p text:style-name="P31">// Структура з бітовими полями</text:p>
      <text:p text:style-name="P31"><text:soft-page-break/>struct BitField {</text:p>
      <text:p text:style-name="P31"><text:s text:c="4"/>unsigned int read <text:s text:c="3"/>: 1;</text:p>
      <text:p text:style-name="P31"><text:s text:c="4"/>unsigned int write <text:s text:c="2"/>: 1;</text:p>
      <text:p text:style-name="P31"><text:s text:c="4"/>unsigned int execute : 1;</text:p>
      <text:p text:style-name="P31">};</text:p>
      <text:p text:style-name="P31"/>
      <text:p text:style-name="P31">int main() {</text:p>
      <text:p text:style-name="P31"><text:s text:c="4"/>std::cout &lt;&lt; "Розмір Standard: " &lt;&lt; sizeof(Standard) &lt;&lt; " байт\n";</text:p>
      <text:p text:style-name="P31"><text:s text:c="4"/>std::cout &lt;&lt; "Розмір BitField: " &lt;&lt; sizeof(BitField) &lt;&lt; " байт\n";</text:p>
      <text:p text:style-name="P31"/>
      <text:p text:style-name="P31"><text:s text:c="4"/>// Приклади використання бітових полів</text:p>
      <text:p text:style-name="P31"><text:s text:c="4"/>BitField permissions = {1, 0, 1}; // read = 1, write = 0, execute = 1</text:p>
      <text:p text:style-name="P31"/>
      <text:p text:style-name="P31"><text:s text:c="4"/>std::cout &lt;&lt; "Read: " &lt;&lt; permissions.read &lt;&lt; "\n";</text:p>
      <text:p text:style-name="P31"><text:s text:c="4"/>std::cout &lt;&lt; "Write: " &lt;&lt; permissions.write &lt;&lt; "\n";</text:p>
      <text:p text:style-name="P31"><text:s text:c="4"/>std::cout &lt;&lt; "Execute: " &lt;&lt; permissions.execute &lt;&lt; "\n";</text:p>
      <text:p text:style-name="P31"/>
      <text:p text:style-name="P31"><text:s text:c="4"/>return 0;</text:p>
      <text:p text:style-name="P31">}</text:p>
      <text:p text:style-name="P31"/>
      <text:p text:style-name="P31">Суть у тому що в такому випадку ми маємо три змінні що займаються 1 біт тобто 3 в сумі, якщо використати звичайну структуру то вийде три bool кожен з яких займає по 1 байти(9 біт) тобто в сумі 27 що в 9 раз більше.</text:p>
      <text:p text:style-name="P31"/>
      <text:p text:style-name="P29">2) Вирівнювання у структурах з бітовими полями</text:p>
      <text:p text:style-name="P32"/>
      <text:p text:style-name="P33">Контейнери мають 4 сталі значення(1, 2, 4, 8) якщо значення не дорівнює цим значенням до чи після формування спільного контейнера то воно розбивається</text:p>
      <text:p text:style-name="P32"/>
      <text:p text:style-name="P32">struct Example {</text:p>
      <text:p text:style-name="P32"><text:s text:c="4"/>unsigned int a : 3; <text:s/>// 3 біти</text:p>
      <text:p text:style-name="P32"><text:s text:c="4"/>unsigned int b : 5; <text:s/>// 5 біт → разом 8 біт</text:p>
      <text:p text:style-name="P32"><text:s text:c="4"/>unsigned int c : 10; // не вміщається в 1 контейнер → новий контейнер</text:p>
      <text:p text:style-name="P32">};</text:p>
      <text:p text:style-name="P32"/>
      <text:p text:style-name="P34">struct Example {</text:p>
      <text:p text:style-name="P34"><text:s text:c="4"/>unsigned int a : <text:span text:style-name="T8">4</text:span>; <text:s/>// <text:span text:style-name="T8">4</text:span> біти</text:p>
      <text:p text:style-name="P34"><text:s text:c="4"/>unsigned int b : <text:span text:style-name="T8">2</text:span>; <text:s/>// <text:span text:style-name="T8">2</text:span> біт → разом <text:span text:style-name="T8">6</text:span> бі<text:span text:style-name="T8">т(6 != (1, 2, 4, 8) отже вони беруться окремо)</text:span></text:p>
      <text:p text:style-name="P34">};</text:p>
      <text:p text:style-name="P32"/>
      <text:p text:style-name="P32"/>
      <text:p text:style-name="P35">3) Об’єднання</text:p>
      <text:p text:style-name="P33"/>
      <text:p text:style-name="P33">Суть union у тому що воно здатне зберігати різні типи даних але запам’ятовувати буде лише останнє,</text:p>
      <text:p text:style-name="P33">використовується для економії пам’яті коли треба записувати різні типи даних</text:p>
      <text:p text:style-name="P33"/>
      <text:p text:style-name="P33">union MyUnion {</text:p>
      <text:p text:style-name="P33"><text:s text:c="4"/>int i;</text:p>
      <text:p text:style-name="P33"><text:s text:c="4"/>float f;</text:p>
      <text:p text:style-name="P33"><text:s text:c="4"/>char c;</text:p>
      <text:p text:style-name="P33">};</text:p>
      <text:p text:style-name="P33"/>
      <text:p text:style-name="P33">MyUnion u;</text:p>
      <text:p text:style-name="P33">u.i = 42; <text:s text:c="5"/>// записуємо int</text:p>
      <text:p text:style-name="P33"><text:soft-page-break/>std::cout &lt;&lt; u.i &lt;&lt; std::endl; // 42</text:p>
      <text:p text:style-name="P33"/>
      <text:p text:style-name="P33">u.f = 3.14; <text:s text:c="3"/>// записуємо float</text:p>
      <text:p text:style-name="P33">std::cout &lt;&lt; u.f &lt;&lt; std::endl; // 3.14</text:p>
      <text:p text:style-name="P33">std::cout &lt;&lt; u.i &lt;&lt; std::endl; // значення i тепер змінено (неправильне)</text:p>
      <text:p text:style-name="P32"/>
      <text:p text:style-name="P36">4) Анонімне об’єднання</text:p>
      <text:p text:style-name="P36"/>
      <text:p text:style-name="P37">Різниця зі звичайним об’єднанням в тому що воно не потребує звертання, а отже і окремого об’єкта union зі своєю назвою, тобто його можна комбінувати з іншими об’єктами </text:p>
      <text:p text:style-name="P36"/>
      <text:p text:style-name="P38">struct Example {</text:p>
      <text:p text:style-name="P38"><text:s text:c="4"/>int id;</text:p>
      <text:p text:style-name="P38"><text:s text:c="4"/>union { <text:s text:c="10"/>// анонімне об’єднання</text:p>
      <text:p text:style-name="P38"><text:s text:c="8"/>float f;</text:p>
      <text:p text:style-name="P38"><text:s text:c="8"/>int i;</text:p>
      <text:p text:style-name="P38"><text:s text:c="4"/>};</text:p>
      <text:p text:style-name="P38">};</text:p>
      <text:p text:style-name="P38"/>
      <text:p text:style-name="P38">Example e;</text:p>
      <text:p text:style-name="P38">e.id = 1;</text:p>
      <text:p text:style-name="P38">e.f = 3.14; <text:s/>// звернення без імені union</text:p>
      <text:p text:style-name="P38">std::cout &lt;&lt; e.f &lt;&lt; std::endl;</text:p>
      <text:p text:style-name="P38"/>
      <text:p text:style-name="P39">5) Вкладенні об’єднанням</text:p>
      <text:p text:style-name="P37"/>
      <text:p text:style-name="P37">Union в union використовується для організації складних структур</text:p>
      <text:p text:style-name="P37"/>
      <text:p text:style-name="P37">union Outer {</text:p>
      <text:p text:style-name="P37"><text:s text:c="4"/>int i;</text:p>
      <text:p text:style-name="P37"><text:s text:c="4"/>union Inner { <text:s text:c="2"/>// вкладене union</text:p>
      <text:p text:style-name="P37"><text:s text:c="8"/>float f;</text:p>
      <text:p text:style-name="P37"><text:s text:c="8"/>char c;</text:p>
      <text:p text:style-name="P37"><text:s text:c="4"/>} inner;</text:p>
      <text:p text:style-name="P37">};</text:p>
      <text:p text:style-name="P37"/>
      <text:p text:style-name="P37">Outer o;</text:p>
      <text:p text:style-name="P37">o.i = 10; <text:s text:c="7"/>// доступ до зовнішнього поля</text:p>
      <text:p text:style-name="P37">o.inner.f = 3.14; // доступ до вкладеного union</text:p>
      <text:p text:style-name="P37"/>
      <text:p text:style-name="P40">6) Тип перечислення (enum)</text:p>
      <text:p text:style-name="P41"/>
      <text:p text:style-name="P41">Посуті це список в якому кожне значення дорівнює свому числовому номеру починаючи з 0, використовується для створення більш читабельного коду.</text:p>
      <text:p text:style-name="P41"/>
      <text:p text:style-name="P41">enum Color {</text:p>
      <text:p text:style-name="P41"><text:s text:c="4"/>RED, <text:s text:c="3"/>// 0 за замовчуванням</text:p>
      <text:p text:style-name="P41"><text:s text:c="4"/>GREEN, <text:s/>// 1</text:p>
      <text:p text:style-name="P41"><text:s text:c="4"/>BLUE <text:s text:c="3"/>// 2</text:p>
      <text:p text:style-name="P41">};</text:p>
      <text:p text:style-name="P41"/>
      <text:p text:style-name="P41">enum Day { MON, TUE, WED, THU, FRI, SAT, SUN };</text:p>
      <text:p text:style-name="P41">Day today = WED;</text:p>
      <text:p text:style-name="P41"/>
      <text:p text:style-name="P42"><text:soft-page-break/>№4 <text:span text:style-name="T1">Потоки даних</text:span></text:p>
      <text:p text:style-name="P42"/>
      <text:p text:style-name="P43">1) Стандартне потокове введення даних</text:p>
      <text:p text:style-name="P44"/>
      <text:p text:style-name="P44">Стандартне <text:span text:style-name="T9">cin</text:span></text:p>
      <text:p text:style-name="P44"/>
      <text:p text:style-name="P44">#include &lt;iostream&gt;</text:p>
      <text:p text:style-name="P44">using namespace std;</text:p>
      <text:p text:style-name="P44"/>
      <text:p text:style-name="P44">int main() {</text:p>
      <text:p text:style-name="P44"><text:s text:c="4"/>int x;</text:p>
      <text:p text:style-name="P44"><text:s text:c="4"/>cout &lt;&lt; "Введіть число: ";</text:p>
      <text:p text:style-name="P44"><text:s text:c="4"/>cin &gt;&gt; x; <text:s/>// зчитування даних з клавіатури</text:p>
      <text:p text:style-name="P44"><text:s text:c="4"/>cout &lt;&lt; "Ви ввели: " &lt;&lt; x &lt;&lt; endl;</text:p>
      <text:p text:style-name="P44"><text:s text:c="4"/>return 0;</text:p>
      <text:p text:style-name="P44">}</text:p>
      <text:p text:style-name="P44"/>
      <text:p text:style-name="P43">2) Стандартне потокове виведення даних</text:p>
      <text:p text:style-name="P44"/>
      <text:p text:style-name="P44">Стандартне <text:span text:style-name="T9">cout</text:span></text:p>
      <text:p text:style-name="P45"/>
      <text:p text:style-name="P44">#include &lt;iostream&gt;</text:p>
      <text:p text:style-name="P44">using namespace std;</text:p>
      <text:p text:style-name="P44"/>
      <text:p text:style-name="P44">int main() {</text:p>
      <text:p text:style-name="P44"><text:s text:c="4"/>int x = 5;</text:p>
      <text:p text:style-name="P44"><text:s text:c="4"/>cout &lt;&lt; "Значення x: " &lt;&lt; x &lt;&lt; endl;</text:p>
      <text:p text:style-name="P44"><text:s text:c="4"/>return 0;</text:p>
      <text:p text:style-name="P44">}</text:p>
      <text:p text:style-name="P44"/>
      <text:p text:style-name="P46"><text:span text:style-name="T6">№5</text:span> Файлові потоки</text:p>
      <text:p text:style-name="P47"/>
      <text:p text:style-name="P48">1) Зчитування даних із файлу</text:p>
      <text:p text:style-name="P48"/>
      <text:p text:style-name="P48">#include &lt;iostream&gt;</text:p>
      <text:p text:style-name="P48">#include &lt;fstream&gt;</text:p>
      <text:p text:style-name="P48">using namespace std;</text:p>
      <text:p text:style-name="P48"/>
      <text:p text:style-name="P48">int main() {</text:p>
      <text:p text:style-name="P48"><text:s text:c="4"/>ifstream fin("data.txt"); // відкриваємо файл для читання</text:p>
      <text:p text:style-name="P48"><text:s text:c="4"/>if (!fin) {</text:p>
      <text:p text:style-name="P48"><text:s text:c="8"/>cout &lt;&lt; "Не вдалося відкрити файл!" &lt;&lt; endl;</text:p>
      <text:p text:style-name="P48"><text:s text:c="8"/>return 1;</text:p>
      <text:p text:style-name="P48"><text:s text:c="4"/>}</text:p>
      <text:p text:style-name="P48"/>
      <text:p text:style-name="P48"><text:s text:c="4"/>int x;</text:p>
      <text:p text:style-name="P48"><text:s text:c="4"/>fin &gt;&gt; x; <text:s/>// зчитування числа з файлу</text:p>
      <text:p text:style-name="P48"><text:s text:c="4"/>cout &lt;&lt; "Зчитане число: " &lt;&lt; x &lt;&lt; endl;</text:p>
      <text:p text:style-name="P48"/>
      <text:p text:style-name="P48"><text:s text:c="4"/>fin.close(); // закриваємо файл</text:p>
      <text:p text:style-name="P48"><text:s text:c="4"/>return 0;</text:p>
      <text:p text:style-name="P48"><text:soft-page-break/>}</text:p>
      <text:p text:style-name="P47"/>
      <text:p text:style-name="P49">2) Виведення даних у файл</text:p>
      <text:p text:style-name="P47"/>
      <text:p text:style-name="P47">#include &lt;iostream&gt;</text:p>
      <text:p text:style-name="P47">#include &lt;fstream&gt;</text:p>
      <text:p text:style-name="P47">using namespace std;</text:p>
      <text:p text:style-name="P47"/>
      <text:p text:style-name="P47">int main() {</text:p>
      <text:p text:style-name="P47"><text:s text:c="4"/>ofstream fout("output.txt"); // відкриваємо файл для запису</text:p>
      <text:p text:style-name="P47"><text:s text:c="4"/>if (!fout) {</text:p>
      <text:p text:style-name="P47"><text:s text:c="8"/>cout &lt;&lt; "Не вдалося відкрити файл!" &lt;&lt; endl;</text:p>
      <text:p text:style-name="P47"><text:s text:c="8"/>return 1;</text:p>
      <text:p text:style-name="P47"><text:s text:c="4"/>}</text:p>
      <text:p text:style-name="P47"/>
      <text:p text:style-name="P47"><text:s text:c="4"/>fout &lt;&lt; "Привіт, файл!" &lt;&lt; endl; // запис у файл</text:p>
      <text:p text:style-name="P47"><text:s text:c="4"/>fout &lt;&lt; 123 &lt;&lt; endl; <text:s text:c="13"/>// запис числа</text:p>
      <text:p text:style-name="P47"/>
      <text:p text:style-name="P47"><text:s text:c="4"/>fout.close(); // закриваємо файл</text:p>
      <text:p text:style-name="P47"><text:s text:c="4"/>return 0;</text:p>
      <text:p text:style-name="P47">}</text:p>
      <text:p text:style-name="P47"/>
      <text:p text:style-name="P49">3) Форматування потоків iomanip</text:p>
      <text:p text:style-name="P49"/>
      <text:p text:style-name="P49"/>
      <table:table table:name="Таблиця1" table:style-name="Таблиця1">
        <table:table-column table:style-name="Таблиця1.A"/>
        <table:table-column table:style-name="Таблиця1.B"/>
        <table:table-header-rows>
          <table:table-row>
            <table:table-cell table:style-name="Таблиця1.A1" office:value-type="string">
              <text:p text:style-name="Table_20_Heading">Маніпулятор</text:p>
            </table:table-cell>
            <table:table-cell table:style-name="Таблиця1.A1" office:value-type="string">
              <text:p text:style-name="Table_20_Heading">Опис</text:p>
            </table:table-cell>
          </table:table-row>
        </table:table-header-rows>
        <table:table-row>
          <table:table-cell table:style-name="Таблиця1.A1" office:value-type="string">
            <text:p text:style-name="Table_20_Contents"><text:span text:style-name="Source_20_Text">setw(n)</text:span></text:p>
          </table:table-cell>
          <table:table-cell table:style-name="Таблиця1.A1" office:value-type="string">
            <text:p text:style-name="Table_20_Contents">Встановлює ширину поля для наступного виводу</text:p>
          </table:table-cell>
        </table:table-row>
        <table:table-row>
          <table:table-cell table:style-name="Таблиця1.A1" office:value-type="string">
            <text:p text:style-name="Table_20_Contents"><text:span text:style-name="Source_20_Text">setfill(c)</text:span></text:p>
          </table:table-cell>
          <table:table-cell table:style-name="Таблиця1.A1" office:value-type="string">
            <text:p text:style-name="Table_20_Contents">Заповнює порожні місця символом <text:span text:style-name="Source_20_Text">c</text:span></text:p>
          </table:table-cell>
        </table:table-row>
        <table:table-row>
          <table:table-cell table:style-name="Таблиця1.A1" office:value-type="string">
            <text:p text:style-name="Table_20_Contents"><text:span text:style-name="Source_20_Text">setprecision(n)</text:span></text:p>
          </table:table-cell>
          <table:table-cell table:style-name="Таблиця1.A1" office:value-type="string">
            <text:p text:style-name="Table_20_Contents">Встановлює кількість цифр після коми для чисел з плаваючою точкою</text:p>
          </table:table-cell>
        </table:table-row>
        <table:table-row>
          <table:table-cell table:style-name="Таблиця1.A1" office:value-type="string">
            <text:p text:style-name="Table_20_Contents"><text:span text:style-name="Source_20_Text">fixed</text:span></text:p>
          </table:table-cell>
          <table:table-cell table:style-name="Таблиця1.A1" office:value-type="string">
            <text:p text:style-name="Table_20_Contents">Виводить числа з плаваючою точкою у фіксованій формі (не експоненційній)</text:p>
          </table:table-cell>
        </table:table-row>
        <table:table-row>
          <table:table-cell table:style-name="Таблиця1.A1" office:value-type="string">
            <text:p text:style-name="Table_20_Contents"><text:span text:style-name="Source_20_Text">scientific</text:span></text:p>
          </table:table-cell>
          <table:table-cell table:style-name="Таблиця1.A1" office:value-type="string">
            <text:p text:style-name="Table_20_Contents">Виводить числа з плаваючою точкою у науковій формі</text:p>
          </table:table-cell>
        </table:table-row>
        <table:table-row>
          <table:table-cell table:style-name="Таблиця1.A1" office:value-type="string">
            <text:p text:style-name="Table_20_Contents"><text:span text:style-name="Source_20_Text">left</text:span>, <text:span text:style-name="Source_20_Text">right</text:span></text:p>
          </table:table-cell>
          <table:table-cell table:style-name="Таблиця1.A1" office:value-type="string">
            <text:p text:style-name="Table_20_Contents">Вирівнювання тексту по лівому або правому краю</text:p>
          </table:table-cell>
        </table:table-row>
      </table:table>
      <text:p text:style-name="P49"/>
      <text:p text:style-name="P49"/>
      <text:p text:style-name="P47">#include &lt;iostream&gt;</text:p>
      <text:p text:style-name="P47">#include &lt;iomanip&gt;</text:p>
      <text:p text:style-name="P47">using namespace std;</text:p>
      <text:p text:style-name="P47"/>
      <text:p text:style-name="P47">int main() {</text:p>
      <text:p text:style-name="P47"><text:s text:c="4"/>double pi = 3.14159265;</text:p>
      <text:p text:style-name="P47"/>
      <text:p text:style-name="P47"><text:s text:c="4"/>cout &lt;&lt; "Default: <text:s text:c="5"/>" &lt;&lt; pi &lt;&lt; endl;</text:p>
      <text:p text:style-name="P47"/>
      <text:p text:style-name="P47"><text:s text:c="4"/>cout &lt;&lt; fixed &lt;&lt; setprecision(2);</text:p>
      <text:p text:style-name="P47"><text:s text:c="4"/>cout &lt;&lt; "Fixed: <text:s text:c="7"/>" &lt;&lt; pi &lt;&lt; endl; <text:s text:c="2"/>// 2 знаки після коми</text:p>
      <text:p text:style-name="P47"/>
      <text:p text:style-name="P47"><text:s text:c="4"/>cout &lt;&lt; scientific &lt;&lt; setprecision(4);</text:p>
      <text:p text:style-name="P47"><text:s text:c="4"/>cout &lt;&lt; "Scientific: <text:s text:c="2"/>" &lt;&lt; pi &lt;&lt; endl; <text:s text:c="2"/>// науковий формат</text:p>
      <text:p text:style-name="P47"/>
      <text:p text:style-name="P47"><text:s text:c="4"/>int x = 42;</text:p>
      <text:p text:style-name="P47"/>
      <text:p text:style-name="P47"><text:soft-page-break/><text:s text:c="4"/>cout &lt;&lt; setw(5) &lt;&lt; x &lt;&lt; endl; <text:s text:c="12"/>// ширина поля 5</text:p>
      <text:p text:style-name="P47"><text:s text:c="4"/>cout &lt;&lt; setw(5) &lt;&lt; setfill('0') &lt;&lt; x &lt;&lt; endl; // заповнення нулями</text:p>
      <text:p text:style-name="P47"/>
      <text:p text:style-name="P47"><text:s text:c="4"/>cout &lt;&lt; left &lt;&lt; setw(10) &lt;&lt; "Name" </text:p>
      <text:p text:style-name="P47"><text:s text:c="9"/>&lt;&lt; right &lt;&lt; setw(5) &lt;&lt; "Age" &lt;&lt; endl;</text:p>
      <text:p text:style-name="P47"/>
      <text:p text:style-name="P47"><text:s text:c="4"/>return 0;</text:p>
      <text:p text:style-name="P47">}</text:p>
      <text:p text:style-name="P47"/>
      <text:p text:style-name="P47"/>
      <text:p text:style-name="P50">Результат: </text:p>
      <text:p text:style-name="P50"/>
      <text:p text:style-name="P50">Default: <text:s text:c="5"/>3.14159</text:p>
      <text:p text:style-name="P50">Fixed: <text:s text:c="7"/>3.14</text:p>
      <text:p text:style-name="P50">Scientific: <text:s text:c="2"/>3.1416e+00</text:p>
      <text:p text:style-name="P50"><text:s text:c="3"/>42</text:p>
      <text:p text:style-name="P50">00042</text:p>
      <text:p text:style-name="P50">Name <text:s text:c="10"/>Age</text:p>
      <text:p text:style-name="P50"/>
      <text:p text:style-name="P50"/>
      <text:p text:style-name="P51"><text:span text:style-name="T6">№6</text:span> Опис змінних ( нововедення С++11 : auto, decltype) </text:p>
      <text:p text:style-name="P51">та способи задання початкових значень</text:p>
      <text:p text:style-name="P52"/>
      <text:p text:style-name="P53">1) Типізовані константи(сталі)</text:p>
      <text:p text:style-name="P54"/>
      <text:p text:style-name="P54">Стандартна константа <text:span text:style-name="T9">const</text:span></text:p>
      <text:p text:style-name="P54"/>
      <text:p text:style-name="P54">const int MAX_VALUE = 100;</text:p>
      <text:p text:style-name="P54"/>
      <text:p text:style-name="P54">Константа що обчислюється до ініціалізації</text:p>
      <text:p text:style-name="P54"/>
      <text:p text:style-name="P54">constexpr double PI = 3.14159265;</text:p>
      <text:p text:style-name="P54"/>
      <text:p text:style-name="P54">Константа послідовності(список) строго <text:span text:style-name="T9">int</text:span></text:p>
      <text:p text:style-name="P54"/>
      <text:p text:style-name="P54">enum Color { RED = 0, GREEN = 1, BLUE = 2 };</text:p>
      <text:p text:style-name="P54"/>
      <text:p text:style-name="P54">Константа послідовності(список) можна задати довільне значення</text:p>
      <text:p text:style-name="P55"/>
      <text:p text:style-name="P55">enum class State { START, STOP, PAUSE };</text:p>
      <text:p text:style-name="P55"/>
      <text:p text:style-name="P56"><text:span text:style-name="T6">№7</text:span> Змінні l-values та r-values. Посилання. Опис посилань. Сталі посилання. </text:p>
      <text:p text:style-name="P56">Типи посилання lvalue та r-value. </text:p>
      <text:p text:style-name="P57"/>
      <text:p text:style-name="P58">1) Змінні l-values та r-values.</text:p>
      <text:p text:style-name="P59"/>
      <text:p text:style-name="P59">l-value - це об’єкт, який має ім'я і адресу в пам'яті, і до нього можна звертатися після виразу.</text:p>
      <text:p text:style-name="P60">R-value - <text:span text:style-name="T10">ц</text:span>е тимчасове значення, яке: не має власної адреси, існує лише під час виконання виразу,</text:p>
      <text:p text:style-name="P60">не може стояти зліва від "="</text:p>
      <text:p text:style-name="P59"/>
      <text:p text:style-name="P59"/>
      <text:p text:style-name="P59"><text:soft-page-break/></text:p>
      <text:p text:style-name="P59">int x = 5;</text:p>
      <text:p text:style-name="P61">4 // <text:span text:style-name="T9">r-value</text:span></text:p>
      <text:p text:style-name="P59">x = 10; <text:s text:c="2"/>// x — l-value</text:p>
      <text:p text:style-name="P59"/>
      <text:p text:style-name="P59"/>
      <text:p text:style-name="P62">2) Посилання</text:p>
      <text:p text:style-name="P63"/>
      <text:p text:style-name="P63">Тут r — посилання на a.</text:p>
      <text:p text:style-name="P63">Тепер a і r — це одне і те саме.</text:p>
      <text:p text:style-name="P63"/>
      <text:p text:style-name="P63">int a = 10;</text:p>
      <text:p text:style-name="P63">int&amp; r = a;</text:p>
      <text:p text:style-name="P63"/>
      <text:p text:style-name="P63">int&amp;&amp; rr = 10; <text:s text:c="2"/>// В такому випадку зміна буде посилатися на число(<text:span text:style-name="T9">r-value</text:span>)</text:p>
      <text:p text:style-name="P63"/>
      <text:p text:style-name="P64">3) Сталі посилання</text:p>
      <text:p text:style-name="P65"/>
      <text:p text:style-name="P66">Те саме просто через <text:span text:style-name="T9">const</text:span></text:p>
      <text:p text:style-name="P65"/>
      <text:p text:style-name="P65">const int&amp; r = a;</text:p>
      <text:p text:style-name="P65">r = 10; <text:s text:c="5"/>// ❌ помилка</text:p>
      <text:p text:style-name="P65"/>
      <text:p text:style-name="P63"/>
      <text:p text:style-name="P67"><text:span text:style-name="T6">№8</text:span> Функції. Обмін даними між функціями. Способи передачі параметрів у функцію. Передача параметрів за посиланням. Передача </text:p>
      <text:p text:style-name="P67">параметрів за сталими посиланнями. </text:p>
      <text:p text:style-name="P68">1)</text:p>
      <text:p text:style-name="P66"/>
      <text:p text:style-name="P66">Функція — це іменований фрагмент коду, який виконує певну дію, може приймати аргументи (вхідні дані) та повертати результат.</text:p>
      <text:p text:style-name="P66"/>
      <text:p text:style-name="P66">int add(int a, int b) {</text:p>
      <text:p text:style-name="P66"><text:s text:c="4"/>return a + b;</text:p>
      <text:p text:style-name="P66">}</text:p>
      <text:p text:style-name="P66"/>
      <text:p text:style-name="P66">int main() {</text:p>
      <text:p text:style-name="P66"><text:s text:c="4"/>int result = add(3, 4);</text:p>
      <text:p text:style-name="P66"><text:s text:c="4"/>cout &lt;&lt; result; <text:s/>// 7</text:p>
      <text:p text:style-name="P66">}</text:p>
      <text:p text:style-name="P66"/>
      <text:p text:style-name="P69">2) Обмін даними між функціями</text:p>
      <text:p text:style-name="P70"/>
      <text:p text:style-name="P70">Функція отримує значення через аргументи.</text:p>
      <text:p text:style-name="P70"/>
      <text:p text:style-name="P70">void printValue(int x) {</text:p>
      <text:p text:style-name="P70"><text:s text:c="4"/>cout &lt;&lt; x;</text:p>
      <text:p text:style-name="P70">}</text:p>
      <text:p text:style-name="P70"/>
      <text:p text:style-name="P70">int main() {</text:p>
      <text:p text:style-name="P70"><text:s text:c="4"/>printValue(10); <text:s text:c="2"/>// передали копію числа</text:p>
      <text:p text:style-name="P70">}</text:p>
      <text:p text:style-name="P70"/>
      <text:p text:style-name="P70"><text:soft-page-break/>Функція може повернути результат у місце виклику.</text:p>
      <text:p text:style-name="P70"/>
      <text:p text:style-name="P70">int sum(int a, int b) {</text:p>
      <text:p text:style-name="P70"><text:s text:c="4"/>return a + b;</text:p>
      <text:p text:style-name="P70">}</text:p>
      <text:p text:style-name="P70"/>
      <text:p text:style-name="P70">int main() {</text:p>
      <text:p text:style-name="P70"><text:s text:c="4"/>int x = sum(3, 4); <text:s text:c="2"/>// x = 7</text:p>
      <text:p text:style-name="P70">}</text:p>
      <text:p text:style-name="P70"/>
      <text:p text:style-name="P70"/>
      <text:p text:style-name="P70">Глобальні змінні (погана практика, але існує)</text:p>
      <text:p text:style-name="P70"/>
      <text:p text:style-name="P70">int counter = 0;</text:p>
      <text:p text:style-name="P70"/>
      <text:p text:style-name="P70">void inc() {</text:p>
      <text:p text:style-name="P70"><text:s text:c="4"/>counter++;</text:p>
      <text:p text:style-name="P70">}</text:p>
      <text:p text:style-name="P70"/>
      <text:p text:style-name="P70">int main() {</text:p>
      <text:p text:style-name="P70"><text:s text:c="4"/>inc();</text:p>
      <text:p text:style-name="P70"><text:s text:c="4"/>cout &lt;&lt; counter;</text:p>
      <text:p text:style-name="P70">}</text:p>
      <text:p text:style-name="P70"/>
      <text:p text:style-name="P69">3) Способи передачі параметрів у функцію</text:p>
      <text:p text:style-name="P70"/>
      <text:p text:style-name="P70">Передача параметра за значенням (by value) </text:p>
      <text:p text:style-name="P70"/>
      <text:p text:style-name="P70">void foo(int x) {</text:p>
      <text:p text:style-name="P70"><text:s text:c="4"/>x = 20; <text:s/>// змінює тільки копію</text:p>
      <text:p text:style-name="P70">}</text:p>
      <text:p text:style-name="P70"/>
      <text:p text:style-name="P70">int main() {</text:p>
      <text:p text:style-name="P70"><text:s text:c="4"/>int a = 5;</text:p>
      <text:p text:style-name="P70"><text:s text:c="4"/>foo(a);</text:p>
      <text:p text:style-name="P70"><text:s text:c="4"/>// a = 5</text:p>
      <text:p text:style-name="P70">}</text:p>
      <text:p text:style-name="P70"/>
      <text:p text:style-name="P70"/>
      <text:p text:style-name="P70">Передача параметра за посиланням (by reference) </text:p>
      <text:p text:style-name="P70"/>
      <text:p text:style-name="P70">void foo(int&amp; x) {</text:p>
      <text:p text:style-name="P70"><text:s text:c="4"/>x = 20;</text:p>
      <text:p text:style-name="P70">}</text:p>
      <text:p text:style-name="P70"/>
      <text:p text:style-name="P70">int main() {</text:p>
      <text:p text:style-name="P70"><text:s text:c="4"/>int a = 5;</text:p>
      <text:p text:style-name="P70"><text:s text:c="4"/>foo(a);</text:p>
      <text:p text:style-name="P70"><text:s text:c="4"/>// a = 20</text:p>
      <text:p text:style-name="P70">}</text:p>
      <text:p text:style-name="P70"/>
      <text:p text:style-name="P70">Передача за константним посиланням (const T&amp;)</text:p>
      <text:p text:style-name="P70"/>
      <text:p text:style-name="P70">void print(const string&amp; s) {</text:p>
      <text:p text:style-name="P70"><text:s text:c="4"/>cout &lt;&lt; s;</text:p>
      <text:p text:style-name="P70"><text:soft-page-break/>}</text:p>
      <text:p text:style-name="P70"/>
      <text:p text:style-name="P70"/>
      <text:p text:style-name="P70">Передача параметра за адресою (вказівником) </text:p>
      <text:p text:style-name="P70"/>
      <text:p text:style-name="P70">void foo(int* x) {</text:p>
      <text:p text:style-name="P70"><text:s text:c="4"/>*x = 20;</text:p>
      <text:p text:style-name="P70">}</text:p>
      <text:p text:style-name="P70"/>
      <text:p text:style-name="P70">int main() {</text:p>
      <text:p text:style-name="P70"><text:s text:c="4"/>int a = 5;</text:p>
      <text:p text:style-name="P70"><text:s text:c="4"/>foo(&amp;a);</text:p>
      <text:p text:style-name="P70"><text:s text:c="4"/>// a = 20</text:p>
      <text:p text:style-name="P70">}</text:p>
      <text:p text:style-name="P70"/>
      <text:p text:style-name="P70">Передача r-value посиланням (T&amp;&amp;)</text:p>
      <text:p text:style-name="P70"/>
      <text:p text:style-name="P70">void foo(int&amp;&amp; x) {</text:p>
      <text:p text:style-name="P70"><text:s text:c="4"/>x = 50;</text:p>
      <text:p text:style-name="P70">}</text:p>
      <text:p text:style-name="P70"/>
      <text:p text:style-name="P70">foo(10); <text:s text:c="2"/>// передано тимчасове значення</text:p>
      <text:p text:style-name="P70"/>
      <text:p text:style-name="P71">№9 <text:span text:style-name="T1">Функції зі змінною кількість параметрів. Параметрам функції зі значенням за замовчуванням. Параметри функції main().</text:span></text:p>
      <text:p text:style-name="P72"/>
      <text:p text:style-name="P69">1) Функції зі змінною кількість параметрів</text:p>
      <text:p text:style-name="P72"/>
      <text:p text:style-name="P72"><text:span text:style-name="T11">Ш</text:span>аблони з параметрами пакету (variadic templates)</text:p>
      <text:p text:style-name="P72"/>
      <text:p text:style-name="P72">#include &lt;iostream&gt;</text:p>
      <text:p text:style-name="P72">using namespace std;</text:p>
      <text:p text:style-name="P72"/>
      <text:p text:style-name="P72">template&lt;typename T&gt;</text:p>
      <text:p text:style-name="P72">T sum(T t) {</text:p>
      <text:p text:style-name="P72"><text:s text:c="4"/>return t; // базовий випадок</text:p>
      <text:p text:style-name="P72">}</text:p>
      <text:p text:style-name="P72"/>
      <text:p text:style-name="P72">template&lt;typename T, typename... Args&gt;</text:p>
      <text:p text:style-name="P72">T sum(T first, Args... args) {</text:p>
      <text:p text:style-name="P72"><text:s text:c="4"/>return first + sum(args...); // рекурсивне додавання</text:p>
      <text:p text:style-name="P72">}</text:p>
      <text:p text:style-name="P72"/>
      <text:p text:style-name="P72">int main() {</text:p>
      <text:p text:style-name="P72"><text:s text:c="4"/>cout &lt;&lt; sum(1, 2, 3, 4, 5) &lt;&lt; endl; // 15</text:p>
      <text:p text:style-name="P72">}</text:p>
      <text:p text:style-name="P72"/>
      <text:p text:style-name="P72"/>
      <text:p text:style-name="P73">2) Параметрам функції зі значенням за замовчуванням</text:p>
      <text:p text:style-name="P74"/>
      <text:p text:style-name="P74"/>
      <text:p text:style-name="P74">#include &lt;iostream&gt;</text:p>
      <text:p text:style-name="P74">using namespace std;</text:p>
      <text:p text:style-name="P74"/>
      <text:p text:style-name="P74"><text:soft-page-break/>// Визначення функції зі значенням за замовчуванням</text:p>
      <text:p text:style-name="P74">void greet(string name = "Гість") {</text:p>
      <text:p text:style-name="P74"><text:s text:c="4"/>cout &lt;&lt; "Привіт, " &lt;&lt; name &lt;&lt; "!" &lt;&lt; endl;</text:p>
      <text:p text:style-name="P74">}</text:p>
      <text:p text:style-name="P74"/>
      <text:p text:style-name="P74">int main() {</text:p>
      <text:p text:style-name="P74"><text:s text:c="4"/>greet("Alice"); // name = "Alice"</text:p>
      <text:p text:style-name="P74"><text:s text:c="4"/>greet(); <text:s text:c="7"/>// name = "Гість" — підставляється значення за замовчуванням</text:p>
      <text:p text:style-name="P74">}</text:p>
      <text:p text:style-name="P74"/>
      <text:p text:style-name="P75">3) Параметри функції main()</text:p>
      <text:p text:style-name="P74"/>
      <text:p text:style-name="P74"/>
      <text:p text:style-name="P74">Параметри main(int argc, char* argv[])</text:p>
      <text:p text:style-name="P74"/>
      <text:p text:style-name="P74">int argc — кількість аргументів, які передані програмі через командний рядок.</text:p>
      <text:p text:style-name="P74">Включає ім’я програми, тому мінімальне значення argc = 1.</text:p>
      <text:p text:style-name="P74">char* argv[] — масив рядків (масив вказівників на char), які є аргументами командного рядка.</text:p>
      <text:p text:style-name="P74">argv[0] — завжди ім’я програми або шлях до неї</text:p>
      <text:p text:style-name="P74">argv[1], argv[2], … — наступні аргументи</text:p>
      <text:p text:style-name="P74"/>
      <text:p text:style-name="P74"/>
      <text:p text:style-name="P74">#include &lt;iostream&gt;</text:p>
      <text:p text:style-name="P74">using namespace std;</text:p>
      <text:p text:style-name="P74"/>
      <text:p text:style-name="P74">int main(int argc, char* argv[]) {</text:p>
      <text:p text:style-name="P74"><text:s text:c="4"/>cout &lt;&lt; "Кількість аргументів: " &lt;&lt; argc &lt;&lt; endl;</text:p>
      <text:p text:style-name="P74"><text:s text:c="4"/>for (int i = 0; i &lt; argc; i++) {</text:p>
      <text:p text:style-name="P74"><text:s text:c="8"/>cout &lt;&lt; "Аргумент " &lt;&lt; i &lt;&lt; ": " &lt;&lt; argv[i] &lt;&lt; endl;</text:p>
      <text:p text:style-name="P74"><text:s text:c="4"/>}</text:p>
      <text:p text:style-name="P74"><text:s text:c="4"/>return 0;</text:p>
      <text:p text:style-name="P74">}</text:p>
      <text:p text:style-name="P74"/>
      <text:p text:style-name="P74"/>
      <text:p text:style-name="P76"><text:span text:style-name="T6">№10</text:span> Перевантаження функцій та тривіальні перетворення. Перевантаження функцій тапараметри за замовчуванням . Значення, що повертаються. Макроси та вбудовані функції</text:p>
      <text:p text:style-name="P76">(inline).</text:p>
      <text:p text:style-name="P77"/>
      <text:p text:style-name="P78">1) Перевантаження функцій та тривіальні перетворення</text:p>
      <text:p text:style-name="P77"/>
      <text:p text:style-name="P77">Перенавантаження функцій(дозволяє використовувати одну й ту саму функцію, але в різних контекстах)</text:p>
      <text:p text:style-name="P77"/>
      <text:p text:style-name="P77">void print(int x) {</text:p>
      <text:p text:style-name="P77"><text:s text:c="4"/>cout &lt;&lt; "int: " &lt;&lt; x &lt;&lt; endl;</text:p>
      <text:p text:style-name="P77">}</text:p>
      <text:p text:style-name="P77"/>
      <text:p text:style-name="P77">void print(double x) {</text:p>
      <text:p text:style-name="P77"><text:s text:c="4"/>cout &lt;&lt; "double: " &lt;&lt; x &lt;&lt; endl;</text:p>
      <text:p text:style-name="P77">}</text:p>
      <text:p text:style-name="P77"/>
      <text:p text:style-name="P77">void print(string s) {</text:p>
      <text:p text:style-name="P77"><text:soft-page-break/><text:s text:c="4"/>cout &lt;&lt; "string: " &lt;&lt; s &lt;&lt; endl;</text:p>
      <text:p text:style-name="P77">}</text:p>
      <text:p text:style-name="P77"/>
      <text:p text:style-name="P77">int main() {</text:p>
      <text:p text:style-name="P77"><text:s text:c="4"/>print(5); <text:s text:c="7"/>// викликає print(int)</text:p>
      <text:p text:style-name="P77"><text:s text:c="4"/>print(3.14); <text:s text:c="4"/>// print(double)</text:p>
      <text:p text:style-name="P77"><text:s text:c="4"/>print("Hello"); <text:s/>// print(string)</text:p>
      <text:p text:style-name="P77">}</text:p>
      <text:p text:style-name="P77"/>
      <text:p text:style-name="P77"/>
      <text:p text:style-name="P77">Тривіальне перетворення(перетворення одного типу даних в інший(конвертація))</text:p>
      <text:p text:style-name="P77"/>
      <text:p text:style-name="P77"/>
      <text:p text:style-name="P77">void f(double x);</text:p>
      <text:p text:style-name="P77"/>
      <text:p text:style-name="P77">f(5); // 5 (int) → 5.0 (double)</text:p>
      <text:p text:style-name="P77"/>
      <text:p text:style-name="P77"/>
      <text:p text:style-name="P77"/>
      <text:p text:style-name="P78">2) Перевантаження функцій та параметри за замовчуванням</text:p>
      <text:p text:style-name="P77"/>
      <text:p text:style-name="P77"/>
      <text:p text:style-name="P77">void show(int x,);</text:p>
      <text:p text:style-name="P79"><text:tab/>cout &lt;&lt; "<text:span text:style-name="T12">x = </text:span><text:s/>" &lt;&lt; x &lt;&lt; endl;</text:p>
      <text:p text:style-name="P77">void show(); // <text:span text:style-name="T13">параметер за замовчуванням</text:span></text:p>
      <text:p text:style-name="P79"><text:tab/>cout &lt;&lt; "<text:span text:style-name="T14">x =</text:span> " &lt;&lt;<text:span text:style-name="T9"> </text:span><text:span text:style-name="T14">5</text:span><text:span text:style-name="T9"> </text:span>&lt;&lt; endl;</text:p>
      <text:p text:style-name="P77"/>
      <text:p text:style-name="P80">show(); //<text:span text:style-name="T15">виклик параметра за замовчуванням</text:span></text:p>
      <text:p text:style-name="P80">show(10); //<text:span text:style-name="T15">виклик з параметром </text:span><text:span text:style-name="T16">int x</text:span></text:p>
      <text:p text:style-name="P80"/>
      <text:p text:style-name="P80"/>
      <text:p text:style-name="P81">3) Значення, що повертаються</text:p>
      <text:p text:style-name="P82"/>
      <text:p text:style-name="P83">Просто значення що повертає <text:span text:style-name="T9">return</text:span></text:p>
      <text:p text:style-name="P82"/>
      <text:p text:style-name="P82">int sum(int a, int b) {</text:p>
      <text:p text:style-name="P82"><text:s text:c="4"/>return a + b;</text:p>
      <text:p text:style-name="P82">}</text:p>
      <text:p text:style-name="P82"/>
      <text:p text:style-name="P82">int result = sum(3, 5); <text:s/>// result = 8</text:p>
      <text:p text:style-name="P82"/>
      <text:p text:style-name="P82"/>
      <text:p text:style-name="P81">4) Макроси та вбудовані функції (inline)</text:p>
      <text:p text:style-name="P82"/>
      <text:p text:style-name="P82"/>
      <text:p text:style-name="P82">Макроси — це текстові підстановки, які виконує препроцесор до компіляції.Тобто компілятор не бачить макросів, він бачить уже підставлений текст.</text:p>
      <text:p text:style-name="P82"/>
      <text:p text:style-name="P82"/>
      <text:p text:style-name="P82">#define PI 3.14159</text:p>
      <text:p text:style-name="P82"/>
      <text:p text:style-name="P82">Кожен раз, коли компілятор зустріне <text:span text:style-name="Source_20_Text">PI</text:span>, він замінить його на <text:span text:style-name="Source_20_Text">3.14159</text:span>. </text:p>
      <text:p text:style-name="P82"/>
      <text:p text:style-name="P82"/>
      <text:p text:style-name="P82"><text:soft-page-break/>#define SQUARE(x) ((x)*(x))</text:p>
      <text:p text:style-name="P82"/>
      <text:p text:style-name="P82">int r = SQUARE(5); <text:s text:c="2"/>// перетворюється на (5*5)</text:p>
      <text:p text:style-name="P82"/>
      <text:p text:style-name="P82"/>
      <text:p text:style-name="P82"/>
      <text:p text:style-name="P77">inline — це підказка компілятору вставити тіло функції замість виклику. Це зменшує накладні витрати на виклик функції.</text:p>
      <text:p text:style-name="P77"/>
      <text:p text:style-name="P77">inline int square(int x) {</text:p>
      <text:p text:style-name="P77"><text:s text:c="4"/>return x * x;</text:p>
      <text:p text:style-name="P77">}</text:p>
      <text:p text:style-name="P77"/>
      <text:p text:style-name="P77">int r = square(5);</text:p>
      <text:p text:style-name="P77">int r = 5 * 5;</text:p>
      <text:p text:style-name="P77"/>
      <text:p text:style-name="P77"/>
      <text:p text:style-name="P77"/>
      <text:p text:style-name="P84">№11 <text:span text:style-name="T1">Класи пам’яті. Область дії та час існування змінних. Ключові слова визначення класів пам’яті. Особливість ключового слова auto в C++11. Локальна змінні. Приховування імен. </text:span></text:p>
      <text:p text:style-name="P83"/>
      <text:p text:style-name="P83"/>
      <text:p text:style-name="P85">1) Класи пам’яті</text:p>
      <text:p text:style-name="P83"/>
      <text:p text:style-name="P86">проста зміна</text:p>
      <text:p text:style-name="P83"/>
      <text:p text:style-name="P83">int x = 5; <text:s text:c="2"/>// auto — автоматична змінна</text:p>
      <text:p text:style-name="P83"/>
      <text:p text:style-name="P86">Статична зміна не існує поза <text:span text:style-name="T9">void counter</text:span></text:p>
      <text:p text:style-name="P83"/>
      <text:p text:style-name="P83">void counter() {</text:p>
      <text:p text:style-name="P83"><text:s text:c="4"/>static int x = 0;</text:p>
      <text:p text:style-name="P83"><text:s text:c="4"/>x++;</text:p>
      <text:p text:style-name="P83"><text:s text:c="4"/>cout &lt;&lt; x &lt;&lt; endl;</text:p>
      <text:p text:style-name="P83">}</text:p>
      <text:p text:style-name="P83"/>
      <text:p text:style-name="P83">counter(); // 1</text:p>
      <text:p text:style-name="P83">counter(); // 2</text:p>
      <text:p text:style-name="P83">counter(); // 3</text:p>
      <text:p text:style-name="P83"/>
      <text:p text:style-name="P83">Повідомляє компілятору: «ця змінна оголошена в іншому файлі».</text:p>
      <text:p text:style-name="P83"/>
      <text:p text:style-name="P83">// file1.cpp</text:p>
      <text:p text:style-name="P83">int value = 10;</text:p>
      <text:p text:style-name="P83"/>
      <text:p text:style-name="P83">// file2.cpp</text:p>
      <text:p text:style-name="P83">extern int value; <text:s/></text:p>
      <text:p text:style-name="P83"/>
      <text:p text:style-name="P86">Просить зберигти зміну в реєстрі для швидкого доступу</text:p>
      <text:p text:style-name="P83"/>
      <text:p text:style-name="P83">register int x = 5;</text:p>
      <text:p text:style-name="P83"/>
      <text:p text:style-name="P87"><text:soft-page-break/>2) Область дії та час існування змінних</text:p>
      <text:p text:style-name="P88"/>
      <text:p text:style-name="P89">Область дії: </text:p>
      <text:p text:style-name="P89"/>
      <text:p text:style-name="P89">в межах скопок(<text:span text:style-name="T9">{}</text:span>)</text:p>
      <text:p text:style-name="P89"/>
      <text:p text:style-name="P89">Час існування: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header-rows>
          <table:table-row>
            <table:table-cell table:style-name="Таблиця2.A1" office:value-type="string">
              <text:p text:style-name="Table_20_Heading">Тип</text:p>
            </table:table-cell>
            <table:table-cell table:style-name="Таблиця2.A1" office:value-type="string">
              <text:p text:style-name="Table_20_Heading">Де зберігається</text:p>
            </table:table-cell>
            <table:table-cell table:style-name="Таблиця2.A1" office:value-type="string">
              <text:p text:style-name="Table_20_Heading">Час життя</text:p>
            </table:table-cell>
          </table:table-row>
        </table:table-header-rows>
        <table:table-row>
          <table:table-cell table:style-name="Таблиця2.A1" office:value-type="string">
            <text:p text:style-name="Table_20_Contents">локальна (auto)</text:p>
          </table:table-cell>
          <table:table-cell table:style-name="Таблиця2.A1" office:value-type="string">
            <text:p text:style-name="Table_20_Contents">стек</text:p>
          </table:table-cell>
          <table:table-cell table:style-name="Таблиця2.A1" office:value-type="string">
            <text:p text:style-name="Table_20_Contents">поки виконується функція</text:p>
          </table:table-cell>
        </table:table-row>
        <table:table-row>
          <table:table-cell table:style-name="Таблиця2.A1" office:value-type="string">
            <text:p text:style-name="Table_20_Contents">static локальна</text:p>
          </table:table-cell>
          <table:table-cell table:style-name="Таблиця2.A1" office:value-type="string">
            <text:p text:style-name="Table_20_Contents">статична пам’ять</text:p>
          </table:table-cell>
          <table:table-cell table:style-name="Таблиця2.A1" office:value-type="string">
            <text:p text:style-name="Table_20_Contents">вся програма</text:p>
          </table:table-cell>
        </table:table-row>
        <table:table-row>
          <table:table-cell table:style-name="Таблиця2.A1" office:value-type="string">
            <text:p text:style-name="Table_20_Contents">глобальна</text:p>
          </table:table-cell>
          <table:table-cell table:style-name="Таблиця2.A1" office:value-type="string">
            <text:p text:style-name="Table_20_Contents">статична пам’ять</text:p>
          </table:table-cell>
          <table:table-cell table:style-name="Таблиця2.A1" office:value-type="string">
            <text:p text:style-name="Table_20_Contents">вся програма</text:p>
          </table:table-cell>
        </table:table-row>
        <table:table-row>
          <table:table-cell table:style-name="Таблиця2.A1" office:value-type="string">
            <text:p text:style-name="Table_20_Contents">статична глобальна</text:p>
          </table:table-cell>
          <table:table-cell table:style-name="Таблиця2.A1" office:value-type="string">
            <text:p text:style-name="Table_20_Contents">статична пам’ять</text:p>
          </table:table-cell>
          <table:table-cell table:style-name="Таблиця2.A1" office:value-type="string">
            <text:p text:style-name="Table_20_Contents">вся програма (але обмежена область дії)</text:p>
          </table:table-cell>
        </table:table-row>
        <table:table-row>
          <table:table-cell table:style-name="Таблиця2.A1" office:value-type="string">
            <text:p text:style-name="Table_20_Contents">динамічна (<text:span text:style-name="Source_20_Text">new</text:span>)</text:p>
          </table:table-cell>
          <table:table-cell table:style-name="Таблиця2.A1" office:value-type="string">
            <text:p text:style-name="Table_20_Contents">heap</text:p>
          </table:table-cell>
          <table:table-cell table:style-name="Таблиця2.A1" office:value-type="string">
            <text:p text:style-name="Table_20_Contents">поки не видалиш <text:span text:style-name="Source_20_Text">delete</text:span></text:p>
          </table:table-cell>
        </table:table-row>
      </table:table>
      <text:p text:style-name="P90"/>
      <text:p text:style-name="P90"/>
      <text:p text:style-name="P91">3) Приховування імен</text:p>
      <text:p text:style-name="P92"/>
      <text:p text:style-name="P92"/>
      <text:p text:style-name="P92">int x = 10; // глобальна змінна</text:p>
      <text:p text:style-name="P92"/>
      <text:p text:style-name="P92">void f() {</text:p>
      <text:p text:style-name="P92"><text:s text:c="4"/>int x = 5; // локальна змінна x приховує глобальну x</text:p>
      <text:p text:style-name="P92"><text:s text:c="4"/>cout &lt;&lt; x &lt;&lt; endl; // виведе 5, глобальна x недоступна</text:p>
      <text:p text:style-name="P92">}</text:p>
      <text:p text:style-name="P92"/>
      <text:p text:style-name="P90"/>
      <text:p text:style-name="P92">+<text:span text:style-name="T9">private </text:span>в класах</text:p>
      <text:p text:style-name="P90"/>
      <text:p text:style-name="P90"/>
      <text:p text:style-name="P93"><text:span text:style-name="T6">№12</text:span> Глобальні змінні. Статичні змінні. Змінні класу пам'яті volatile. </text:p>
      <text:p text:style-name="P93">Операція розширення доступу - ::.</text:p>
      <text:p text:style-name="P90"/>
      <text:p text:style-name="P94">1) <text:span text:style-name="T17">Глобальні змінні</text:span></text:p>
      <text:p text:style-name="P95"/>
      <text:p text:style-name="P95"/>
      <text:p text:style-name="P96">int x = 10; // глобальна змінна<text:span text:style-name="T18">(</text:span><text:span text:style-name="T19">доступна всюди</text:span><text:span text:style-name="T18">)</text:span></text:p>
      <text:p text:style-name="P96"/>
      <text:p text:style-name="P97">int main(){</text:p>
      <text:p text:style-name="P97"><text:s text:c="5"/><text:span text:style-name="T19">int y = 5; // </text:span><text:span text:style-name="T20">локальна зміння(доступна тільки в </text:span><text:span text:style-name="T19">int main</text:span><text:span text:style-name="T20">)</text:span></text:p>
      <text:p text:style-name="P97"><text:s text:c="5"/><text:span text:style-name="T19">cout &lt;&lt; “s = ” &lt;&lt; x + y;</text:span></text:p>
      <text:p text:style-name="P97"/>
      <text:p text:style-name="P97"><text:s text:c="5"/>return 0;</text:p>
      <text:p text:style-name="P97">}</text:p>
      <text:p text:style-name="P97"/>
      <text:p text:style-name="P98">2) Змінні класу пам'яті volatile</text:p>
      <text:p text:style-name="P99"/>
      <text:p text:style-name="P100">Зміння <text:span text:style-name="T9">volatile </text:span>змушує перевіряти значення кожен раз при взаємодії в коді використовується коли може винукнути плутанина з кешом</text:p>
      <text:p text:style-name="P99"/>
      <text:p text:style-name="P99">#include &lt;iostream&gt;</text:p>
      <text:p text:style-name="P99">#include &lt;thread&gt;</text:p>
      <text:p text:style-name="P99">using namespace std;</text:p>
      <text:p text:style-name="P99"><text:soft-page-break/></text:p>
      <text:p text:style-name="P99">volatile bool ready = false; // прапор готовності</text:p>
      <text:p text:style-name="P99"/>
      <text:p text:style-name="P99">void worker() {</text:p>
      <text:p text:style-name="P99"><text:s text:c="4"/>while (!ready) {</text:p>
      <text:p text:style-name="P99"><text:s text:c="8"/>// чекаємо, поки main встановить прапор</text:p>
      <text:p text:style-name="P99"><text:s text:c="4"/>}</text:p>
      <text:p text:style-name="P99"><text:s text:c="4"/>cout &lt;&lt; "Worker почав роботу!" &lt;&lt; endl;</text:p>
      <text:p text:style-name="P99">}</text:p>
      <text:p text:style-name="P99"/>
      <text:p text:style-name="P99">int main() {</text:p>
      <text:p text:style-name="P99"><text:s text:c="4"/>thread t(worker);</text:p>
      <text:p text:style-name="P99"/>
      <text:p text:style-name="P99"><text:s text:c="4"/>this_thread::sleep_for(chrono::seconds(2));</text:p>
      <text:p text:style-name="P99"><text:s text:c="4"/>ready = true; // повідомляємо потоку, що можна працювати</text:p>
      <text:p text:style-name="P99"/>
      <text:p text:style-name="P99"><text:s text:c="4"/>t.join();</text:p>
      <text:p text:style-name="P99"><text:s text:c="4"/>return 0;</text:p>
      <text:p text:style-name="P99">}</text:p>
      <text:p text:style-name="P101">3) Операція розширення доступу - ::</text:p>
      <text:p text:style-name="P100"/>
      <text:p text:style-name="P100">Наглядний приклад з функцією</text:p>
      <text:p text:style-name="P100"/>
      <text:p text:style-name="P100">int x = 10; // глобальна змінна</text:p>
      <text:p text:style-name="P100"/>
      <text:p text:style-name="P100">void f() {</text:p>
      <text:p text:style-name="P100"><text:s text:c="4"/>int x = 5; <text:s text:c="7"/>// локальна змінна x приховує глобальну</text:p>
      <text:p text:style-name="P100"><text:s text:c="4"/>cout &lt;&lt; x &lt;&lt; endl; <text:s text:c="3"/>// 5 (локальна)</text:p>
      <text:p text:style-name="P100"><text:s text:c="4"/>cout &lt;&lt; ::x &lt;&lt; endl; <text:s/>// 10 (глобальна)</text:p>
      <text:p text:style-name="P100">}</text:p>
      <text:p text:style-name="P100"/>
      <text:p text:style-name="P100">Наглядний приклад з класами</text:p>
      <text:p text:style-name="P100"/>
      <text:p text:style-name="P100">class Base {</text:p>
      <text:p text:style-name="P100">public:</text:p>
      <text:p text:style-name="P100"><text:s text:c="4"/>int value = 100;</text:p>
      <text:p text:style-name="P100">};</text:p>
      <text:p text:style-name="P100"/>
      <text:p text:style-name="P100">class Derived : public Base {</text:p>
      <text:p text:style-name="P100">public:</text:p>
      <text:p text:style-name="P100"><text:s text:c="4"/>int value = 200;</text:p>
      <text:p text:style-name="P100"><text:s text:c="4"/>void show() {</text:p>
      <text:p text:style-name="P100"><text:s text:c="8"/>cout &lt;&lt; value &lt;&lt; endl; <text:s text:c="6"/>// 200 (Derived)</text:p>
      <text:p text:style-name="P100"><text:s text:c="8"/>cout &lt;&lt; Base::value &lt;&lt; endl; // 100 (Base)</text:p>
      <text:p text:style-name="P100"><text:s text:c="4"/>}</text:p>
      <text:p text:style-name="P100">};</text:p>
      <text:p text:style-name="P100"/>
      <text:p text:style-name="P102"><text:span text:style-name="T6">№13</text:span> Простори імен. Псевдоніми просторів. Безіменні простори імен. Вбудовані простори імен. Простір std. Оголошення using. </text:p>
      <text:p text:style-name="P102">Директива using</text:p>
      <text:p text:style-name="P100"/>
      <text:p text:style-name="P101">1) Простори імен</text:p>
      <text:p text:style-name="P100"/>
      <text:p text:style-name="P100"><text:soft-page-break/></text:p>
      <text:p text:style-name="P103">Використовується для організації коду в великих проектах:</text:p>
      <text:p text:style-name="P103">наглядний прилад</text:p>
      <text:p text:style-name="P100"/>
      <text:p text:style-name="P100">namespace MyNamespace {</text:p>
      <text:p text:style-name="P100"><text:s text:c="4"/>int value = 42;</text:p>
      <text:p text:style-name="P100"/>
      <text:p text:style-name="P100"><text:s text:c="4"/>void show() {</text:p>
      <text:p text:style-name="P100"><text:s text:c="8"/>std::cout &lt;&lt; "Value = " &lt;&lt; value &lt;&lt; std::endl;</text:p>
      <text:p text:style-name="P100"><text:s text:c="4"/>}</text:p>
      <text:p text:style-name="P100">}</text:p>
      <text:p text:style-name="P100"/>
      <text:p text:style-name="P100">int main() {</text:p>
      <text:p text:style-name="P100"><text:s text:c="4"/>MyNamespace::show(); <text:s text:c="7"/>// звернення через ::</text:p>
      <text:p text:style-name="P100"><text:s text:c="4"/>std::cout &lt;&lt; MyNamespace::value &lt;&lt; std::endl;</text:p>
      <text:p text:style-name="P100">}</text:p>
      <text:p text:style-name="P100"/>
      <text:p text:style-name="P103">Можна додати using namespace MyNamespace; тоді не треба писати ключове слово кожен раз, але обережно можна легко заплутатися </text:p>
      <text:p text:style-name="P103"/>
      <text:p text:style-name="P104">2) Псевдоніми просторів</text:p>
      <text:p text:style-name="P103"/>
      <text:p text:style-name="P103">Просто скорочене ім’я простору</text:p>
      <text:p text:style-name="P103"/>
      <text:p text:style-name="P103">namespace NS = Outer::Inner;</text:p>
      <text:p text:style-name="P103"/>
      <text:p text:style-name="P103"><text:tab/>using NS::greet;</text:p>
      <text:p text:style-name="P103"/>
      <text:p text:style-name="P103">int main() {</text:p>
      <text:p text:style-name="P103"><text:s text:c="4"/>greet(); // напряму викликаємо функцію</text:p>
      <text:p text:style-name="P103">}</text:p>
      <text:p text:style-name="P103"/>
      <text:p text:style-name="P103"/>
      <text:p text:style-name="P104">3) Безіменні простори імен<text:span text:style-name="T21">(локально глобальна)</text:span></text:p>
      <text:p text:style-name="P104"/>
      <text:p text:style-name="P105">Тобто дані в цьому просторі видно тільки в цьому файлі</text:p>
      <text:p text:style-name="P103"/>
      <text:p text:style-name="P103">#include &lt;iostream&gt;</text:p>
      <text:p text:style-name="P103"/>
      <text:p text:style-name="P103">// Анонімний простір імен</text:p>
      <text:p text:style-name="P103">namespace {</text:p>
      <text:p text:style-name="P103"><text:s text:c="4"/>int hiddenVar = 42; <text:s text:c="10"/>// глобальна змінна, видима тільки в цьому файлі</text:p>
      <text:p text:style-name="P103"><text:s text:c="4"/>void hiddenFunc() { <text:s text:c="11"/>// функція, видима тільки в цьому файлі</text:p>
      <text:p text:style-name="P103"><text:s text:c="8"/>std::cout &lt;&lt; "Hidden: " &lt;&lt; hiddenVar &lt;&lt; std::endl;</text:p>
      <text:p text:style-name="P103"><text:s text:c="4"/>}</text:p>
      <text:p text:style-name="P103">}</text:p>
      <text:p text:style-name="P103"/>
      <text:p text:style-name="P103">int main() {</text:p>
      <text:p text:style-name="P103"><text:s text:c="4"/>// Використання елементів анонімного простору імен</text:p>
      <text:p text:style-name="P103"><text:s text:c="4"/>std::cout &lt;&lt; "hiddenVar = " &lt;&lt; hiddenVar &lt;&lt; std::endl; // 42</text:p>
      <text:p text:style-name="P103"><text:s text:c="4"/>hiddenFunc(); // Hidden: 42</text:p>
      <text:p text:style-name="P103"/>
      <text:p text:style-name="P103"><text:s text:c="4"/>hiddenVar += 10;</text:p>
      <text:p text:style-name="P103"><text:s text:c="4"/>hiddenFunc(); // Hidden: 52</text:p>
      <text:p text:style-name="P103"><text:soft-page-break/></text:p>
      <text:p text:style-name="P103"><text:s text:c="4"/>return 0;</text:p>
      <text:p text:style-name="P103">}</text:p>
      <text:p text:style-name="P103"/>
      <text:p text:style-name="P106">4) Вбудовані простори імен</text:p>
      <text:p text:style-name="P103"/>
      <text:p text:style-name="P103">Вбудований простір імен (inline namespace) — це простір імен, який дозволяє <text:span text:style-name="T21">р</text:span>обити всі його елементи доступними через зовнішній (батьківський) простір імен без додаткового ::</text:p>
      <text:p text:style-name="P103"/>
      <text:p text:style-name="P103">namespace Outer {</text:p>
      <text:p text:style-name="P103"><text:s text:c="4"/>inline namespace Inner {</text:p>
      <text:p text:style-name="P103"><text:s text:c="8"/>void show() {</text:p>
      <text:p text:style-name="P103"><text:s text:c="12"/>std::cout &lt;&lt; "Hello from Inner" &lt;&lt; std::endl;</text:p>
      <text:p text:style-name="P103"><text:s text:c="8"/>}</text:p>
      <text:p text:style-name="P103"><text:s text:c="4"/>}</text:p>
      <text:p text:style-name="P103">}</text:p>
      <text:p text:style-name="P103"/>
      <text:p text:style-name="P103">Outer::show(); <text:s text:c="6"/>// працює, навіть без Inner</text:p>
      <text:p text:style-name="P103">Outer::Inner::show(); // також працює</text:p>
      <text:p text:style-name="P103"/>
      <text:p text:style-name="P106">5) Простір std</text:p>
      <text:p text:style-name="P105"/>
      <text:p text:style-name="P105">std — це стандартний простір імен C++, який містить всі стандартні бібліотечні об’єкти, функції, класи і шаблони.</text:p>
      <text:p text:style-name="P105"/>
      <text:p text:style-name="P106">6) Директива <text:span text:style-name="T9">Using</text:span></text:p>
      <text:p text:style-name="P107"/>
      <text:p text:style-name="P105">В цілому була розібрана в пунктах про простір але з цікавого можна додати що може бути використана для отримання методу базового класу</text:p>
      <text:p text:style-name="P105"/>
      <text:p text:style-name="P105"/>
      <text:p text:style-name="P105">#include &lt;iostream&gt;</text:p>
      <text:p text:style-name="P105">class Base {</text:p>
      <text:p text:style-name="P105">public:</text:p>
      <text:p text:style-name="P105"><text:s text:c="4"/>void show(int x) { std::cout &lt;&lt; x &lt;&lt; std::endl; }</text:p>
      <text:p text:style-name="P105">};</text:p>
      <text:p text:style-name="P105"/>
      <text:p text:style-name="P105">class Derived : public Base {</text:p>
      <text:p text:style-name="P105">public:</text:p>
      <text:p text:style-name="P105"><text:s text:c="4"/>using Base::show; // тепер show(int) доступний</text:p>
      <text:p text:style-name="P105"><text:s text:c="4"/>void show() { std::cout &lt;&lt; "Hello" &lt;&lt; std::endl; }</text:p>
      <text:p text:style-name="P105">};</text:p>
      <text:p text:style-name="P105"/>
      <text:p text:style-name="P105">int main() {</text:p>
      <text:p text:style-name="P105"><text:s text:c="4"/>Derived d;</text:p>
      <text:p text:style-name="P105"><text:s text:c="4"/>d.show(); <text:s text:c="4"/>// Hello</text:p>
      <text:p text:style-name="P105"><text:s text:c="4"/>d.show(42); <text:s text:c="2"/>// 42 (Base::show)</text:p>
      <text:p text:style-name="P105">}</text:p>
      <text:p text:style-name="P105"/>
      <text:p text:style-name="P105"/>
      <text:p text:style-name="P105"/>
      <text:p text:style-name="P105"/>
      <text:p text:style-name="P108"><text:soft-page-break/><text:span text:style-name="T6">№14</text:span> Символьні рядки. Символьні масиви. Функції роботи з рядками. Робота з текстовими рядками з використанням класу string. </text:p>
      <text:p text:style-name="P109"/>
      <text:p text:style-name="P110">1) Символьні рядки <text:span text:style-name="T22">і масиви</text:span></text:p>
      <text:p text:style-name="P111"/>
      <text:p text:style-name="P111">#include &lt;iostream&gt;</text:p>
      <text:p text:style-name="P111"/>
      <text:p text:style-name="P111">Рядок представляється як масив символів, який закінчується нульовим символом '\0'.</text:p>
      <text:p text:style-name="P111"/>
      <text:p text:style-name="P111">int main() {</text:p>
      <text:p text:style-name="P111"><text:s text:c="4"/>char str1[] = "Hello"; <text:s/>// масив символів + '\0' в кінці</text:p>
      <text:p text:style-name="P111"><text:s text:c="4"/>char str2[6] = {'H', 'e', 'l', 'l', 'o', '\0'}; // альтернативний варіант</text:p>
      <text:p text:style-name="P111"/>
      <text:p text:style-name="P111"><text:s text:c="4"/>std::cout &lt;&lt; str1 &lt;&lt; std::endl;</text:p>
      <text:p text:style-name="P111"><text:s text:c="4"/>std::cout &lt;&lt; str2 &lt;&lt; std::endl;</text:p>
      <text:p text:style-name="P111">}</text:p>
      <text:p text:style-name="P111"/>
      <text:p text:style-name="P111">Клас std::string з багато зручними методами для роботи з рядками.</text:p>
      <text:p text:style-name="P111"/>
      <text:p text:style-name="P111">#include &lt;iostream&gt;</text:p>
      <text:p text:style-name="P111">#include &lt;string&gt;</text:p>
      <text:p text:style-name="P111"/>
      <text:p text:style-name="P111">int main() {</text:p>
      <text:p text:style-name="P111"><text:s text:c="4"/>std::string s1 = "Hello";</text:p>
      <text:p text:style-name="P111"><text:s text:c="4"/>std::string s2 = " World";</text:p>
      <text:p text:style-name="P111"/>
      <text:p text:style-name="P111"><text:s text:c="4"/>std::string s3 = s1 + s2; // конкатенація</text:p>
      <text:p text:style-name="P111"><text:s text:c="4"/>std::cout &lt;&lt; s3 &lt;&lt; std::endl;</text:p>
      <text:p text:style-name="P111"/>
      <text:p text:style-name="P111"><text:s text:c="4"/>std::cout &lt;&lt; "Довжина рядка: " &lt;&lt; s3.length() &lt;&lt; std::endl;</text:p>
      <text:p text:style-name="P111">}</text:p>
      <text:p text:style-name="P111"/>
      <text:p text:style-name="P112">2) Функції роботи з рядками</text:p>
      <text:p text:style-name="P112"/>
      <text:p text:style-name="P112"/>
      <table:table table:name="Таблиця3" table:style-name="Таблиця3">
        <table:table-column table:style-name="Таблиця3.A"/>
        <table:table-column table:style-name="Таблиця3.B"/>
        <table:table-header-rows>
          <table:table-row>
            <table:table-cell table:style-name="Таблиця3.A1" office:value-type="string">
              <text:p text:style-name="Table_20_Heading">Функція</text:p>
            </table:table-cell>
            <table:table-cell table:style-name="Таблиця3.A1" office:value-type="string">
              <text:p text:style-name="Table_20_Heading">Що робить</text:p>
            </table:table-cell>
          </table:table-row>
        </table:table-header-rows>
        <table:table-row>
          <table:table-cell table:style-name="Таблиця3.A1" office:value-type="string">
            <text:p text:style-name="Table_20_Contents"><text:span text:style-name="Source_20_Text">strlen(str)</text:span></text:p>
          </table:table-cell>
          <table:table-cell table:style-name="Таблиця3.A1" office:value-type="string">
            <text:p text:style-name="Table_20_Contents">Повертає довжину рядка без <text:span text:style-name="Source_20_Text">'\0'</text:span></text:p>
          </table:table-cell>
        </table:table-row>
        <table:table-row>
          <table:table-cell table:style-name="Таблиця3.A1" office:value-type="string">
            <text:p text:style-name="Table_20_Contents"><text:span text:style-name="Source_20_Text">strcpy(dest, src)</text:span></text:p>
          </table:table-cell>
          <table:table-cell table:style-name="Таблиця3.A1" office:value-type="string">
            <text:p text:style-name="Table_20_Contents">Копіює рядок <text:span text:style-name="Source_20_Text">src</text:span> у <text:span text:style-name="Source_20_Text">dest</text:span></text:p>
          </table:table-cell>
        </table:table-row>
        <table:table-row>
          <table:table-cell table:style-name="Таблиця3.A1" office:value-type="string">
            <text:p text:style-name="Table_20_Contents"><text:span text:style-name="Source_20_Text">strncpy(dest, src, n)</text:span></text:p>
          </table:table-cell>
          <table:table-cell table:style-name="Таблиця3.A1" office:value-type="string">
            <text:p text:style-name="Table_20_Contents">Копіює <text:span text:style-name="Source_20_Text">n</text:span> символів з <text:span text:style-name="Source_20_Text">src</text:span> у <text:span text:style-name="Source_20_Text">dest</text:span></text:p>
          </table:table-cell>
        </table:table-row>
        <table:table-row>
          <table:table-cell table:style-name="Таблиця3.A1" office:value-type="string">
            <text:p text:style-name="Table_20_Contents"><text:span text:style-name="Source_20_Text">strcat(dest, src)</text:span></text:p>
          </table:table-cell>
          <table:table-cell table:style-name="Таблиця3.A1" office:value-type="string">
            <text:p text:style-name="Table_20_Contents">Додає рядок <text:span text:style-name="Source_20_Text">src</text:span> в кінець <text:span text:style-name="Source_20_Text">dest</text:span></text:p>
          </table:table-cell>
        </table:table-row>
        <table:table-row>
          <table:table-cell table:style-name="Таблиця3.A1" office:value-type="string">
            <text:p text:style-name="Table_20_Contents"><text:span text:style-name="Source_20_Text">strncat(dest, src, n)</text:span></text:p>
          </table:table-cell>
          <table:table-cell table:style-name="Таблиця3.A1" office:value-type="string">
            <text:p text:style-name="Table_20_Contents">Додає <text:span text:style-name="Source_20_Text">n</text:span> символів з <text:span text:style-name="Source_20_Text">src</text:span> в кінець <text:span text:style-name="Source_20_Text">dest</text:span></text:p>
          </table:table-cell>
        </table:table-row>
        <table:table-row>
          <table:table-cell table:style-name="Таблиця3.A1" office:value-type="string">
            <text:p text:style-name="Table_20_Contents"><text:span text:style-name="Source_20_Text">strcmp(s1, s2)</text:span></text:p>
          </table:table-cell>
          <table:table-cell table:style-name="Таблиця3.A1" office:value-type="string">
            <text:p text:style-name="Table_20_Contents">Порівнює два рядки, повертає 0 якщо однакові</text:p>
          </table:table-cell>
        </table:table-row>
        <table:table-row>
          <table:table-cell table:style-name="Таблиця3.A1" office:value-type="string">
            <text:p text:style-name="Table_20_Contents"><text:span text:style-name="Source_20_Text">strncmp(s1, s2, n)</text:span></text:p>
          </table:table-cell>
          <table:table-cell table:style-name="Таблиця3.A1" office:value-type="string">
            <text:p text:style-name="Table_20_Contents">Порівнює перші <text:span text:style-name="Source_20_Text">n</text:span> символів</text:p>
          </table:table-cell>
        </table:table-row>
        <table:table-row>
          <table:table-cell table:style-name="Таблиця3.A1" office:value-type="string">
            <text:p text:style-name="Table_20_Contents"><text:span text:style-name="Source_20_Text">strchr(str, c)</text:span></text:p>
          </table:table-cell>
          <table:table-cell table:style-name="Таблиця3.A1" office:value-type="string">
            <text:p text:style-name="Table_20_Contents">Знаходить перший символ <text:span text:style-name="Source_20_Text">c</text:span> в рядку</text:p>
          </table:table-cell>
        </table:table-row>
        <table:table-row>
          <table:table-cell table:style-name="Таблиця3.A1" office:value-type="string">
            <text:p text:style-name="Table_20_Contents"><text:span text:style-name="Source_20_Text">strrchr(str, c)</text:span></text:p>
          </table:table-cell>
          <table:table-cell table:style-name="Таблиця3.A1" office:value-type="string">
            <text:p text:style-name="Table_20_Contents">Знаходить останній символ <text:span text:style-name="Source_20_Text">c</text:span></text:p>
          </table:table-cell>
        </table:table-row>
        <table:table-row>
          <table:table-cell table:style-name="Таблиця3.A1" office:value-type="string">
            <text:p text:style-name="Table_20_Contents"><text:span text:style-name="Source_20_Text">strstr(str, substr)</text:span></text:p>
          </table:table-cell>
          <table:table-cell table:style-name="Таблиця3.A1" office:value-type="string">
            <text:p text:style-name="Table_20_Contents">Знаходить перший підрядок <text:span text:style-name="Source_20_Text">substr</text:span> у <text:span text:style-name="Source_20_Text">str</text:span></text:p>
          </table:table-cell>
        </table:table-row>
      </table:table>
      <text:p text:style-name="P112"/>
      <text:p text:style-name="P112"/>
      <text:p text:style-name="P112"/>
      <text:p text:style-name="P112"/>
      <text:p text:style-name="P112"><text:soft-page-break/>#include &lt;iostream&gt;</text:p>
      <text:p text:style-name="P112">#include &lt;cstring&gt;</text:p>
      <text:p text:style-name="P112">using namespace std;</text:p>
      <text:p text:style-name="P112"/>
      <text:p text:style-name="P112">int main() {</text:p>
      <text:p text:style-name="P112"><text:s text:c="4"/>char str1[50] = "Hello"; <text:s text:c="9"/>// ініціалізація</text:p>
      <text:p text:style-name="P112"><text:s text:c="4"/>char str2[] = " World";</text:p>
      <text:p text:style-name="P112"><text:s text:c="4"/>char str3[50]; <text:s text:c="20"/>// для копіювання</text:p>
      <text:p text:style-name="P112"/>
      <text:p text:style-name="P112"><text:s text:c="4"/>// Довжина</text:p>
      <text:p text:style-name="P112"><text:s text:c="4"/>cout &lt;&lt; "Довжина str1: " &lt;&lt; strlen(str1) &lt;&lt; endl;</text:p>
      <text:p text:style-name="P112"/>
      <text:p text:style-name="P112"><text:s text:c="4"/>// Копіювання</text:p>
      <text:p text:style-name="P112"><text:s text:c="4"/>strcpy(str3, str1);</text:p>
      <text:p text:style-name="P112"><text:s text:c="4"/>cout &lt;&lt; "Копія str1: " &lt;&lt; str3 &lt;&lt; endl;</text:p>
      <text:p text:style-name="P112"/>
      <text:p text:style-name="P112"><text:s text:c="4"/>// Конкатенація</text:p>
      <text:p text:style-name="P112"><text:s text:c="4"/>strcat(str1, str2);</text:p>
      <text:p text:style-name="P112"><text:s text:c="4"/>cout &lt;&lt; "Конкатенація: " &lt;&lt; str1 &lt;&lt; endl;</text:p>
      <text:p text:style-name="P112"/>
      <text:p text:style-name="P112"><text:s text:c="4"/>// Порівняння</text:p>
      <text:p text:style-name="P112"><text:s text:c="4"/>if(strcmp(str1, str3) == 0)</text:p>
      <text:p text:style-name="P112"><text:s text:c="8"/>cout &lt;&lt; "str1 і str3 однакові" &lt;&lt; endl;</text:p>
      <text:p text:style-name="P112"><text:s text:c="4"/>else</text:p>
      <text:p text:style-name="P112"><text:s text:c="8"/>cout &lt;&lt; "str1 і str3 різні" &lt;&lt; endl;</text:p>
      <text:p text:style-name="P112"/>
      <text:p text:style-name="P112"><text:s text:c="4"/>// Пошук символу</text:p>
      <text:p text:style-name="P112"><text:s text:c="4"/>char* p = strchr(str1, 'W');</text:p>
      <text:p text:style-name="P112"><text:s text:c="4"/>if(p) cout &lt;&lt; "Знайдено символ 'W' на позиції: " &lt;&lt; (p - str1) &lt;&lt; endl;</text:p>
      <text:p text:style-name="P112"/>
      <text:p text:style-name="P112"><text:s text:c="4"/>// Пошук підрядка</text:p>
      <text:p text:style-name="P112"><text:s text:c="4"/>char* sub = strstr(str1, "World");</text:p>
      <text:p text:style-name="P112"><text:s text:c="4"/>if(sub) cout &lt;&lt; "Знайдено підрядок 'World' на позиції: " &lt;&lt; (sub - str1) &lt;&lt; endl;</text:p>
      <text:p text:style-name="P112"/>
      <text:p text:style-name="P112"><text:s text:c="4"/>// Часткове копіювання</text:p>
      <text:p text:style-name="P112"><text:s text:c="4"/>strncpy(str3, str1, 5);</text:p>
      <text:p text:style-name="P112"><text:s text:c="4"/>str3[5] = '\0';</text:p>
      <text:p text:style-name="P112"><text:s text:c="4"/>cout &lt;&lt; "Підрядок (5 символів): " &lt;&lt; str3 &lt;&lt; endl;</text:p>
      <text:p text:style-name="P112"/>
      <text:p text:style-name="P112"><text:s text:c="4"/>return 0;</text:p>
      <text:p text:style-name="P112">}</text:p>
      <text:p text:style-name="P112"/>
      <text:p text:style-name="P112"/>
      <text:p text:style-name="P112"/>
      <text:p text:style-name="P112"/>
      <table:table table:name="Таблиця4" table:style-name="Таблиця4">
        <table:table-column table:style-name="Таблиця4.A"/>
        <table:table-column table:style-name="Таблиця4.B"/>
        <table:table-header-rows>
          <table:table-row>
            <table:table-cell table:style-name="Таблиця4.A1" office:value-type="string">
              <text:p text:style-name="Table_20_Heading">Метод</text:p>
            </table:table-cell>
            <table:table-cell table:style-name="Таблиця4.A1" office:value-type="string">
              <text:p text:style-name="Table_20_Heading">Що робить</text:p>
            </table:table-cell>
          </table:table-row>
        </table:table-header-rows>
        <table:table-row>
          <table:table-cell table:style-name="Таблиця4.A1" office:value-type="string">
            <text:p text:style-name="Table_20_Contents"><text:span text:style-name="Source_20_Text">s.length()</text:span> або <text:span text:style-name="Source_20_Text">s.size()</text:span></text:p>
          </table:table-cell>
          <table:table-cell table:style-name="Таблиця4.A1" office:value-type="string">
            <text:p text:style-name="Table_20_Contents">Довжина рядка</text:p>
          </table:table-cell>
        </table:table-row>
        <table:table-row>
          <table:table-cell table:style-name="Таблиця4.A1" office:value-type="string">
            <text:p text:style-name="Table_20_Contents"><text:span text:style-name="Source_20_Text">s.empty()</text:span></text:p>
          </table:table-cell>
          <table:table-cell table:style-name="Таблиця4.A1" office:value-type="string">
            <text:p text:style-name="Table_20_Contents">Перевіряє, чи рядок порожній</text:p>
          </table:table-cell>
        </table:table-row>
        <table:table-row>
          <table:table-cell table:style-name="Таблиця4.A1" office:value-type="string">
            <text:p text:style-name="Table_20_Contents"><text:span text:style-name="Source_20_Text">s.append(str)</text:span></text:p>
          </table:table-cell>
          <table:table-cell table:style-name="Таблиця4.A1" office:value-type="string">
            <text:p text:style-name="Table_20_Contents">Додає рядок в кінець</text:p>
          </table:table-cell>
        </table:table-row>
        <table:table-row>
          <table:table-cell table:style-name="Таблиця4.A1" office:value-type="string">
            <text:p text:style-name="Table_20_Contents"><text:span text:style-name="Source_20_Text">s + s2</text:span></text:p>
          </table:table-cell>
          <table:table-cell table:style-name="Таблиця4.A1" office:value-type="string">
            <text:p text:style-name="Table_20_Contents">Конкатенація</text:p>
          </table:table-cell>
        </table:table-row>
        <table:table-row>
          <table:table-cell table:style-name="Таблиця4.A1" office:value-type="string">
            <text:p text:style-name="Table_20_Contents"><text:span text:style-name="Source_20_Text">s.substr(pos, len)</text:span></text:p>
          </table:table-cell>
          <table:table-cell table:style-name="Таблиця4.A1" office:value-type="string">
            <text:p text:style-name="Table_20_Contents">Підрядок з <text:span text:style-name="Source_20_Text">pos</text:span> довжиною <text:span text:style-name="Source_20_Text">len</text:span></text:p>
          </table:table-cell>
        </table:table-row>
        <table:table-row>
          <table:table-cell table:style-name="Таблиця4.A1" office:value-type="string">
            <text:p text:style-name="Table_20_Contents"><text:span text:style-name="Source_20_Text">s.find(str)</text:span></text:p>
          </table:table-cell>
          <table:table-cell table:style-name="Таблиця4.A1" office:value-type="string">
            <text:p text:style-name="Table_20_Contents">Пошук підрядка, повертає позицію або <text:span text:style-name="Source_20_Text">std::string::npos</text:span></text:p>
          </table:table-cell>
        </table:table-row>
        <text:soft-page-break/>
        <table:table-row>
          <table:table-cell table:style-name="Таблиця4.A1" office:value-type="string">
            <text:p text:style-name="Table_20_Contents"><text:span text:style-name="Source_20_Text">s.replace(pos, len, str)</text:span></text:p>
          </table:table-cell>
          <table:table-cell table:style-name="Таблиця4.A1" office:value-type="string">
            <text:p text:style-name="Table_20_Contents">Замінює підрядок з <text:span text:style-name="Source_20_Text">pos</text:span> довжиною <text:span text:style-name="Source_20_Text">len</text:span> на <text:span text:style-name="Source_20_Text">str</text:span></text:p>
          </table:table-cell>
        </table:table-row>
        <table:table-row>
          <table:table-cell table:style-name="Таблиця4.A1" office:value-type="string">
            <text:p text:style-name="Table_20_Contents"><text:span text:style-name="Source_20_Text">s.insert(pos, str)</text:span></text:p>
          </table:table-cell>
          <table:table-cell table:style-name="Таблиця4.A1" office:value-type="string">
            <text:p text:style-name="Table_20_Contents">Вставка рядка на позицію</text:p>
          </table:table-cell>
        </table:table-row>
        <table:table-row>
          <table:table-cell table:style-name="Таблиця4.A1" office:value-type="string">
            <text:p text:style-name="Table_20_Contents"><text:span text:style-name="Source_20_Text">s.erase(pos, len)</text:span></text:p>
          </table:table-cell>
          <table:table-cell table:style-name="Таблиця4.A1" office:value-type="string">
            <text:p text:style-name="Table_20_Contents">Видалення підрядка</text:p>
          </table:table-cell>
        </table:table-row>
        <table:table-row>
          <table:table-cell table:style-name="Таблиця4.A1" office:value-type="string">
            <text:p text:style-name="Table_20_Contents"><text:span text:style-name="Source_20_Text">s.c_str()</text:span></text:p>
          </table:table-cell>
          <table:table-cell table:style-name="Таблиця4.A1" office:value-type="string">
            <text:p text:style-name="Table_20_Contents">Повертає <text:span text:style-name="Source_20_Text">const char*</text:span> (для C-style функцій)</text:p>
          </table:table-cell>
        </table:table-row>
        <table:table-row>
          <table:table-cell table:style-name="Таблиця4.A1" office:value-type="string">
            <text:p text:style-name="Table_20_Contents"><text:span text:style-name="Source_20_Text">s.compare(s2)</text:span></text:p>
          </table:table-cell>
          <table:table-cell table:style-name="Таблиця4.A1" office:value-type="string">
            <text:p text:style-name="Table_20_Contents">Порівняння з іншим рядком</text:p>
          </table:table-cell>
        </table:table-row>
      </table:table>
      <text:p text:style-name="P112"/>
      <text:p text:style-name="P112"/>
      <text:p text:style-name="P112"/>
      <text:p text:style-name="P112">#include &lt;iostream&gt;</text:p>
      <text:p text:style-name="P112">#include &lt;string&gt;</text:p>
      <text:p text:style-name="P112">using namespace std;</text:p>
      <text:p text:style-name="P112"/>
      <text:p text:style-name="P112">int main() {</text:p>
      <text:p text:style-name="P112"><text:s text:c="4"/>string s1 = "Hello";</text:p>
      <text:p text:style-name="P112"><text:s text:c="4"/>string s2 = " World";</text:p>
      <text:p text:style-name="P112"/>
      <text:p text:style-name="P112"><text:s text:c="4"/>// Довжина</text:p>
      <text:p text:style-name="P112"><text:s text:c="4"/>cout &lt;&lt; "Довжина s1: " &lt;&lt; s1.length() &lt;&lt; endl;</text:p>
      <text:p text:style-name="P112"/>
      <text:p text:style-name="P112"><text:s text:c="4"/>// Конкатенація</text:p>
      <text:p text:style-name="P112"><text:s text:c="4"/>string s3 = s1 + s2;</text:p>
      <text:p text:style-name="P112"><text:s text:c="4"/>cout &lt;&lt; "Конкатенація: " &lt;&lt; s3 &lt;&lt; endl;</text:p>
      <text:p text:style-name="P112"/>
      <text:p text:style-name="P112"><text:s text:c="4"/>// Порівняння</text:p>
      <text:p text:style-name="P112"><text:s text:c="4"/>if(s3 == s1)</text:p>
      <text:p text:style-name="P112"><text:s text:c="8"/>cout &lt;&lt; "s3 і s1 однакові" &lt;&lt; endl;</text:p>
      <text:p text:style-name="P112"><text:s text:c="4"/>else</text:p>
      <text:p text:style-name="P112"><text:s text:c="8"/>cout &lt;&lt; "s3 і s1 різні" &lt;&lt; endl;</text:p>
      <text:p text:style-name="P112"/>
      <text:p text:style-name="P112"><text:s text:c="4"/>// Пошук підрядка</text:p>
      <text:p text:style-name="P112"><text:s text:c="4"/>size_t pos = s3.find("World");</text:p>
      <text:p text:style-name="P112"><text:s text:c="4"/>if(pos != string::npos)</text:p>
      <text:p text:style-name="P112"><text:s text:c="8"/>cout &lt;&lt; "Знайдено підрядок 'World' на позиції: " &lt;&lt; pos &lt;&lt; endl;</text:p>
      <text:p text:style-name="P112"/>
      <text:p text:style-name="P112"><text:s text:c="4"/>// Підрядок</text:p>
      <text:p text:style-name="P112"><text:s text:c="4"/>string sub = s3.substr(6, 5); // "World"</text:p>
      <text:p text:style-name="P112"><text:s text:c="4"/>cout &lt;&lt; "Підрядок (6-10): " &lt;&lt; sub &lt;&lt; endl;</text:p>
      <text:p text:style-name="P112"/>
      <text:p text:style-name="P112"><text:s text:c="4"/>// Замінити підрядок</text:p>
      <text:p text:style-name="P112"><text:s text:c="4"/>s3.replace(6, 5, "C++");</text:p>
      <text:p text:style-name="P112"><text:s text:c="4"/>cout &lt;&lt; "Після заміни: " &lt;&lt; s3 &lt;&lt; endl;</text:p>
      <text:p text:style-name="P112"/>
      <text:p text:style-name="P112"><text:s text:c="4"/>// Вставка</text:p>
      <text:p text:style-name="P112"><text:s text:c="4"/>s3.insert(6, "beautiful ");</text:p>
      <text:p text:style-name="P112"><text:s text:c="4"/>cout &lt;&lt; "Після вставки: " &lt;&lt; s3 &lt;&lt; endl;</text:p>
      <text:p text:style-name="P112"/>
      <text:p text:style-name="P112"><text:s text:c="4"/>// Видалення</text:p>
      <text:p text:style-name="P112"><text:s text:c="4"/>s3.erase(6, 10);</text:p>
      <text:p text:style-name="P112"><text:s text:c="4"/>cout &lt;&lt; "Після видалення: " &lt;&lt; s3 &lt;&lt; endl;</text:p>
      <text:p text:style-name="P112"/>
      <text:p text:style-name="P112"><text:s text:c="4"/>// Перетворення в C-style рядок</text:p>
      <text:p text:style-name="P112"><text:soft-page-break/><text:s text:c="4"/>const char* cstr = s3.c_str();</text:p>
      <text:p text:style-name="P112"><text:s text:c="4"/>cout &lt;&lt; "C-style рядок: " &lt;&lt; cstr &lt;&lt; endl;</text:p>
      <text:p text:style-name="P112"/>
      <text:p text:style-name="P112"><text:s text:c="4"/>return 0;</text:p>
      <text:p text:style-name="P112">}</text:p>
      <text:p text:style-name="P112"/>
      <text:p text:style-name="P113"/>
      <text:p text:style-name="P114"><text:span text:style-name="T6">№15 </text:span>Динамічний розподіл пам’яті. Причини необхідності використання динамічний розподілу.</text:p>
      <text:p text:style-name="P114">Бібліотека динамічного розподілу пам’яті alloc.h в мові С++. Основні функції</text:p>
      <text:p text:style-name="P114">динамічного розподілу пам’яті : calloc, malloc та free. Операції динамічного розподілу</text:p>
      <text:p text:style-name="P114">пам’яті ( new та delete) в мові С++. Операція sizeof(). Оператор створення нових типів</text:p>
      <text:p text:style-name="P114">typedef. </text:p>
      <text:p text:style-name="P115">1) Динамічний розподіл пам’яті</text:p>
      <text:p text:style-name="P113"/>
      <text:p text:style-name="P113">Суть у тому що це дає змогу динамічно задавати значення</text:p>
      <text:p text:style-name="P113"/>
      <table:table table:name="Таблиця5" table:style-name="Таблиця5">
        <table:table-column table:style-name="Таблиця5.A"/>
        <table:table-column table:style-name="Таблиця5.B"/>
        <table:table-header-rows>
          <table:table-row>
            <table:table-cell table:style-name="Таблиця5.A1" office:value-type="string">
              <text:p text:style-name="Table_20_Heading">Оператор</text:p>
            </table:table-cell>
            <table:table-cell table:style-name="Таблиця5.A1" office:value-type="string">
              <text:p text:style-name="Table_20_Heading">Що робить</text:p>
            </table:table-cell>
          </table:table-row>
        </table:table-header-rows>
        <table:table-row>
          <table:table-cell table:style-name="Таблиця5.A1" office:value-type="string">
            <text:p text:style-name="Table_20_Contents"><text:span text:style-name="Source_20_Text">new</text:span></text:p>
          </table:table-cell>
          <table:table-cell table:style-name="Таблиця5.A1" office:value-type="string">
            <text:p text:style-name="Table_20_Contents">Виділяє пам’ять для <text:span text:style-name="Strong_20_Emphasis">одного об’єкта або масиву</text:span>, повертає <text:span text:style-name="Strong_20_Emphasis">вказівник</text:span></text:p>
          </table:table-cell>
        </table:table-row>
        <table:table-row>
          <table:table-cell table:style-name="Таблиця5.A1" office:value-type="string">
            <text:p text:style-name="Table_20_Contents"><text:span text:style-name="Source_20_Text">delete</text:span></text:p>
          </table:table-cell>
          <table:table-cell table:style-name="Таблиця5.A1" office:value-type="string">
            <text:p text:style-name="Table_20_Contents">Звільняє пам’ять, виділену <text:span text:style-name="Source_20_Text">new</text:span> для <text:span text:style-name="Strong_20_Emphasis">одного об’єкта</text:span></text:p>
          </table:table-cell>
        </table:table-row>
        <table:table-row>
          <table:table-cell table:style-name="Таблиця5.A1" office:value-type="string">
            <text:p text:style-name="Table_20_Contents"><text:span text:style-name="Source_20_Text">new[]</text:span></text:p>
          </table:table-cell>
          <table:table-cell table:style-name="Таблиця5.A1" office:value-type="string">
            <text:p text:style-name="Table_20_Contents">Виділяє пам’ять для <text:span text:style-name="Strong_20_Emphasis">масиву об’єктів</text:span></text:p>
          </table:table-cell>
        </table:table-row>
        <table:table-row>
          <table:table-cell table:style-name="Таблиця5.A1" office:value-type="string">
            <text:p text:style-name="Table_20_Contents"><text:span text:style-name="Source_20_Text">delete[]</text:span></text:p>
          </table:table-cell>
          <table:table-cell table:style-name="Таблиця5.A1" office:value-type="string">
            <text:p text:style-name="Table_20_Contents">Звільняє пам’ять, виділену <text:span text:style-name="Source_20_Text">new[]</text:span></text:p>
          </table:table-cell>
        </table:table-row>
      </table:table>
      <text:p text:style-name="P113"/>
      <text:p text:style-name="P113"/>
      <text:p text:style-name="P113">#include &lt;iostream&gt;</text:p>
      <text:p text:style-name="P113">using namespace std;</text:p>
      <text:p text:style-name="P113"/>
      <text:p text:style-name="P113">int main() {</text:p>
      <text:p text:style-name="P113"><text:s text:c="4"/>int* p = new int; // виділяємо пам'ять для одного int</text:p>
      <text:p text:style-name="P113"><text:s text:c="4"/>*p = 42; <text:s text:c="9"/>// присвоюємо значення</text:p>
      <text:p text:style-name="P113"><text:s text:c="4"/>cout &lt;&lt; "Значення: " &lt;&lt; *p &lt;&lt; endl;</text:p>
      <text:p text:style-name="P113"/>
      <text:p text:style-name="P113"><text:s text:c="4"/>delete p; <text:s text:c="8"/>// звільняємо пам'ять</text:p>
      <text:p text:style-name="P113"><text:s text:c="4"/>p = nullptr; <text:s text:c="5"/>// безпечне обнуління</text:p>
      <text:p text:style-name="P113">}</text:p>
      <text:p text:style-name="P113"/>
      <text:p text:style-name="P113">Приклад з масивом</text:p>
      <text:p text:style-name="P113"/>
      <text:p text:style-name="P113">#include &lt;iostream&gt;</text:p>
      <text:p text:style-name="P113">using namespace std;</text:p>
      <text:p text:style-name="P113"/>
      <text:p text:style-name="P113">int main() {</text:p>
      <text:p text:style-name="P113"><text:s text:c="4"/>int n;</text:p>
      <text:p text:style-name="P113"><text:s text:c="4"/>cout &lt;&lt; "Введіть розмір масиву: ";</text:p>
      <text:p text:style-name="P113"><text:s text:c="4"/>cin &gt;&gt; n;</text:p>
      <text:p text:style-name="P113"/>
      <text:p text:style-name="P113"><text:s text:c="4"/>int* arr = new int[n]; // виділяємо масив з n елементів</text:p>
      <text:p text:style-name="P113"/>
      <text:p text:style-name="P113"><text:s text:c="4"/>// Ініціалізація</text:p>
      <text:p text:style-name="P113"><text:s text:c="4"/>for(int i = 0; i &lt; n; i++)</text:p>
      <text:p text:style-name="P113"><text:s text:c="8"/>arr[i] = i * 10;</text:p>
      <text:p text:style-name="P113"/>
      <text:p text:style-name="P113"><text:s text:c="4"/>// Вивід</text:p>
      <text:p text:style-name="P113"><text:s text:c="4"/>for(int i = 0; i &lt; n; i++)</text:p>
      <text:p text:style-name="P113"><text:soft-page-break/><text:s text:c="8"/>cout &lt;&lt; arr[i] &lt;&lt; " ";</text:p>
      <text:p text:style-name="P113"><text:s text:c="4"/>cout &lt;&lt; endl;</text:p>
      <text:p text:style-name="P113"/>
      <text:p text:style-name="P113"><text:s text:c="4"/>delete[] arr; // звільняємо пам'ять для масиву</text:p>
      <text:p text:style-name="P113"><text:s text:c="4"/>arr = nullptr;</text:p>
      <text:p text:style-name="P113">}</text:p>
      <text:p text:style-name="P113"/>
      <text:p text:style-name="P116">2) Бібліотека динамічного розподілу пам’яті alloc.h</text:p>
      <text:p text:style-name="P117"/>
      <text:p text:style-name="P117"/>
      <table:table table:name="Таблиця6" table:style-name="Таблиця6">
        <table:table-column table:style-name="Таблиця6.A"/>
        <table:table-column table:style-name="Таблиця6.B"/>
        <table:table-header-rows>
          <table:table-row>
            <table:table-cell table:style-name="Таблиця6.A1" office:value-type="string">
              <text:p text:style-name="Table_20_Heading">Функція</text:p>
            </table:table-cell>
            <table:table-cell table:style-name="Таблиця6.A1" office:value-type="string">
              <text:p text:style-name="Table_20_Heading">Призначення</text:p>
            </table:table-cell>
          </table:table-row>
        </table:table-header-rows>
        <table:table-row>
          <table:table-cell table:style-name="Таблиця6.A1" office:value-type="string">
            <text:p text:style-name="Table_20_Contents"><text:span text:style-name="Source_20_Text">malloc(size_t)</text:span></text:p>
          </table:table-cell>
          <table:table-cell table:style-name="Таблиця6.A1" office:value-type="string">
            <text:p text:style-name="Table_20_Contents">Виділяє <text:span text:style-name="Strong_20_Emphasis">блок пам’яті</text:span> заданого розміру в байтах, повертає <text:span text:style-name="Source_20_Text">void*</text:span></text:p>
          </table:table-cell>
        </table:table-row>
        <table:table-row>
          <table:table-cell table:style-name="Таблиця6.A1" office:value-type="string">
            <text:p text:style-name="Table_20_Contents"><text:span text:style-name="Source_20_Text">calloc(n, size)</text:span></text:p>
          </table:table-cell>
          <table:table-cell table:style-name="Таблиця6.A1" office:value-type="string">
            <text:p text:style-name="Table_20_Contents">Виділяє пам’ять для <text:span text:style-name="Strong_20_Emphasis">масиву з n елементів</text:span>, ініціалізує нулями</text:p>
          </table:table-cell>
        </table:table-row>
        <table:table-row>
          <table:table-cell table:style-name="Таблиця6.A1" office:value-type="string">
            <text:p text:style-name="Table_20_Contents"><text:span text:style-name="Source_20_Text">realloc(ptr, size)</text:span></text:p>
          </table:table-cell>
          <table:table-cell table:style-name="Таблиця6.A1" office:value-type="string">
            <text:p text:style-name="Table_20_Contents">Змінює розмір виділеного блоку пам’яті</text:p>
          </table:table-cell>
        </table:table-row>
        <table:table-row>
          <table:table-cell table:style-name="Таблиця6.A1" office:value-type="string">
            <text:p text:style-name="Table_20_Contents"><text:span text:style-name="Source_20_Text">free(ptr)</text:span></text:p>
          </table:table-cell>
          <table:table-cell table:style-name="Таблиця6.A1" office:value-type="string">
            <text:p text:style-name="Table_20_Contents">Звільняє блок пам’яті, виділений <text:span text:style-name="Source_20_Text">malloc/calloc/realloc</text:span></text:p>
          </table:table-cell>
        </table:table-row>
      </table:table>
      <text:p text:style-name="P117"/>
      <text:p text:style-name="P117"/>
      <text:p text:style-name="P117">#include &lt;iostream&gt;</text:p>
      <text:p text:style-name="P117">#include &lt;cstdlib&gt; // сучасний аналог alloc.h</text:p>
      <text:p text:style-name="P117"/>
      <text:p text:style-name="P117">int main() {</text:p>
      <text:p text:style-name="P117"><text:s text:c="4"/>int n = 5;</text:p>
      <text:p text:style-name="P117"/>
      <text:p text:style-name="P117"><text:s text:c="4"/>// Виділення пам'яті без ініціалізації</text:p>
      <text:p text:style-name="P117"><text:s text:c="4"/>int* arr1 = (int*)malloc(n * sizeof(int)); </text:p>
      <text:p text:style-name="P117"><text:s text:c="4"/>// Виділення пам'яті і заповнення нулями</text:p>
      <text:p text:style-name="P117"><text:s text:c="4"/>int* arr2 = (int*)calloc(n, sizeof(int)); </text:p>
      <text:p text:style-name="P117"/>
      <text:p text:style-name="P117"><text:s text:c="4"/>// Ініціалізація arr1</text:p>
      <text:p text:style-name="P117"><text:s text:c="4"/>for(int i = 0; i &lt; n; i++) arr1[i] = i + 1;</text:p>
      <text:p text:style-name="P117"/>
      <text:p text:style-name="P117"><text:s text:c="4"/>std::cout &lt;&lt; "arr1: ";</text:p>
      <text:p text:style-name="P117"><text:s text:c="4"/>for(int i = 0; i &lt; n; i++) std::cout &lt;&lt; arr1[i] &lt;&lt; " ";</text:p>
      <text:p text:style-name="P117"><text:s text:c="4"/>std::cout &lt;&lt; std::endl;</text:p>
      <text:p text:style-name="P117"/>
      <text:p text:style-name="P117"><text:s text:c="4"/>std::cout &lt;&lt; "arr2: ";</text:p>
      <text:p text:style-name="P117"><text:s text:c="4"/>for(int i = 0; i &lt; n; i++) std::cout &lt;&lt; arr2[i] &lt;&lt; " ";</text:p>
      <text:p text:style-name="P117"><text:s text:c="4"/>std::cout &lt;&lt; std::endl;</text:p>
      <text:p text:style-name="P117"/>
      <text:p text:style-name="P117"><text:s text:c="4"/>// Зміна розміру arr1 з 5 до 8 елементів</text:p>
      <text:p text:style-name="P117"><text:s text:c="4"/>arr1 = (int*)realloc(arr1, 8 * sizeof(int));</text:p>
      <text:p text:style-name="P117"/>
      <text:p text:style-name="P117"><text:s text:c="4"/>// Ініціалізація нових елементів</text:p>
      <text:p text:style-name="P117"><text:s text:c="4"/>for(int i = 5; i &lt; 8; i++) arr1[i] = (i+1)*10;</text:p>
      <text:p text:style-name="P117"/>
      <text:p text:style-name="P117"><text:s text:c="4"/>std::cout &lt;&lt; "arr1 після realloc: ";</text:p>
      <text:p text:style-name="P117"><text:s text:c="4"/>for(int i = 0; i &lt; 8; i++) std::cout &lt;&lt; arr1[i] &lt;&lt; " ";</text:p>
      <text:p text:style-name="P117"><text:s text:c="4"/>std::cout &lt;&lt; std::endl;</text:p>
      <text:p text:style-name="P117"/>
      <text:p text:style-name="P117"><text:s text:c="4"/>// Звільнення пам'яті</text:p>
      <text:p text:style-name="P117"><text:s text:c="4"/>free(arr1);</text:p>
      <text:p text:style-name="P117"><text:s text:c="4"/>free(arr2);</text:p>
      <text:p text:style-name="P117">}</text:p>
      <text:p text:style-name="P116"><text:soft-page-break/>3) Операція <text:span text:style-name="T9">sizeof()</text:span></text:p>
      <text:p text:style-name="P118"/>
      <text:p text:style-name="P118">sizeof() - <text:span text:style-name="T17">повертає значення розміру байтів</text:span></text:p>
      <text:p text:style-name="P118"/>
      <text:p text:style-name="P118"/>
      <text:p text:style-name="P118">sizeof(type) <text:s text:c="7"/>// розмір типу</text:p>
      <text:p text:style-name="P118">sizeof variable <text:s text:c="5"/>// розмір змінної</text:p>
      <text:p text:style-name="P118"/>
      <text:p text:style-name="P118">#include &lt;iostream&gt;</text:p>
      <text:p text:style-name="P118">using namespace std;</text:p>
      <text:p text:style-name="P118"/>
      <text:p text:style-name="P118">int main() {</text:p>
      <text:p text:style-name="P118"><text:s text:c="4"/>int a;</text:p>
      <text:p text:style-name="P118"><text:s text:c="4"/>double b;</text:p>
      <text:p text:style-name="P118"><text:s text:c="4"/>char c;</text:p>
      <text:p text:style-name="P118"><text:s text:c="4"/>int arr[10];</text:p>
      <text:p text:style-name="P118"/>
      <text:p text:style-name="P118"><text:s text:c="4"/>cout &lt;&lt; "sizeof(int): " &lt;&lt; sizeof(int) &lt;&lt; endl; <text:s text:c="7"/>// розмір типу int</text:p>
      <text:p text:style-name="P118"><text:s text:c="4"/>cout &lt;&lt; "sizeof(a): " &lt;&lt; sizeof(a) &lt;&lt; endl; <text:s text:c="10"/>// розмір змінної a</text:p>
      <text:p text:style-name="P118"><text:s text:c="4"/>cout &lt;&lt; "sizeof(double): " &lt;&lt; sizeof(b) &lt;&lt; endl;</text:p>
      <text:p text:style-name="P118"><text:s text:c="4"/>cout &lt;&lt; "sizeof(char): " &lt;&lt; sizeof(c) &lt;&lt; endl;</text:p>
      <text:p text:style-name="P118"><text:s text:c="4"/>cout &lt;&lt; "sizeof(arr): " &lt;&lt; sizeof(arr) &lt;&lt; endl; <text:s text:c="6"/>// розмір масиву</text:p>
      <text:p text:style-name="P118"><text:s text:c="4"/>cout &lt;&lt; "Кількість елементів в arr: " </text:p>
      <text:p text:style-name="P118"><text:s text:c="9"/>&lt;&lt; sizeof(arr)/sizeof(arr[0]) &lt;&lt; endl; <text:s text:c="10"/>// кількість елементів</text:p>
      <text:p text:style-name="P118">}</text:p>
      <text:p text:style-name="P118"/>
      <text:p text:style-name="P118">sizeof(int): 4</text:p>
      <text:p text:style-name="P118">sizeof(a): 4</text:p>
      <text:p text:style-name="P118">sizeof(double): 8</text:p>
      <text:p text:style-name="P118">sizeof(char): 1</text:p>
      <text:p text:style-name="P118">sizeof(arr): 40</text:p>
      <text:p text:style-name="P118">Кількість елементів в arr: 10</text:p>
      <text:p text:style-name="P118"/>
      <text:p text:style-name="P119">4) Оператор створення нових типів typedef</text:p>
      <text:p text:style-name="P120"/>
      <text:p text:style-name="P120">typedef — це оператор, який дозволяє створити нове ім’я для існуючого типу.</text:p>
      <text:p text:style-name="P120"/>
      <text:p text:style-name="P120">#include &lt;iostream&gt;</text:p>
      <text:p text:style-name="P120">using namespace std;</text:p>
      <text:p text:style-name="P120"/>
      <text:p text:style-name="P120">typedef unsigned int uint;</text:p>
      <text:p text:style-name="P120"/>
      <text:p text:style-name="P120">int main() {</text:p>
      <text:p text:style-name="P120"><text:s text:c="4"/>uint a = 100; <text:s/>// тепер можна писати uint замість unsigned int</text:p>
      <text:p text:style-name="P120"><text:s text:c="4"/>cout &lt;&lt; a &lt;&lt; endl;</text:p>
      <text:p text:style-name="P120">}</text:p>
      <text:p text:style-name="P120"/>
      <text:p text:style-name="P120"/>
      <text:p text:style-name="P120">#include &lt;iostream&gt;</text:p>
      <text:p text:style-name="P120">using namespace std;</text:p>
      <text:p text:style-name="P120"/>
      <text:p text:style-name="P120">struct Point {</text:p>
      <text:p text:style-name="P120"><text:s text:c="4"/>int x, y;</text:p>
      <text:p text:style-name="P120">};</text:p>
      <text:p text:style-name="P120"><text:soft-page-break/></text:p>
      <text:p text:style-name="P120">typedef struct Point Point2D;</text:p>
      <text:p text:style-name="P120"/>
      <text:p text:style-name="P120">int main() {</text:p>
      <text:p text:style-name="P120"><text:s text:c="4"/>Point2D p1; <text:s text:c="2"/>// тепер можемо використовувати Point2D замість struct Point</text:p>
      <text:p text:style-name="P120"><text:s text:c="4"/>p1.x = 5;</text:p>
      <text:p text:style-name="P120"><text:s text:c="4"/>p1.y = 10;</text:p>
      <text:p text:style-name="P120"><text:s text:c="4"/>cout &lt;&lt; "(" &lt;&lt; p1.x &lt;&lt; ", " &lt;&lt; p1.y &lt;&lt; ")" &lt;&lt; endl;</text:p>
      <text:p text:style-name="P120">}</text:p>
      <text:p text:style-name="P118"/>
      <text:p text:style-name="P118"/>
      <text:p text:style-name="P121"><text:span text:style-name="T6">№16</text:span> Мета дисципліни об'єктно-орієнтоване програмування(ООП). Чинники складності програмного забезпечення (ПЗ). Декомпозиція. Створення мови С++(Б’єрн Страуструп).</text:p>
      <text:p text:style-name="P121">Властивості С++.</text:p>
      <text:p text:style-name="P122"/>
      <text:p text:style-name="P122"><text:span text:style-name="T23">1) </text:span><text:span text:style-name="T24">Головна ідея ООП</text:span><text:span text:style-name="T25"> </text:span></text:p>
      <text:p text:style-name="P122"/>
      <text:p text:style-name="P123">Головна ідея полягає в можливості створення маштабних контрольованих структур даних завдяки класам, інкапсуляції та успадкуванню. </text:p>
      <text:p text:style-name="P123"/>
      <text:p text:style-name="P124"><text:span text:style-name="T26">2) Чинники складності </text:span>програмного забезпечення (ПЗ)</text:p>
      <text:p text:style-name="P122"/>
      <text:p text:style-name="P122"/>
      <table:table table:name="Таблиця7" table:style-name="Таблиця7">
        <table:table-column table:style-name="Таблиця7.A"/>
        <table:table-column table:style-name="Таблиця7.B"/>
        <table:table-column table:style-name="Таблиця7.C"/>
        <table:table-header-rows>
          <table:table-row>
            <table:table-cell table:style-name="Таблиця7.A1" office:value-type="string">
              <text:p text:style-name="Table_20_Heading">Чинник</text:p>
            </table:table-cell>
            <table:table-cell table:style-name="Таблиця7.A1" office:value-type="string">
              <text:p text:style-name="Table_20_Heading">Вплив на складність</text:p>
            </table:table-cell>
            <table:table-cell table:style-name="Таблиця7.A1" office:value-type="string">
              <text:p text:style-name="Table_20_Heading">Приклад / Примітка</text:p>
            </table:table-cell>
          </table:table-row>
        </table:table-header-rows>
        <table:table-row>
          <table:table-cell table:style-name="Таблиця7.A1" office:value-type="string">
            <text:p text:style-name="Table_20_Contents"><text:span text:style-name="Strong_20_Emphasis">Розмір коду</text:span></text:p>
          </table:table-cell>
          <table:table-cell table:style-name="Таблиця7.A1" office:value-type="string">
            <text:p text:style-name="Table_20_Contents">Більше рядків → важче підтримка</text:p>
          </table:table-cell>
          <table:table-cell table:style-name="Таблиця7.A1" office:value-type="string">
            <text:p text:style-name="Table_20_Contents">Програма на 1 млн рядків складніша за 1000 рядків</text:p>
          </table:table-cell>
        </table:table-row>
        <table:table-row>
          <table:table-cell table:style-name="Таблиця7.A1" office:value-type="string">
            <text:p text:style-name="Table_20_Contents"><text:span text:style-name="Strong_20_Emphasis">Архітектура / структура</text:span></text:p>
          </table:table-cell>
          <table:table-cell table:style-name="Таблиця7.A1" office:value-type="string">
            <text:p text:style-name="Table_20_Contents">Погана структура → важко змінювати та розуміти код</text:p>
          </table:table-cell>
          <table:table-cell table:style-name="Таблиця7.A1" office:value-type="string">
            <text:p text:style-name="Table_20_Contents">Відсутність модульності, заплутані залежності</text:p>
          </table:table-cell>
        </table:table-row>
        <table:table-row>
          <table:table-cell table:style-name="Таблиця7.A1" office:value-type="string">
            <text:p text:style-name="Table_20_Contents"><text:span text:style-name="Strong_20_Emphasis">Алгоритмічна складність</text:span></text:p>
          </table:table-cell>
          <table:table-cell table:style-name="Таблиця7.A1" office:value-type="string">
            <text:p text:style-name="Table_20_Contents">Складні алгоритми → важко тестувати та оптимізувати</text:p>
          </table:table-cell>
          <table:table-cell table:style-name="Таблиця7.A1" office:value-type="string">
            <text:p text:style-name="Table_20_Contents">Рекурсія, багаторівневі цикли, паралельні обчислення</text:p>
          </table:table-cell>
        </table:table-row>
        <table:table-row>
          <table:table-cell table:style-name="Таблиця7.A1" office:value-type="string">
            <text:p text:style-name="Table_20_Contents"><text:span text:style-name="Strong_20_Emphasis">Залежності / coupling</text:span></text:p>
          </table:table-cell>
          <table:table-cell table:style-name="Таблиця7.A1" office:value-type="string">
            <text:p text:style-name="Table_20_Contents">Високий рівень зв’язку → зміни одного модуля впливають на інші</text:p>
          </table:table-cell>
          <table:table-cell table:style-name="Таблиця7.A1" office:value-type="string">
            <text:p text:style-name="Table_20_Contents">Тісно пов’язані класи або функції</text:p>
          </table:table-cell>
        </table:table-row>
        <table:table-row>
          <table:table-cell table:style-name="Таблиця7.A1" office:value-type="string">
            <text:p text:style-name="Table_20_Contents"><text:span text:style-name="Strong_20_Emphasis">Кількість варіантів використання</text:span></text:p>
          </table:table-cell>
          <table:table-cell table:style-name="Таблиця7.A1" office:value-type="string">
            <text:p text:style-name="Table_20_Contents">Багато сценаріїв → складніше тестування</text:p>
          </table:table-cell>
          <table:table-cell table:style-name="Таблиця7.A1" office:value-type="string">
            <text:p text:style-name="Table_20_Contents">Обробка 100 типів введення або помилок</text:p>
          </table:table-cell>
        </table:table-row>
        <table:table-row>
          <table:table-cell table:style-name="Таблиця7.A1" office:value-type="string">
            <text:p text:style-name="Table_20_Contents"><text:span text:style-name="Strong_20_Emphasis">Зовнішні взаємодії</text:span></text:p>
          </table:table-cell>
          <table:table-cell table:style-name="Таблиця7.A1" office:value-type="string">
            <text:p text:style-name="Table_20_Contents">API, бази даних, пристрої → підвищують ризики</text:p>
          </table:table-cell>
          <table:table-cell table:style-name="Таблиця7.A1" office:value-type="string">
            <text:p text:style-name="Table_20_Contents">Інтеграція з базами даних або апаратним забезпеченням</text:p>
          </table:table-cell>
        </table:table-row>
        <table:table-row>
          <table:table-cell table:style-name="Таблиця7.A1" office:value-type="string">
            <text:p text:style-name="Table_20_Contents"><text:span text:style-name="Strong_20_Emphasis">Зміни вимог</text:span></text:p>
          </table:table-cell>
          <table:table-cell table:style-name="Таблиця7.A1" office:value-type="string">
            <text:p text:style-name="Table_20_Contents">Часті зміни → збільшують складність підтримки</text:p>
          </table:table-cell>
          <table:table-cell table:style-name="Таблиця7.A1" office:value-type="string">
            <text:p text:style-name="Table_20_Contents">Нові функції або зміни специфікації під час розробки</text:p>
          </table:table-cell>
        </table:table-row>
        <table:table-row>
          <table:table-cell table:style-name="Таблиця7.A1" office:value-type="string">
            <text:p text:style-name="Table_20_Contents"><text:span text:style-name="Strong_20_Emphasis">Людський чинник</text:span></text:p>
          </table:table-cell>
          <table:table-cell table:style-name="Таблиця7.A1" office:value-type="string">
            <text:p text:style-name="Table_20_Contents">Недосвідчені розробники → підвищують ризик помилок</text:p>
          </table:table-cell>
          <table:table-cell table:style-name="Таблиця7.A1" office:value-type="string">
            <text:p text:style-name="Table_20_Contents">Поганий стиль коду, відсутність коментарів</text:p>
          </table:table-cell>
        </table:table-row>
      </table:table>
      <text:p text:style-name="P122"/>
      <text:p text:style-name="P122"/>
      <text:p text:style-name="P125">3) Декомпозиція</text:p>
      <text:p text:style-name="P126"/>
      <text:p text:style-name="P126">Декомпозиція — це процес розбиття складної задачі або системи на більш прості підзадачі або модулі.</text:p>
      <text:p text:style-name="P126">Головна мета: зробити складну проблему зрозумілою, керованою та легкою для реалізації.</text:p>
      <text:p text:style-name="P126"/>
      <text:p text:style-name="P126"/>
      <text:p text:style-name="P126"/>
      <text:p text:style-name="P127"><text:soft-page-break/>4) Створення <text:span text:style-name="T9">C++</text:span></text:p>
      <text:p text:style-name="P126"/>
      <text:p text:style-name="P126">Автор: Б’ярн Страуструп (Bjarne Stroustrup)</text:p>
      <text:p text:style-name="P126">Час: початок розробки — 1979 рік</text:p>
      <text:p text:style-name="P126">Місце: Bell Labs, США</text:p>
      <text:p text:style-name="P126"/>
      <text:p text:style-name="P126"/>
      <text:p text:style-name="P126">Мета створення:</text:p>
      <text:p text:style-name="P126"><text:tab/>Розширити мову C для підтримки об’єктно-орієнтованого програмування (ООП).</text:p>
      <text:p text:style-name="P126"><text:tab/>Забезпечити високу продуктивність, ефективність і гнучкість, зберігаючи сумісність з C.</text:p>
      <text:p text:style-name="P126"><text:tab/>Надати засоби для абстракції даних та модульності без значних втрат швидкості.</text:p>
      <text:p text:style-name="P126"/>
      <text:p text:style-name="P126"/>
      <text:p text:style-name="P126">Етапи розвитку:</text:p>
      <text:p text:style-name="P126"><text:tab/>“C with Classes” (1979)</text:p>
      <text:p text:style-name="P126"><text:tab/><text:tab/>Початкова версія C++: C + класи для інкапсуляції та ООП.</text:p>
      <text:p text:style-name="P126"/>
      <text:p text:style-name="P126"><text:tab/>C++ 1983</text:p>
      <text:p text:style-name="P126"><text:tab/><text:tab/>Додано оператори перегрузки, віртуальні функції, базові конструкції ООП.</text:p>
      <text:p text:style-name="P126"/>
      <text:p text:style-name="P126"><text:tab/>C++98 / C++03</text:p>
      <text:p text:style-name="P126"><text:tab/><text:tab/>Стандарт ISO, включає STL (Standard Template Library).</text:p>
      <text:p text:style-name="P126"/>
      <text:p text:style-name="P126"><text:tab/>C++11, C++14, C++17, C++20, C++23</text:p>
      <text:p text:style-name="P126"><text:tab/><text:tab/>Нові можливості: смарт-вказівники, лямбда-функції, auto, constexpr, концепти тощо.</text:p>
      <text:p text:style-name="P126"/>
      <text:p text:style-name="P126"/>
      <text:p text:style-name="P128"><text:span text:style-name="T6">№17</text:span> Поняття об’єкта. Поняття об’єкту в програмі. Об'єктна декомпозиція. 5. Об'єктноорієнтоване програмування(ООП). Засновник методології ООП Алан Кей. Характеристика ООП.</text:p>
      <text:p text:style-name="P129"/>
      <text:p text:style-name="P130">1) Поняття об’єкта</text:p>
      <text:p text:style-name="P129"/>
      <text:p text:style-name="P129">Об’єкт — це конкретний екземпляр класу, який містить:</text:p>
      <text:p text:style-name="P129"><text:tab/>Стан — дані, властивості або поля (attributes)</text:p>
      <text:p text:style-name="P129"><text:tab/>Поведінку — функції чи методи, які працюють з цими даними</text:p>
      <text:p text:style-name="P129"/>
      <text:p text:style-name="P129">#include &lt;iostream&gt;</text:p>
      <text:p text:style-name="P129">using namespace std;</text:p>
      <text:p text:style-name="P129"/>
      <text:p text:style-name="P129">class Car { <text:s text:c="11"/>// клас — шаблон</text:p>
      <text:p text:style-name="P129">public:</text:p>
      <text:p text:style-name="P129"><text:s text:c="4"/>string brand; <text:s text:c="5"/>// стан</text:p>
      <text:p text:style-name="P129"><text:s text:c="4"/>int year;</text:p>
      <text:p text:style-name="P129"/>
      <text:p text:style-name="P129"><text:s text:c="4"/>void info() { <text:s text:c="5"/>// поведінка</text:p>
      <text:p text:style-name="P129"><text:s text:c="8"/>cout &lt;&lt; brand &lt;&lt; " (" &lt;&lt; year &lt;&lt; ")" &lt;&lt; endl;</text:p>
      <text:p text:style-name="P129"><text:s text:c="4"/>}</text:p>
      <text:p text:style-name="P129">};</text:p>
      <text:p text:style-name="P129"/>
      <text:p text:style-name="P129">int main() {</text:p>
      <text:p text:style-name="P129"><text:s text:c="4"/>Car car1; <text:s text:c="9"/>// об’єкт класу Car</text:p>
      <text:p text:style-name="P129"><text:s text:c="4"/>car1.brand = "Toyota";</text:p>
      <text:p text:style-name="P129"><text:soft-page-break/><text:s text:c="4"/>car1.year = 2020;</text:p>
      <text:p text:style-name="P129"><text:s text:c="4"/>car1.info(); <text:s text:c="6"/>// виклик методу об’єкта</text:p>
      <text:p text:style-name="P129">}</text:p>
      <text:p text:style-name="P126"/>
      <text:p text:style-name="P130">2) Алан Кей і ООП</text:p>
      <text:p text:style-name="P129"/>
      <text:p text:style-name="P129">Алан Кей і ООП</text:p>
      <text:p text:style-name="P129"><text:tab/>Ім’я: Алан Кей (Alan Kay)</text:p>
      <text:p text:style-name="P129"><text:tab/>Час: 1970-ті роки</text:p>
      <text:p text:style-name="P129"><text:tab/>Місце: Xerox PARC, США</text:p>
      <text:p text:style-name="P129"/>
      <text:p text:style-name="P129">Внесок</text:p>
      <text:p text:style-name="P129"><text:tab/>Засновник концепції об’єктно-орієнтованого програмування (ООП).</text:p>
      <text:p text:style-name="P129"><text:tab/>Винайшов термін “object-oriented programming” у контексті мови Smalltalk.</text:p>
      <text:p text:style-name="P129"><text:tab/>Основна ідея: програмні об’єкти — як “живі істоти”, що обмінюються повідомленнями.</text:p>
      <text:p text:style-name="P129"><text:tab/>Розробив Smalltalk — першу повноцінну ООП-мову з динамічною типізацією, класами, <text:tab/>об’єктами та спадкуванням.</text:p>
      <text:p text:style-name="P129"/>
      <text:p text:style-name="P129">Суть внеску</text:p>
      <text:p text:style-name="P129"><text:tab/>Запропонував новий спосіб мислення про програмування через об’єкти, а не через функції та <text:tab/>процедури.</text:p>
      <text:p text:style-name="P129"><text:tab/>Ідеї Кея стали основою для C++, Java, Python та інших ООП-мов.</text:p>
      <text:p text:style-name="P129"/>
      <text:p text:style-name="P130">3) Характеристика ООП</text:p>
      <text:p text:style-name="P129"/>
      <text:p text:style-name="P129"/>
      <table:table table:name="Таблиця8" table:style-name="Таблиця8">
        <table:table-column table:style-name="Таблиця8.A"/>
        <table:table-column table:style-name="Таблиця8.B"/>
        <table:table-column table:style-name="Таблиця8.C"/>
        <table:table-header-rows>
          <table:table-row>
            <table:table-cell table:style-name="Таблиця8.A1" office:value-type="string">
              <text:p text:style-name="Table_20_Heading">Принцип / Характеристика</text:p>
            </table:table-cell>
            <table:table-cell table:style-name="Таблиця8.A1" office:value-type="string">
              <text:p text:style-name="Table_20_Heading">Опис</text:p>
            </table:table-cell>
            <table:table-cell table:style-name="Таблиця8.A1" office:value-type="string">
              <text:p text:style-name="Table_20_Heading">Приклад</text:p>
            </table:table-cell>
          </table:table-row>
        </table:table-header-rows>
        <table:table-row>
          <table:table-cell table:style-name="Таблиця8.A1" office:value-type="string">
            <text:p text:style-name="Table_20_Contents"><text:span text:style-name="Strong_20_Emphasis">Об’єкти</text:span></text:p>
          </table:table-cell>
          <table:table-cell table:style-name="Таблиця8.A1" office:value-type="string">
            <text:p text:style-name="Table_20_Contents">Конкретні екземпляри класу, які мають стан і поведінку</text:p>
          </table:table-cell>
          <table:table-cell table:style-name="Таблиця8.A1" office:value-type="string">
            <text:p text:style-name="Table_20_Contents"><text:span text:style-name="Source_20_Text">Car car1; car1.drive();</text:span></text:p>
          </table:table-cell>
        </table:table-row>
        <table:table-row>
          <table:table-cell table:style-name="Таблиця8.A1" office:value-type="string">
            <text:p text:style-name="Table_20_Contents"><text:span text:style-name="Strong_20_Emphasis">Класи</text:span></text:p>
          </table:table-cell>
          <table:table-cell table:style-name="Таблиця8.A1" office:value-type="string">
            <text:p text:style-name="Table_20_Contents">Шаблон для створення об’єктів</text:p>
          </table:table-cell>
          <table:table-cell table:style-name="Таблиця8.A1" office:value-type="string">
            <text:p text:style-name="Table_20_Contents"><text:span text:style-name="Source_20_Text">class Car { ... };</text:span></text:p>
          </table:table-cell>
        </table:table-row>
        <table:table-row>
          <table:table-cell table:style-name="Таблиця8.A1" office:value-type="string">
            <text:p text:style-name="Table_20_Contents"><text:span text:style-name="Strong_20_Emphasis">Інкапсуляція</text:span></text:p>
          </table:table-cell>
          <table:table-cell table:style-name="Таблиця8.A1" office:value-type="string">
            <text:p text:style-name="Table_20_Contents">Приховування даних і контроль доступу через методи</text:p>
          </table:table-cell>
          <table:table-cell table:style-name="Таблиця8.A1" office:value-type="string">
            <text:p text:style-name="Table_20_Contents"><text:span text:style-name="Source_20_Text">private int speed; public void setSpeed(int s);</text:span></text:p>
          </table:table-cell>
        </table:table-row>
        <table:table-row>
          <table:table-cell table:style-name="Таблиця8.A1" office:value-type="string">
            <text:p text:style-name="Table_20_Contents"><text:span text:style-name="Strong_20_Emphasis">Успадкування</text:span></text:p>
          </table:table-cell>
          <table:table-cell table:style-name="Таблиця8.A1" office:value-type="string">
            <text:p text:style-name="Table_20_Contents">Можливість створювати нові класи на основі існуючих</text:p>
          </table:table-cell>
          <table:table-cell table:style-name="Таблиця8.A1" office:value-type="string">
            <text:p text:style-name="Table_20_Contents"><text:span text:style-name="Source_20_Text">class ElectricCar : public Car { ... };</text:span></text:p>
          </table:table-cell>
        </table:table-row>
        <table:table-row>
          <table:table-cell table:style-name="Таблиця8.A1" office:value-type="string">
            <text:p text:style-name="Table_20_Contents"><text:span text:style-name="Strong_20_Emphasis">Поліморфізм</text:span></text:p>
          </table:table-cell>
          <table:table-cell table:style-name="Таблиця8.A1" office:value-type="string">
            <text:p text:style-name="Table_20_Contents">Одна операція може мати різну поведінку залежно від типу об’єкта</text:p>
          </table:table-cell>
          <table:table-cell table:style-name="Таблиця8.A1" office:value-type="string">
            <text:p text:style-name="Table_20_Contents">Виклик <text:span text:style-name="Source_20_Text">drive()</text:span> для <text:span text:style-name="Source_20_Text">Car</text:span> і <text:span text:style-name="Source_20_Text">ElectricCar</text:span></text:p>
          </table:table-cell>
        </table:table-row>
        <table:table-row>
          <table:table-cell table:style-name="Таблиця8.A1" office:value-type="string">
            <text:p text:style-name="Table_20_Contents"><text:span text:style-name="Strong_20_Emphasis">Абстракція</text:span></text:p>
          </table:table-cell>
          <table:table-cell table:style-name="Таблиця8.A1" office:value-type="string">
            <text:p text:style-name="Table_20_Contents">Виділення важливих властивостей об’єкта, приховування деталей реалізації</text:p>
          </table:table-cell>
          <table:table-cell table:style-name="Таблиця8.A1" office:value-type="string">
            <text:p text:style-name="Table_20_Contents">Інтерфейс <text:span text:style-name="Source_20_Text">Vehicle { virtual void drive() = 0; }</text:span></text:p>
          </table:table-cell>
        </table:table-row>
        <table:table-row>
          <table:table-cell table:style-name="Таблиця8.A1" office:value-type="string">
            <text:p text:style-name="Table_20_Contents"><text:span text:style-name="Strong_20_Emphasis">Повторне використання</text:span></text:p>
          </table:table-cell>
          <table:table-cell table:style-name="Таблиця8.A1" office:value-type="string">
            <text:p text:style-name="Table_20_Contents">Можливість використовувати класи і методи в різних програмах</text:p>
          </table:table-cell>
          <table:table-cell table:style-name="Таблиця8.A1" office:value-type="string">
            <text:p text:style-name="Table_20_Contents">Використання класу <text:span text:style-name="Source_20_Text">Car</text:span> у кількох проектах</text:p>
          </table:table-cell>
        </table:table-row>
        <table:table-row>
          <table:table-cell table:style-name="Таблиця8.A1" office:value-type="string">
            <text:p text:style-name="Table_20_Contents"><text:span text:style-name="Strong_20_Emphasis">Модульність</text:span></text:p>
          </table:table-cell>
          <table:table-cell table:style-name="Таблиця8.A1" office:value-type="string">
            <text:p text:style-name="Table_20_Contents">Розбиття системи на взаємозалежні об’єкти та класи</text:p>
          </table:table-cell>
          <table:table-cell table:style-name="Таблиця8.A1" office:value-type="string">
            <text:p text:style-name="Table_20_Contents"><text:span text:style-name="Source_20_Text">Engine</text:span>, <text:span text:style-name="Source_20_Text">Car</text:span>, <text:span text:style-name="Source_20_Text">Wheel</text:span> як окремі модулі</text:p>
          </table:table-cell>
        </table:table-row>
        <table:table-row>
          <table:table-cell table:style-name="Таблиця8.A1" office:value-type="string">
            <text:p text:style-name="Table_20_Contents"><text:span text:style-name="Strong_20_Emphasis">Динамічне зв’язування</text:span></text:p>
          </table:table-cell>
          <table:table-cell table:style-name="Таблиця8.A1" office:value-type="string">
            <text:p text:style-name="Table_20_Contents">Вибір конкретної реалізації методу під час виконання</text:p>
          </table:table-cell>
          <table:table-cell table:style-name="Таблиця8.A1" office:value-type="string">
            <text:p text:style-name="Table_20_Contents">Віртуальні функції <text:span text:style-name="Source_20_Text">virtual void drive();</text:span></text:p>
          </table:table-cell>
        </table:table-row>
      </table:table>
      <text:p text:style-name="P129"/>
      <text:p text:style-name="P129"/>
      <text:p text:style-name="P126"/>
      <text:p text:style-name="P126"/>
      <text:p text:style-name="P131"><text:soft-page-break/><text:span text:style-name="T6">№19</text:span> Ієрархія. Принцип ООП :успадкування(спадкування). Види. Принцип ООП : поліморфізм.</text:p>
      <text:p text:style-name="P132"/>
      <text:p text:style-name="P133">1) Ієрархія <text:span text:style-name="T27">та поліморфізм</text:span></text:p>
      <text:p text:style-name="P132"/>
      <text:p text:style-name="P134">Поліморфізм — це можливість викликати один і той самий метод, але виконувати різну поведінку залежно від типу об’єкта.</text:p>
      <text:p text:style-name="P132"/>
      <text:p text:style-name="P132"/>
      <text:p text:style-name="P132"><text:s text:c="12"/>Transport</text:p>
      <text:p text:style-name="P132"><text:s text:c="10"/>/ <text:s text:c="4"/>| <text:s text:c="5"/>\</text:p>
      <text:p text:style-name="P132"><text:s text:c="5"/>Car <text:s text:c="4"/>Bicycle <text:s text:c="2"/>Airplane</text:p>
      <text:p text:style-name="P132"><text:s text:c="6"/>|</text:p>
      <text:p text:style-name="P132"><text:s text:c="2"/>ElectricCar</text:p>
      <text:p text:style-name="P132"/>
      <text:p text:style-name="P132"/>
      <text:p text:style-name="P132">#include &lt;iostream&gt;</text:p>
      <text:p text:style-name="P132">using namespace std;</text:p>
      <text:p text:style-name="P132"/>
      <text:p text:style-name="P132">// Базовий клас</text:p>
      <text:p text:style-name="P132">class Transport {</text:p>
      <text:p text:style-name="P132">public:</text:p>
      <text:p text:style-name="P132"><text:s text:c="4"/>virtual void move() {</text:p>
      <text:p text:style-name="P132"><text:s text:c="8"/>cout &lt;&lt; "Transport moves" &lt;&lt; endl;</text:p>
      <text:p text:style-name="P132"><text:s text:c="4"/>}</text:p>
      <text:p text:style-name="P132">};</text:p>
      <text:p text:style-name="P132"/>
      <text:p text:style-name="P132">// Похідний клас 1</text:p>
      <text:p text:style-name="P132">class Car : public Transport {</text:p>
      <text:p text:style-name="P132">public:</text:p>
      <text:p text:style-name="P132"><text:s text:c="4"/>void move() override {</text:p>
      <text:p text:style-name="P132"><text:s text:c="8"/>cout &lt;&lt; "Car drives on the road" &lt;&lt; endl;</text:p>
      <text:p text:style-name="P132"><text:s text:c="4"/>}</text:p>
      <text:p text:style-name="P132">};</text:p>
      <text:p text:style-name="P132"/>
      <text:p text:style-name="P132">// Похідний клас 2</text:p>
      <text:p text:style-name="P132">class Bicycle : public Transport {</text:p>
      <text:p text:style-name="P132">public:</text:p>
      <text:p text:style-name="P132"><text:s text:c="4"/>void move() override {</text:p>
      <text:p text:style-name="P132"><text:s text:c="8"/>cout &lt;&lt; "Bicycle moves using pedals" &lt;&lt; endl;</text:p>
      <text:p text:style-name="P132"><text:s text:c="4"/>}</text:p>
      <text:p text:style-name="P132">};</text:p>
      <text:p text:style-name="P132"/>
      <text:p text:style-name="P132">// Похідний клас 3</text:p>
      <text:p text:style-name="P132">class Airplane : public Transport {</text:p>
      <text:p text:style-name="P132">public:</text:p>
      <text:p text:style-name="P132"><text:s text:c="4"/>void move() override {</text:p>
      <text:p text:style-name="P132"><text:s text:c="8"/>cout &lt;&lt; "Airplane flies in the sky" &lt;&lt; endl;</text:p>
      <text:p text:style-name="P132"><text:s text:c="4"/>}</text:p>
      <text:p text:style-name="P132">};</text:p>
      <text:p text:style-name="P132"/>
      <text:p text:style-name="P132">// Похідний від похідного</text:p>
      <text:p text:style-name="P132">class ElectricCar : public Car {</text:p>
      <text:p text:style-name="P132">public:</text:p>
      <text:p text:style-name="P132"><text:soft-page-break/><text:s text:c="4"/>void move() override {</text:p>
      <text:p text:style-name="P132"><text:s text:c="8"/>cout &lt;&lt; "Electric car silently drives on the road" &lt;&lt; endl;</text:p>
      <text:p text:style-name="P132"><text:s text:c="4"/>}</text:p>
      <text:p text:style-name="P132">};</text:p>
      <text:p text:style-name="P132"/>
      <text:p text:style-name="P132">int main() {</text:p>
      <text:p text:style-name="P132"><text:s text:c="4"/>Transport t;</text:p>
      <text:p text:style-name="P132"><text:s text:c="4"/>Car c;</text:p>
      <text:p text:style-name="P132"><text:s text:c="4"/>Bicycle b;</text:p>
      <text:p text:style-name="P132"><text:s text:c="4"/>Airplane a;</text:p>
      <text:p text:style-name="P132"><text:s text:c="4"/>ElectricCar e;</text:p>
      <text:p text:style-name="P132"/>
      <text:p text:style-name="P132"><text:s text:c="4"/>t.move();</text:p>
      <text:p text:style-name="P132"><text:s text:c="4"/>c.move();</text:p>
      <text:p text:style-name="P132"><text:s text:c="4"/>b.move();</text:p>
      <text:p text:style-name="P132"><text:s text:c="4"/>a.move();</text:p>
      <text:p text:style-name="P132"><text:s text:c="4"/>e.move();</text:p>
      <text:p text:style-name="P132">}</text:p>
      <text:p text:style-name="P132"/>
      <text:p text:style-name="P132">Результат:</text:p>
      <text:p text:style-name="P132"/>
      <text:p text:style-name="P132">Transport moves</text:p>
      <text:p text:style-name="P132">Car drives on the road</text:p>
      <text:p text:style-name="P132">Bicycle moves using pedals</text:p>
      <text:p text:style-name="P132">Airplane flies in the sky</text:p>
      <text:p text:style-name="P132">Electric car silently drives on the road</text:p>
      <text:p text:style-name="P132"/>
      <text:p text:style-name="P134"/>
      <text:p text:style-name="P135"><text:span text:style-name="T6">№20</text:span> Типізація. Класи та об'єкти в ООП(стан, властивість, поведінка, індивідуальність, повідомлення, операція, метод). </text:p>
      <text:p text:style-name="P135">Переваги та недоліки ООП.</text:p>
      <text:p text:style-name="P136"/>
      <text:p text:style-name="P136"/>
      <text:p text:style-name="P137">1) Типізація</text:p>
      <text:p text:style-name="P136"/>
      <text:p text:style-name="P136">Типізація — це набір правил, що визначають, які значення може мати змінна і як їх можна використовувати.</text:p>
      <text:p text:style-name="P136"/>
      <text:p text:style-name="P136">Що включає (узагальнено):</text:p>
      <text:p text:style-name="P136"><text:tab/>які типи існують (int, double, string…)</text:p>
      <text:p text:style-name="P136"><text:tab/>чи можна змішувати різні типи</text:p>
      <text:p text:style-name="P136"><text:tab/>коли перевіряється правильність типів (до запуску чи під час)</text:p>
      <text:p text:style-name="P136"><text:tab/>чи дозволяється автоматичне перетворення типів</text:p>
      <text:p text:style-name="P136"/>
      <text:p text:style-name="P136"/>
      <text:p text:style-name="P136">Типізація захищає програму від помилок, бо не дає виконувати безглузді операції, наприклад:</text:p>
      <text:p text:style-name="P136"/>
      <text:p text:style-name="P136">"hello" * 3.14</text:p>
      <text:p text:style-name="P136">42 + object</text:p>
      <text:p text:style-name="P136">int x = "text";</text:p>
      <text:p text:style-name="P136"/>
      <text:p text:style-name="P138">2) Класи та об'єкти в ООП(стан, властивість, поведінка, індивідуальність, повідомлення, операція, метод)</text:p>
      <text:p text:style-name="P139"><text:soft-page-break/></text:p>
      <text:p text:style-name="P139">1 — Класи </text:p>
      <text:p text:style-name="P139"/>
      <text:p text:style-name="P139">class Car {</text:p>
      <text:p text:style-name="P139">public:</text:p>
      <text:p text:style-name="P139"><text:s text:c="4"/>int speed; <text:s text:c="7"/>// властивість (стан)</text:p>
      <text:p text:style-name="P139"><text:s text:c="4"/>void drive(); <text:s text:c="4"/>// метод (поведінка)</text:p>
      <text:p text:style-name="P139">};</text:p>
      <text:p text:style-name="P139"/>
      <text:p text:style-name="P139">2 — Об’єкт</text:p>
      <text:p text:style-name="P139"/>
      <text:p text:style-name="P139">Car bmw; <text:s/>// bmw — об’єкт</text:p>
      <text:p text:style-name="P139"/>
      <text:p text:style-name="P139">3 — Стан(<text:span text:style-name="T9">state</text:span>)</text:p>
      <text:p text:style-name="P139"/>
      <text:p text:style-name="P139">Набір поточних значень усіх змінних об’єкта.</text:p>
      <text:p text:style-name="P139"/>
      <text:p text:style-name="P139">Car bmw;</text:p>
      <text:p text:style-name="P139">bmw.speed = 120;</text:p>
      <text:p text:style-name="P139">bmw.color = "black";</text:p>
      <text:p text:style-name="P139"/>
      <text:p text:style-name="P140">4 – Властивості (properties) / поля (fields) / атрибути</text:p>
      <text:p text:style-name="P140"/>
      <text:p text:style-name="P140">int speed;</text:p>
      <text:p text:style-name="P140">string color;</text:p>
      <text:p text:style-name="P140"/>
      <text:p text:style-name="P140">5 – Поведінка (behavior)</text:p>
      <text:p text:style-name="P140"/>
      <text:p text:style-name="P140">Що об’єкт вміє робити — його дії.</text:p>
      <text:p text:style-name="P140">В ООП поведінка представлена методами:</text:p>
      <text:p text:style-name="P140"/>
      <text:p text:style-name="P140">void drive();</text:p>
      <text:p text:style-name="P140">void stop();</text:p>
      <text:p text:style-name="P140"/>
      <text:p text:style-name="P140">6 – Індивідуальність (identity)</text:p>
      <text:p text:style-name="P140"/>
      <text:p text:style-name="P140">Кожен об’єкт унікальний, навіть якщо всі його властивості однакові.</text:p>
      <text:p text:style-name="P140"/>
      <text:p text:style-name="P139">Car a;</text:p>
      <text:p text:style-name="P139">Car b;</text:p>
      <text:p text:style-name="P139"/>
      <text:p text:style-name="P139">a == b <text:s text:c="3"/>// навіть якщо швидкість і колір однакові — це два різні об’єкти</text:p>
      <text:p text:style-name="P139"/>
      <text:p text:style-name="P139"/>
      <text:p text:style-name="P140">7 – Повідомлення (message)</text:p>
      <text:p text:style-name="P140"/>
      <text:p text:style-name="P140">Запит до об’єкта виконати дію.</text:p>
      <text:p text:style-name="P140">У C++ це — виклик методу:</text:p>
      <text:p text:style-name="P139"/>
      <text:p text:style-name="P139">bmw.drive(); <text:s text:c="2"/>// надсилаємо об’єкту повідомлення "їдь"</text:p>
      <text:p text:style-name="P139"/>
      <text:p text:style-name="P140">8 – Метод (method)</text:p>
      <text:p text:style-name="P140"/>
      <text:p text:style-name="P140">Конкретна реалізація операції.</text:p>
      <text:p text:style-name="P140">Метод виконує код.</text:p>
      <text:p text:style-name="P140"><text:soft-page-break/></text:p>
      <text:p text:style-name="P140">void drive() { </text:p>
      <text:p text:style-name="P140"><text:s text:c="4"/>speed += 10;</text:p>
      <text:p text:style-name="P140">}</text:p>
      <text:p text:style-name="P140"/>
      <text:p text:style-name="P141">9 — Операція</text:p>
      <text:p text:style-name="P141">Посуті операція це напис в інтерфейсі або на кнопці(обіцянка) а метод реалізація</text:p>
      <text:p text:style-name="P141">Операція каже</text:p>
      <text:p text:style-name="P141">"Клас Car має можливість їхати."</text:p>
      <text:p text:style-name="P141"/>
      <text:p text:style-name="P141">А ось метод:</text:p>
      <text:p text:style-name="P139"/>
      <text:p text:style-name="P139">void Car::drive() {</text:p>
      <text:p text:style-name="P139"><text:s text:c="4"/>speed += 10; <text:s text:c="2"/>// це метод, тобто конкретне виконання</text:p>
      <text:p text:style-name="P139">}</text:p>
      <text:p text:style-name="P139"/>
      <text:p text:style-name="P142">3) Переваги та недоліки ООП</text:p>
      <text:p text:style-name="P139"/>
      <text:p text:style-name="P139"/>
      <table:table table:name="Таблиця9" table:style-name="Таблиця9">
        <table:table-column table:style-name="Таблиця9.A"/>
        <table:table-column table:style-name="Таблиця9.B"/>
        <table:table-header-rows>
          <table:table-row>
            <table:table-cell table:style-name="Таблиця9.A1" office:value-type="string">
              <text:p text:style-name="Table_20_Heading"><text:span text:style-name="Strong_20_Emphasis">Переваги ООП</text:span></text:p>
            </table:table-cell>
            <table:table-cell table:style-name="Таблиця9.A1" office:value-type="string">
              <text:p text:style-name="Table_20_Heading"><text:span text:style-name="Strong_20_Emphasis">Пояснення</text:span></text:p>
            </table:table-cell>
          </table:table-row>
        </table:table-header-rows>
        <table:table-row>
          <table:table-cell table:style-name="Таблиця9.A1" office:value-type="string">
            <text:p text:style-name="Table_20_Contents"><text:span text:style-name="Strong_20_Emphasis">1. Зрозуміла структура коду</text:span></text:p>
          </table:table-cell>
          <table:table-cell table:style-name="Таблиця9.A1" office:value-type="string">
            <text:p text:style-name="Table_20_Contents">Код організований у класи та об’єкти → легше читати і підтримувати.</text:p>
          </table:table-cell>
        </table:table-row>
        <table:table-row>
          <table:table-cell table:style-name="Таблиця9.A1" office:value-type="string">
            <text:p text:style-name="Table_20_Contents"><text:span text:style-name="Strong_20_Emphasis">2. Повторне використання коду (reusability)</text:span></text:p>
          </table:table-cell>
          <table:table-cell table:style-name="Таблиця9.A1" office:value-type="string">
            <text:p text:style-name="Table_20_Contents">Можна створювати нові класи на основі старих через спадкування.</text:p>
          </table:table-cell>
        </table:table-row>
        <table:table-row>
          <table:table-cell table:style-name="Таблиця9.A1" office:value-type="string">
            <text:p text:style-name="Table_20_Contents"><text:span text:style-name="Strong_20_Emphasis">3. Інкапсуляція</text:span></text:p>
          </table:table-cell>
          <table:table-cell table:style-name="Таблиця9.A1" office:value-type="string">
            <text:p text:style-name="Table_20_Contents">Приховує внутрішню реалізацію, залишаючи лише потрібний інтерфейс.</text:p>
          </table:table-cell>
        </table:table-row>
        <table:table-row>
          <table:table-cell table:style-name="Таблиця9.A1" office:value-type="string">
            <text:p text:style-name="Table_20_Contents"><text:span text:style-name="Strong_20_Emphasis">4. Модульність</text:span></text:p>
          </table:table-cell>
          <table:table-cell table:style-name="Таблиця9.A1" office:value-type="string">
            <text:p text:style-name="Table_20_Contents">Код розбивається на незалежні частини, які легко тестувати й оновлювати.</text:p>
          </table:table-cell>
        </table:table-row>
        <table:table-row>
          <table:table-cell table:style-name="Таблиця9.A1" office:value-type="string">
            <text:p text:style-name="Table_20_Contents"><text:span text:style-name="Strong_20_Emphasis">5. Поліморфізм</text:span></text:p>
          </table:table-cell>
          <table:table-cell table:style-name="Таблиця9.A1" office:value-type="string">
            <text:p text:style-name="Table_20_Contents">Один інтерфейс → різна реалізація. Додає гнучкості системі.</text:p>
          </table:table-cell>
        </table:table-row>
        <table:table-row>
          <table:table-cell table:style-name="Таблиця9.A1" office:value-type="string">
            <text:p text:style-name="Table_20_Contents"><text:span text:style-name="Strong_20_Emphasis">6. Масштабованість</text:span></text:p>
          </table:table-cell>
          <table:table-cell table:style-name="Таблиця9.A1" office:value-type="string">
            <text:p text:style-name="Table_20_Contents">Проєкти можна розширювати, додаючи нові класи без зміни старих.</text:p>
          </table:table-cell>
        </table:table-row>
        <table:table-row>
          <table:table-cell table:style-name="Таблиця9.A1" office:value-type="string">
            <text:p text:style-name="Table_20_Contents"><text:span text:style-name="Strong_20_Emphasis">7. Легше моделювати реальний світ</text:span></text:p>
          </table:table-cell>
          <table:table-cell table:style-name="Таблиця9.A1" office:value-type="string">
            <text:p text:style-name="Table_20_Contents">Об’єкти відповідають реальним сутностям — машини, люди, файли тощо.</text:p>
          </table:table-cell>
        </table:table-row>
      </table:table>
      <text:p text:style-name="P143"/>
      <table:table table:name="Таблиця10" table:style-name="Таблиця10">
        <table:table-column table:style-name="Таблиця10.A"/>
        <table:table-column table:style-name="Таблиця10.B"/>
        <table:table-header-rows>
          <table:table-row>
            <table:table-cell table:style-name="Таблиця10.A1" office:value-type="string">
              <text:p text:style-name="Table_20_Heading"><text:span text:style-name="Strong_20_Emphasis">Недоліки ООП</text:span></text:p>
            </table:table-cell>
            <table:table-cell table:style-name="Таблиця10.A1" office:value-type="string">
              <text:p text:style-name="Table_20_Heading"><text:span text:style-name="Strong_20_Emphasis">Пояснення</text:span></text:p>
            </table:table-cell>
          </table:table-row>
        </table:table-header-rows>
        <table:table-row>
          <table:table-cell table:style-name="Таблиця10.A1" office:value-type="string">
            <text:p text:style-name="Table_20_Contents"><text:span text:style-name="Strong_20_Emphasis">1. Складність</text:span></text:p>
          </table:table-cell>
          <table:table-cell table:style-name="Таблиця10.A1" office:value-type="string">
            <text:p text:style-name="Table_20_Contents">Поріг входу вищий, ніж у процедурному програмуванні.</text:p>
          </table:table-cell>
        </table:table-row>
        <table:table-row>
          <table:table-cell table:style-name="Таблиця10.A1" office:value-type="string">
            <text:p text:style-name="Table_20_Contents"><text:span text:style-name="Strong_20_Emphasis">2. Більше пам’яті</text:span></text:p>
          </table:table-cell>
          <table:table-cell table:style-name="Таблиця10.A1" office:value-type="string">
            <text:p text:style-name="Table_20_Contents">Об’єкти, таблиці віртуальних функцій, метадані — усе це додає накладних витрат.</text:p>
          </table:table-cell>
        </table:table-row>
        <table:table-row>
          <table:table-cell table:style-name="Таблиця10.A1" office:value-type="string">
            <text:p text:style-name="Table_20_Contents"><text:span text:style-name="Strong_20_Emphasis">3. Зайва абстракція</text:span></text:p>
          </table:table-cell>
          <table:table-cell table:style-name="Таблиця10.A1" office:value-type="string">
            <text:p text:style-name="Table_20_Contents">Новачки часто створюють надмірні класи, ускладнюючи структуру.</text:p>
          </table:table-cell>
        </table:table-row>
        <table:table-row>
          <table:table-cell table:style-name="Таблиця10.A1" office:value-type="string">
            <text:p text:style-name="Table_20_Contents"><text:span text:style-name="Strong_20_Emphasis">4. Повільність порівняно з простими функціями</text:span></text:p>
          </table:table-cell>
          <table:table-cell table:style-name="Таблиця10.A1" office:value-type="string">
            <text:p text:style-name="Table_20_Contents">Віртуальні виклики повільніші за прямі.</text:p>
          </table:table-cell>
        </table:table-row>
        <table:table-row>
          <table:table-cell table:style-name="Таблиця10.A1" office:value-type="string">
            <text:p text:style-name="Table_20_Contents"><text:span text:style-name="Strong_20_Emphasis">5. Складні залежності</text:span></text:p>
          </table:table-cell>
          <table:table-cell table:style-name="Таблиця10.A1" office:value-type="string">
            <text:p text:style-name="Table_20_Contents">Велика система класів може утворити "павутину" залежностей.</text:p>
          </table:table-cell>
        </table:table-row>
        <table:table-row>
          <table:table-cell table:style-name="Таблиця10.A1" office:value-type="string">
            <text:p text:style-name="Table_20_Contents"><text:span text:style-name="Strong_20_Emphasis">6. Не завжди зручно для низькорівневого програмування</text:span></text:p>
          </table:table-cell>
          <table:table-cell table:style-name="Таблиця10.A1" office:value-type="string">
            <text:p text:style-name="Table_20_Contents">Наприклад, драйвери або системне програмування часто простіше писати процедурно.</text:p>
          </table:table-cell>
        </table:table-row>
        <table:table-row>
          <table:table-cell table:style-name="Таблиця10.A1" office:value-type="string">
            <text:p text:style-name="Table_20_Contents"><text:span text:style-name="Strong_20_Emphasis">7. Зайвий код (boilerplate)</text:span></text:p>
          </table:table-cell>
          <table:table-cell table:style-name="Таблиця10.A1" office:value-type="string">
            <text:p text:style-name="Table_20_Contents">Класи, конструктори, гетери, сетери → більше писати, ніж у процедурному стилі.</text:p>
          </table:table-cell>
        </table:table-row>
      </table:table>
      <text:p text:style-name="P144"><text:soft-page-break/><text:span text:style-name="T6">№21 </text:span>Концепція класів мови С++. Синтаксис опису класів(визначення класу). Модифікатори доступу public, private та protected. </text:p>
      <text:p text:style-name="P145"/>
      <text:p text:style-name="P146">1) Модифікатори доступу public, private та protected</text:p>
      <text:p text:style-name="P147"/>
      <text:p text:style-name="P147">1 — public</text:p>
      <text:p text:style-name="P147"/>
      <text:p text:style-name="P147">Доступний усім:</text:p>
      <text:p text:style-name="P147"><text:tab/>– ззовні класу</text:p>
      <text:p text:style-name="P147"><text:tab/>– зсередини класу</text:p>
      <text:p text:style-name="P147"><text:tab/>– у похідних класах</text:p>
      <text:p text:style-name="P147"/>
      <text:p text:style-name="P147">class Car {</text:p>
      <text:p text:style-name="P147">public:</text:p>
      <text:p text:style-name="P147"><text:s text:c="4"/>void drive() { <text:s text:c="7"/>// Доступно всюди</text:p>
      <text:p text:style-name="P147"><text:s text:c="8"/>speed += 10;</text:p>
      <text:p text:style-name="P147"><text:s text:c="4"/>}</text:p>
      <text:p text:style-name="P147">};</text:p>
      <text:p text:style-name="P147"/>
      <text:p text:style-name="P148">2 — private</text:p>
      <text:p text:style-name="P148"/>
      <text:p text:style-name="P148">Доступний лише всередині класу (і друзям friend).</text:p>
      <text:p text:style-name="P148">Не доступний:</text:p>
      <text:p text:style-name="P148"><text:tab/>– ззовні класу</text:p>
      <text:p text:style-name="P148"><text:tab/>– у похідних класах</text:p>
      <text:p text:style-name="P148"/>
      <text:p text:style-name="P148">class Car {</text:p>
      <text:p text:style-name="P148">private:</text:p>
      <text:p text:style-name="P148"><text:s text:c="4"/>int speed; <text:s text:c="11"/>// не видно зовні</text:p>
      <text:p text:style-name="P148"/>
      <text:p text:style-name="P148">public:</text:p>
      <text:p text:style-name="P148"><text:s text:c="4"/>void drive() {</text:p>
      <text:p text:style-name="P148"><text:s text:c="8"/>speed += 10; <text:s text:c="5"/>// доступно, бо всередині класу</text:p>
      <text:p text:style-name="P148"><text:s text:c="4"/>}</text:p>
      <text:p text:style-name="P148">};</text:p>
      <text:p text:style-name="P148"/>
      <text:p text:style-name="P148">Car c;</text:p>
      <text:p text:style-name="P148">c.speed = 50; // ❌ помилка — private</text:p>
      <text:p text:style-name="P148"/>
      <text:p text:style-name="P149"><text:span text:style-name="T17">3 — </text:span><text:span text:style-name="Strong_20_Emphasis">protected</text:span></text:p>
      <text:p text:style-name="P149"><text:span text:style-name="Strong_20_Emphasis"/></text:p>
      <text:p text:style-name="P150">Схожий на private, але:<text:line-break/><text:tab/>- доступний <text:span text:style-name="Strong_20_Emphasis">у самому класі</text:span><text:line-break/><text:tab/>- доступний <text:span text:style-name="Strong_20_Emphasis">у спадкоємцях (derived classes)</text:span><text:line-break/><text:tab/>- недоступний ззовні.</text:p>
      <text:p text:style-name="P148"/>
      <text:p text:style-name="P147">class Animal {</text:p>
      <text:p text:style-name="P147">protected:</text:p>
      <text:p text:style-name="P147"><text:s text:c="4"/>int age; <text:s text:c="11"/>// доступно похідним класам</text:p>
      <text:p text:style-name="P147"/>
      <text:p text:style-name="P147">public:</text:p>
      <text:p text:style-name="P147"><text:s text:c="4"/>void setAge(int a) { age = a; }</text:p>
      <text:p text:style-name="P147">};</text:p>
      <text:p text:style-name="P147"><text:soft-page-break/></text:p>
      <text:p text:style-name="P147">class Dog : public Animal {</text:p>
      <text:p text:style-name="P147">public:</text:p>
      <text:p text:style-name="P147"><text:s text:c="4"/>void grow() {</text:p>
      <text:p text:style-name="P147"><text:s text:c="8"/>age++; <text:s text:c="9"/>// ✔ доступно — protected</text:p>
      <text:p text:style-name="P147"><text:s text:c="4"/>}</text:p>
      <text:p text:style-name="P147">};</text:p>
      <text:p text:style-name="P147"/>
      <text:p text:style-name="P147"/>
      <text:p text:style-name="P147">Dog d;</text:p>
      <text:p text:style-name="P147">d.age = 5; <text:s text:c="2"/>// ❌ помилка — protected</text:p>
      <text:p text:style-name="P147"/>
      <table:table table:name="Таблиця11" table:style-name="Таблиця11">
        <table:table-column table:style-name="Таблиця11.A"/>
        <table:table-column table:style-name="Таблиця11.B"/>
        <table:table-column table:style-name="Таблиця11.C"/>
        <table:table-column table:style-name="Таблиця11.D"/>
        <table:table-header-rows>
          <table:table-row>
            <table:table-cell table:style-name="Таблиця11.A1" office:value-type="string">
              <text:p text:style-name="Table_20_Heading">Доступ звідки</text:p>
            </table:table-cell>
            <table:table-cell table:style-name="Таблиця11.A1" office:value-type="string">
              <text:p text:style-name="Table_20_Heading">public</text:p>
            </table:table-cell>
            <table:table-cell table:style-name="Таблиця11.A1" office:value-type="string">
              <text:p text:style-name="Table_20_Heading">protected</text:p>
            </table:table-cell>
            <table:table-cell table:style-name="Таблиця11.A1" office:value-type="string">
              <text:p text:style-name="Table_20_Heading">private</text:p>
            </table:table-cell>
          </table:table-row>
        </table:table-header-rows>
        <table:table-row>
          <table:table-cell table:style-name="Таблиця11.A1" office:value-type="string">
            <text:p text:style-name="Table_20_Contents">Код ззовні класу</text:p>
          </table:table-cell>
          <table:table-cell table:style-name="Таблиця11.A1" office:value-type="string">
            <text:p text:style-name="Table_20_Contents">✔</text:p>
          </table:table-cell>
          <table:table-cell table:style-name="Таблиця11.A1" office:value-type="string">
            <text:p text:style-name="Table_20_Contents">❌</text:p>
          </table:table-cell>
          <table:table-cell table:style-name="Таблиця11.A1" office:value-type="string">
            <text:p text:style-name="Table_20_Contents">❌</text:p>
          </table:table-cell>
        </table:table-row>
        <table:table-row>
          <table:table-cell table:style-name="Таблиця11.A1" office:value-type="string">
            <text:p text:style-name="Table_20_Contents">Всередині класу</text:p>
          </table:table-cell>
          <table:table-cell table:style-name="Таблиця11.A1" office:value-type="string">
            <text:p text:style-name="Table_20_Contents">✔</text:p>
          </table:table-cell>
          <table:table-cell table:style-name="Таблиця11.A1" office:value-type="string">
            <text:p text:style-name="Table_20_Contents">✔</text:p>
          </table:table-cell>
          <table:table-cell table:style-name="Таблиця11.A1" office:value-type="string">
            <text:p text:style-name="Table_20_Contents">✔</text:p>
          </table:table-cell>
        </table:table-row>
        <table:table-row>
          <table:table-cell table:style-name="Таблиця11.A1" office:value-type="string">
            <text:p text:style-name="Table_20_Contents">У похідних класах</text:p>
          </table:table-cell>
          <table:table-cell table:style-name="Таблиця11.A1" office:value-type="string">
            <text:p text:style-name="Table_20_Contents">✔</text:p>
          </table:table-cell>
          <table:table-cell table:style-name="Таблиця11.A1" office:value-type="string">
            <text:p text:style-name="Table_20_Contents">✔</text:p>
          </table:table-cell>
          <table:table-cell table:style-name="Таблиця11.A1" office:value-type="string">
            <text:p text:style-name="Table_20_Contents">❌</text:p>
          </table:table-cell>
        </table:table-row>
      </table:table>
      <text:p text:style-name="P147"/>
      <text:p text:style-name="P147"/>
      <text:p text:style-name="P151"><text:span text:style-name="T6">№22</text:span> Дані та функції класів (члени класу). Дані класу(поля). Опис та визначення функцій класів. </text:p>
      <text:p text:style-name="P136"/>
      <text:p text:style-name="P152">1) Дані та функції класів (члени класу). Дані класу(поля). Опис та визначення функцій класів. </text:p>
      <text:p text:style-name="P153"/>
      <text:p text:style-name="P153">1 — Дані класу (поля)</text:p>
      <text:p text:style-name="P153"/>
      <text:p text:style-name="P153">class Car {</text:p>
      <text:p text:style-name="P153">private:</text:p>
      <text:p text:style-name="P153"><text:s text:c="4"/>int speed; <text:s text:c="9"/>// поле (дані класу)</text:p>
      <text:p text:style-name="P153"><text:s text:c="4"/>string color; <text:s text:c="6"/>// поле (дані класу)</text:p>
      <text:p text:style-name="P153"/>
      <text:p text:style-name="P153">public:</text:p>
      <text:p text:style-name="P153"><text:s text:c="4"/>string brand; <text:s text:c="6"/>// поле (публічне)</text:p>
      <text:p text:style-name="P153">};</text:p>
      <text:p text:style-name="P153"/>
      <text:p text:style-name="P153">2 — Функції класу (методи)</text:p>
      <text:p text:style-name="P153"/>
      <text:p text:style-name="P153">class Car {</text:p>
      <text:p text:style-name="P153">private:</text:p>
      <text:p text:style-name="P153"><text:s text:c="4"/>int speed;</text:p>
      <text:p text:style-name="P153"/>
      <text:p text:style-name="P153">public:</text:p>
      <text:p text:style-name="P153"><text:s text:c="4"/>void setSpeed(int s); <text:s text:c="2"/>// оголошення функції</text:p>
      <text:p text:style-name="P153"><text:s text:c="4"/>int getSpeed(); <text:s text:c="8"/>// оголошення функції</text:p>
      <text:p text:style-name="P153">};</text:p>
      <text:p text:style-name="P153"/>
      <text:p text:style-name="P153">3 — Опис та визначення функцій класів</text:p>
      <text:p text:style-name="P153"/>
      <text:p text:style-name="P153">// Оголошення функцій у класі</text:p>
      <text:p text:style-name="P153">class Car {</text:p>
      <text:p text:style-name="P153">private:</text:p>
      <text:p text:style-name="P153"><text:s text:c="4"/>int speed;</text:p>
      <text:p text:style-name="P153"/>
      <text:p text:style-name="P153"><text:soft-page-break/>public:</text:p>
      <text:p text:style-name="P153"><text:s text:c="4"/>void setSpeed(int s); <text:s/>// опис (declaration)</text:p>
      <text:p text:style-name="P153"><text:s text:c="4"/>int getSpeed(); <text:s text:c="7"/>// опис (declaration)</text:p>
      <text:p text:style-name="P153">};</text:p>
      <text:p text:style-name="P153"/>
      <text:p text:style-name="P153">// Визначення функцій за межами класу</text:p>
      <text:p text:style-name="P153">void Car::setSpeed(int s) {</text:p>
      <text:p text:style-name="P153"><text:s text:c="4"/>speed = s;</text:p>
      <text:p text:style-name="P153">}</text:p>
      <text:p text:style-name="P153"/>
      <text:p text:style-name="P153">int Car::getSpeed() {</text:p>
      <text:p text:style-name="P153"><text:s text:c="4"/>return speed;</text:p>
      <text:p text:style-name="P153">}</text:p>
      <text:p text:style-name="P153"/>
      <text:p text:style-name="P153">int main() {</text:p>
      <text:p text:style-name="P153"><text:s text:c="4"/>Car c;</text:p>
      <text:p text:style-name="P153"><text:s text:c="4"/>c.setSpeed(120); <text:s text:c="12"/>// виклик методу</text:p>
      <text:p text:style-name="P153"><text:s text:c="4"/>cout &lt;&lt; "Speed: " &lt;&lt; c.getSpeed() &lt;&lt; endl;</text:p>
      <text:p text:style-name="P153">}</text:p>
      <text:p text:style-name="P153"/>
      <text:p text:style-name="P153"/>
      <text:p text:style-name="P151"><text:span text:style-name="T6">№23</text:span> Спеціальні функції класів. Конструктори. Деструктори. Порядок виклику конструктора при створенні об’єкта класу. Виклик деструктора при знищені об’єкта класу. Вказівник this.</text:p>
      <text:p text:style-name="P153"/>
      <text:p text:style-name="P154">1) Спеціальні функції класів</text:p>
      <text:p text:style-name="P155"/>
      <text:p text:style-name="P155">1 — Конструктор (Constructor)</text:p>
      <text:p text:style-name="P155"/>
      <text:p text:style-name="P155">Викликається при створенні об’єкта.</text:p>
      <text:p text:style-name="P155">Має те ж ім’я, що й клас.</text:p>
      <text:p text:style-name="P155">Не має типу повернення.</text:p>
      <text:p text:style-name="P155"/>
      <text:p text:style-name="P155">class Car {</text:p>
      <text:p text:style-name="P155">private:</text:p>
      <text:p text:style-name="P155"><text:s text:c="4"/>int speed;</text:p>
      <text:p text:style-name="P155">public:</text:p>
      <text:p text:style-name="P155"><text:s text:c="4"/>Car(int s) { speed = s; } <text:s/>// конструктор</text:p>
      <text:p text:style-name="P155"><text:s text:c="4"/>void show() { cout &lt;&lt; speed &lt;&lt; endl; }</text:p>
      <text:p text:style-name="P155">};</text:p>
      <text:p text:style-name="P155"/>
      <text:p text:style-name="P155">int main() {</text:p>
      <text:p text:style-name="P155"><text:s text:c="4"/>Car c(100); <text:s text:c="2"/>// виклик конструктора</text:p>
      <text:p text:style-name="P155"><text:s text:c="4"/>c.show(); <text:s text:c="4"/>// 100</text:p>
      <text:p text:style-name="P155">}</text:p>
      <text:p text:style-name="P155"/>
      <text:p text:style-name="P155"/>
      <text:p text:style-name="P156"><text:span text:style-name="T28">2 — </text:span><text:span text:style-name="Strong_20_Emphasis"><text:span text:style-name="T1">Деструктор (Destructor)</text:span></text:span></text:p>
      <text:p text:style-name="P157"/>
      <text:p text:style-name="P156"><text:span text:style-name="T1">Викликається при </text:span><text:span text:style-name="Strong_20_Emphasis"><text:span text:style-name="T1">знищенні об’єкта</text:span></text:span><text:span text:style-name="T1">.</text:span></text:p>
      <text:p text:style-name="P156"><text:span text:style-name="T1">Має </text:span><text:span text:style-name="Strong_20_Emphasis"><text:span text:style-name="T1">те ж ім’я, що й клас</text:span></text:span><text:span text:style-name="T1">, але перед ім’ям ставиться </text:span><text:span text:style-name="Source_20_Text"><text:span text:style-name="T1">~</text:span></text:span><text:span text:style-name="T1">.</text:span></text:p>
      <text:p text:style-name="P157">Не має параметрів і типу повернення.</text:p>
      <text:p text:style-name="P155"/>
      <text:p text:style-name="P155"><text:soft-page-break/>class Car {</text:p>
      <text:p text:style-name="P155">public:</text:p>
      <text:p text:style-name="P155"><text:s text:c="4"/>~Car() { cout &lt;&lt; "Object destroyed" &lt;&lt; endl; }</text:p>
      <text:p text:style-name="P155">};</text:p>
      <text:p text:style-name="P155"/>
      <text:p text:style-name="P155">int main() {</text:p>
      <text:p text:style-name="P155"><text:s text:c="4"/>Car c; <text:s/>// при завершенні main() викликається деструктор</text:p>
      <text:p text:style-name="P155">}</text:p>
      <text:p text:style-name="P155"/>
      <text:p text:style-name="P155">3 — Конструкт копіювання</text:p>
      <text:p text:style-name="P155"/>
      <text:p text:style-name="P155">class Car {</text:p>
      <text:p text:style-name="P155">private:</text:p>
      <text:p text:style-name="P155"><text:s text:c="4"/>int speed;</text:p>
      <text:p text:style-name="P155">public:</text:p>
      <text:p text:style-name="P155"><text:s text:c="4"/>Car(int s) : speed(s) {}</text:p>
      <text:p text:style-name="P155"><text:s text:c="4"/>Car(const Car &amp;c) : speed(c.speed) {} <text:s/>// копіювальний конструктор</text:p>
      <text:p text:style-name="P155"><text:s text:c="4"/>void show() { cout &lt;&lt; speed &lt;&lt; endl; }</text:p>
      <text:p text:style-name="P155">};</text:p>
      <text:p text:style-name="P155"/>
      <text:p text:style-name="P155">int main() {</text:p>
      <text:p text:style-name="P155"><text:s text:c="4"/>Car c1(100);</text:p>
      <text:p text:style-name="P155"><text:s text:c="4"/>Car c2 = c1; <text:s/>// виклик копіювального конструктора</text:p>
      <text:p text:style-name="P155"><text:s text:c="4"/>c2.show(); <text:s text:c="3"/>// 100</text:p>
      <text:p text:style-name="P155">}</text:p>
      <text:p text:style-name="P155"/>
      <text:p text:style-name="P158">4 – <text:span text:style-name="T17">Конструкт переміщення</text:span></text:p>
      <text:p text:style-name="P158"/>
      <text:p text:style-name="P158">Array(Array&amp;&amp; other) {</text:p>
      <text:p text:style-name="P158"><text:s text:c="4"/>data = other.data; <text:s text:c="5"/>// "позичаємо" масив</text:p>
      <text:p text:style-name="P158"><text:s text:c="4"/>size = other.size;</text:p>
      <text:p text:style-name="P158"><text:s text:c="4"/>other.data = nullptr; <text:s text:c="2"/>// старий об’єкт очищає вказівник</text:p>
      <text:p text:style-name="P158"><text:s text:c="4"/>other.size = 0;</text:p>
      <text:p text:style-name="P158"><text:s text:c="4"/>cout &lt;&lt; "Move constructor called\n";</text:p>
      <text:p text:style-name="P158">}</text:p>
      <text:p text:style-name="P158"/>
      <text:p text:style-name="P159">2) <text:span text:style-name="T9">this </text:span>і <text:span text:style-name="T9">*this</text:span></text:p>
      <text:p text:style-name="P160"/>
      <text:p text:style-name="P160">this — це вказівник на поточний об’єкт, для якого викликається метод класу.</text:p>
      <text:p text:style-name="P160"/>
      <text:p text:style-name="P160">#include &lt;iostream&gt;</text:p>
      <text:p text:style-name="P160">using namespace std;</text:p>
      <text:p text:style-name="P160"/>
      <text:p text:style-name="P160">class Car;</text:p>
      <text:p text:style-name="P160"/>
      <text:p text:style-name="P160">class Printer {</text:p>
      <text:p text:style-name="P160">public:</text:p>
      <text:p text:style-name="P160"><text:s text:c="4"/>void printCar(Car* c); // очікує вказівник на об’єкт</text:p>
      <text:p text:style-name="P160">};</text:p>
      <text:p text:style-name="P160"/>
      <text:p text:style-name="P160">class Car {</text:p>
      <text:p text:style-name="P160">private:</text:p>
      <text:p text:style-name="P160"><text:s text:c="4"/>int speed;</text:p>
      <text:p text:style-name="P160">public:</text:p>
      <text:p text:style-name="P160"><text:s text:c="4"/>Car(int s) : speed(s) {}</text:p>
      <text:p text:style-name="P160"><text:soft-page-break/></text:p>
      <text:p text:style-name="P160"><text:s text:c="4"/>void show() { cout &lt;&lt; "Speed: " &lt;&lt; speed &lt;&lt; endl; }</text:p>
      <text:p text:style-name="P160"/>
      <text:p text:style-name="P160"><text:s text:c="4"/>void print(Printer&amp; p) {</text:p>
      <text:p text:style-name="P160"><text:s text:c="8"/>p.printCar(this); // передаємо поточний об’єкт як вказівник</text:p>
      <text:p text:style-name="P160"><text:s text:c="4"/>}</text:p>
      <text:p text:style-name="P160">};</text:p>
      <text:p text:style-name="P160"/>
      <text:p text:style-name="P160">void Printer::printCar(Car* c) {</text:p>
      <text:p text:style-name="P160"><text:s text:c="4"/>cout &lt;&lt; "Printing car info: ";</text:p>
      <text:p text:style-name="P160"><text:s text:c="4"/>c-&gt;show(); // працюємо з об’єктом через вказівник</text:p>
      <text:p text:style-name="P160">}</text:p>
      <text:p text:style-name="P160"/>
      <text:p text:style-name="P160">int main() {</text:p>
      <text:p text:style-name="P160"><text:s text:c="4"/>Car c1(120);</text:p>
      <text:p text:style-name="P160"><text:s text:c="4"/>Printer printer;</text:p>
      <text:p text:style-name="P160"/>
      <text:p text:style-name="P160"><text:s text:c="4"/>c1.print(printer); // поточний об'єкт передається в Printer</text:p>
      <text:p text:style-name="P160"><text:s text:c="4"/>return 0;</text:p>
      <text:p text:style-name="P160">}</text:p>
      <text:p text:style-name="P160"/>
      <text:p text:style-name="P161">*this —<text:span text:style-name="T17"> сам об’єкт(якщо об’єкт</text:span> int x = 5<text:span text:style-name="T17"> то</text:span> *this == 5 <text:span text:style-name="T17">)</text:span></text:p>
      <text:p text:style-name="P162"/>
      <text:p text:style-name="P162"/>
      <text:p text:style-name="P163"><text:span text:style-name="T6">№25</text:span> Статичні дані. Визначення та ініціалізація статичних даних. Звернення до статичних даних. Статичні функції класу. Визначення статичних функцій. Виклик статичних функцій класу. </text:p>
      <text:p text:style-name="P164"/>
      <text:p text:style-name="P165">1) Статичні функції класу</text:p>
      <text:p text:style-name="P166"/>
      <text:p text:style-name="P166">Статичні функції можуть звертатися тільки до статичних об’єктів</text:p>
      <text:p text:style-name="P166"/>
      <text:p text:style-name="P166">#include &lt;iostream&gt;</text:p>
      <text:p text:style-name="P166">using namespace std;</text:p>
      <text:p text:style-name="P166"/>
      <text:p text:style-name="P166">class Car {</text:p>
      <text:p text:style-name="P166">private:</text:p>
      <text:p text:style-name="P166"><text:s text:c="4"/>static int count; // статичне поле для всіх об'єктів</text:p>
      <text:p text:style-name="P166"><text:s text:c="4"/>string brand;</text:p>
      <text:p text:style-name="P166"/>
      <text:p text:style-name="P166">public:</text:p>
      <text:p text:style-name="P166"><text:s text:c="4"/>Car(string b) : brand(b) { count++; }</text:p>
      <text:p text:style-name="P166"/>
      <text:p text:style-name="P166"><text:s text:c="4"/>static int getCount() { // статична функція</text:p>
      <text:p text:style-name="P166"><text:s text:c="8"/>return count; <text:s text:c="7"/>// доступ до статичного поля</text:p>
      <text:p text:style-name="P166"><text:s text:c="4"/>}</text:p>
      <text:p text:style-name="P166"/>
      <text:p text:style-name="P166"><text:s text:c="4"/>void show() { cout &lt;&lt; "Brand: " &lt;&lt; brand &lt;&lt; endl; }</text:p>
      <text:p text:style-name="P166">};</text:p>
      <text:p text:style-name="P166"/>
      <text:p text:style-name="P166">// ініціалізація статичного поля поза класом</text:p>
      <text:p text:style-name="P166">int Car::count = 0;</text:p>
      <text:p text:style-name="P166"/>
      <text:p text:style-name="P166"><text:soft-page-break/>int main() {</text:p>
      <text:p text:style-name="P166"><text:s text:c="4"/>Car c1("BMW");</text:p>
      <text:p text:style-name="P166"><text:s text:c="4"/>Car c2("Audi");</text:p>
      <text:p text:style-name="P166"><text:s text:c="4"/>Car c3("Tesla");</text:p>
      <text:p text:style-name="P166"/>
      <text:p text:style-name="P166"><text:s text:c="4"/>cout &lt;&lt; "Number of cars: " &lt;&lt; Car::getCount() &lt;&lt; endl;</text:p>
      <text:p text:style-name="P166"><text:s text:c="4"/>return 0;</text:p>
      <text:p text:style-name="P166">}</text:p>
      <text:p text:style-name="P166"/>
      <text:p text:style-name="P166"/>
      <text:p text:style-name="P167"><text:span text:style-name="T6">№26</text:span> Дружні функції. Опис дружних функцій до класу. Доступ до елементів класу із дружніх функцій. Дружні класи. Опис дружних класів до класу. Доступ до елементів класу із функцій дружних класів.</text:p>
      <text:p text:style-name="P168"/>
      <text:p text:style-name="P169">1) Дружні функції та класи</text:p>
      <text:p text:style-name="P168"/>
      <text:p text:style-name="P168"/>
      <text:p text:style-name="P168">#include &lt;iostream&gt;</text:p>
      <text:p text:style-name="P168">using namespace std;</text:p>
      <text:p text:style-name="P168"/>
      <text:p text:style-name="P168">class Box {</text:p>
      <text:p text:style-name="P168">private:</text:p>
      <text:p text:style-name="P168"><text:s text:c="4"/>double width;</text:p>
      <text:p text:style-name="P168"><text:s text:c="4"/>double height;</text:p>
      <text:p text:style-name="P168"/>
      <text:p text:style-name="P168">public:</text:p>
      <text:p text:style-name="P168"><text:s text:c="4"/>Box(double w, double h) : width(w), height(h) {}</text:p>
      <text:p text:style-name="P168"/>
      <text:p text:style-name="P168"><text:s text:c="4"/>// Дружня функція</text:p>
      <text:p text:style-name="P168"><text:s text:c="4"/>friend double area(Box b);</text:p>
      <text:p text:style-name="P168"/>
      <text:p text:style-name="P168"><text:s text:c="4"/>// Дружній клас</text:p>
      <text:p text:style-name="P168"><text:s text:c="4"/>friend class BoxPrinter;</text:p>
      <text:p text:style-name="P168">};</text:p>
      <text:p text:style-name="P168"/>
      <text:p text:style-name="P168">// Дружня функція може доступатися до приватних полів Box</text:p>
      <text:p text:style-name="P168">double area(Box b) {</text:p>
      <text:p text:style-name="P168"><text:s text:c="4"/>return b.width * b.height;</text:p>
      <text:p text:style-name="P168">}</text:p>
      <text:p text:style-name="P168"/>
      <text:p text:style-name="P168">// Дружній клас може мати методи, що доступні до приватних полів Box</text:p>
      <text:p text:style-name="P168">class BoxPrinter {</text:p>
      <text:p text:style-name="P168">public:</text:p>
      <text:p text:style-name="P168"><text:s text:c="4"/>void printDimensions(Box b) {</text:p>
      <text:p text:style-name="P168"><text:s text:c="8"/>cout &lt;&lt; "Width: " &lt;&lt; b.width &lt;&lt; ", Height: " &lt;&lt; b.height &lt;&lt; endl;</text:p>
      <text:p text:style-name="P168"><text:s text:c="4"/>}</text:p>
      <text:p text:style-name="P168">};</text:p>
      <text:p text:style-name="P168"/>
      <text:p text:style-name="P168">int main() {</text:p>
      <text:p text:style-name="P168"><text:s text:c="4"/>Box b1(5.0, 3.0);</text:p>
      <text:p text:style-name="P168"/>
      <text:p text:style-name="P168"><text:s text:c="4"/>// Виклик дружньої функції</text:p>
      <text:p text:style-name="P168"><text:s text:c="4"/>cout &lt;&lt; "Area: " &lt;&lt; area(b1) &lt;&lt; endl;</text:p>
      <text:p text:style-name="P168"><text:soft-page-break/></text:p>
      <text:p text:style-name="P168"><text:s text:c="4"/>// Використання дружнього класу</text:p>
      <text:p text:style-name="P168"><text:s text:c="4"/>BoxPrinter printer;</text:p>
      <text:p text:style-name="P168"><text:s text:c="4"/>printer.printDimensions(b1);</text:p>
      <text:p text:style-name="P168"/>
      <text:p text:style-name="P168"><text:s text:c="4"/>return 0;</text:p>
      <text:p text:style-name="P168">}</text:p>
      <text:p text:style-name="P168"/>
      <text:p text:style-name="P168"/>
      <text:p text:style-name="P170"><text:span text:style-name="T6">№27</text:span> Вкладені класи. Послідовність виклику конструкторів та деструкторів для вкладених класів. Дружні функції в вкладених класах. Локальні класи. Безіменні класи. </text:p>
      <text:p text:style-name="P168"/>
      <text:p text:style-name="P171">1) Вкладенні класи(сон всередині сна) <text:span text:style-name="T29">попростому клас в класі</text:span></text:p>
      <text:p text:style-name="P172"/>
      <text:p text:style-name="P173">Вкладенні класи це повноцінні класи які мають повний функціанал а їх коріний клас немає додаткових привілеїв, ця можливість існує виключно для організації коду<text:span text:style-name="T30">(окрім безімених вони посуті є простою структурою до якої неможна звернутися томущо вона немає ім’я)</text:span>.</text:p>
      <text:p text:style-name="P172"/>
      <text:p text:style-name="P172">#include &lt;iostream&gt;</text:p>
      <text:p text:style-name="P172">using namespace std;</text:p>
      <text:p text:style-name="P172"/>
      <text:p text:style-name="P172">class Car {</text:p>
      <text:p text:style-name="P172">private:</text:p>
      <text:p text:style-name="P172"><text:s text:c="4"/>string brand;</text:p>
      <text:p text:style-name="P172"/>
      <text:p text:style-name="P172">public:</text:p>
      <text:p text:style-name="P172"><text:s text:c="4"/>Car(string b) : brand(b) {}</text:p>
      <text:p text:style-name="P172"/>
      <text:p text:style-name="P172"><text:s text:c="4"/>void showBrand() { cout &lt;&lt; "Brand: " &lt;&lt; brand &lt;&lt; endl; }</text:p>
      <text:p text:style-name="P172"/>
      <text:p text:style-name="P172"><text:s text:c="4"/>// Вкладений клас</text:p>
      <text:p text:style-name="P172"><text:s text:c="4"/>class Engine {</text:p>
      <text:p text:style-name="P172"><text:s text:c="4"/>private:</text:p>
      <text:p text:style-name="P172"><text:s text:c="8"/>int horsepower;</text:p>
      <text:p text:style-name="P172"><text:s text:c="4"/>public:</text:p>
      <text:p text:style-name="P172"><text:s text:c="8"/>Engine(int hp) : horsepower(hp) {}</text:p>
      <text:p text:style-name="P172"/>
      <text:p text:style-name="P172"><text:s text:c="8"/>void showPower() { cout &lt;&lt; "Horsepower: " &lt;&lt; horsepower &lt;&lt; endl; }</text:p>
      <text:p text:style-name="P172"><text:s text:c="4"/>};</text:p>
      <text:p text:style-name="P172">};</text:p>
      <text:p text:style-name="P172"/>
      <text:p text:style-name="P172">int main() {</text:p>
      <text:p text:style-name="P172"><text:s text:c="4"/>Car c1("BMW");</text:p>
      <text:p text:style-name="P172"><text:s text:c="4"/>c1.showBrand();</text:p>
      <text:p text:style-name="P172"/>
      <text:p text:style-name="P172"><text:s text:c="4"/>// Створюємо об'єкт вкладеного класу</text:p>
      <text:p text:style-name="P172"><text:s text:c="4"/>Car::Engine e1(250);</text:p>
      <text:p text:style-name="P172"><text:s text:c="4"/>e1.showPower();</text:p>
      <text:p text:style-name="P172"/>
      <text:p text:style-name="P172"><text:s text:c="4"/>return 0;</text:p>
      <text:p text:style-name="P172">}</text:p>
      <text:p text:style-name="P172"/>
      <text:p text:style-name="P173">Результат:</text:p>
      <text:p text:style-name="P173"><text:soft-page-break/></text:p>
      <text:p text:style-name="P173">Brand: BMW</text:p>
      <text:p text:style-name="P173">Horsepower: 250</text:p>
      <text:p text:style-name="P173"/>
      <text:p text:style-name="P173"/>
      <text:p text:style-name="P173"/>
      <text:p text:style-name="P174"><text:span text:style-name="T6">№28</text:span> <text:s/>Перевантаження операцій. Бінарні та унарні операції. Дозволені та заборонені операції для перевантаження. Два способи перевантаження операцій. Унарні операцій. Перевантаження унарних операцій. Особливості перевантаження унарних операцій ++ та</text:p>
      <text:p text:style-name="P174">--. </text:p>
      <text:p text:style-name="P175"/>
      <text:p text:style-name="P176">1) Перевантаження бінарних операцій</text:p>
      <text:p text:style-name="P177"/>
      <text:p text:style-name="P177">Перевантаження операторів — це спосіб задати свою логіку для стандартних операторів, коли вони працюють з об’єктами користувацьких типів.</text:p>
      <text:p text:style-name="P177"/>
      <text:p text:style-name="P175">Vector a(1, 2);</text:p>
      <text:p text:style-name="P175">Vector b(3, 4);</text:p>
      <text:p text:style-name="P175"/>
      <text:p text:style-name="P175">Vector c = a + b; <text:s text:c="2"/>// працює!</text:p>
      <text:p text:style-name="P175"/>
      <text:p text:style-name="P178">2) Бінарні та унарні операції</text:p>
      <text:p text:style-name="P175"/>
      <text:p text:style-name="P179"><text:span text:style-name="T31">1 - </text:span>Унарний оператор<text:span text:style-name="T31"> </text:span></text:p>
      <text:p text:style-name="P179">Унарний оператор — це оператор, який діє на один операнд.</text:p>
      <text:p text:style-name="P175">Приклади унарних операторів:</text:p>
      <text:p text:style-name="P175">+a</text:p>
      <text:p text:style-name="P175">-a</text:p>
      <text:p text:style-name="P175">++a (префіксний)</text:p>
      <text:p text:style-name="P175">a++ (постфіксний)</text:p>
      <text:p text:style-name="P175">--a</text:p>
      <text:p text:style-name="P175">!a</text:p>
      <text:p text:style-name="P175">~a</text:p>
      <text:p text:style-name="P175">*p (розіменування)</text:p>
      <text:p text:style-name="P175">&amp;a (адреса)</text:p>
      <text:p text:style-name="P175">sizeof</text:p>
      <text:p text:style-name="P175">new, delete</text:p>
      <text:p text:style-name="P175"/>
      <text:p text:style-name="P175"/>
      <text:p text:style-name="P180">2 - Бінарні оператори</text:p>
      <text:p text:style-name="P180">Бінарний оператор — це оператор, який працює з двома операндами.</text:p>
      <text:p text:style-name="P180">Приклади:</text:p>
      <text:p text:style-name="P180">a + b</text:p>
      <text:p text:style-name="P180">a - b</text:p>
      <text:p text:style-name="P180">a * b</text:p>
      <text:p text:style-name="P180">a / b</text:p>
      <text:p text:style-name="P180">a == b</text:p>
      <text:p text:style-name="P180">a &lt; b</text:p>
      <text:p text:style-name="P180">a = b</text:p>
      <text:p text:style-name="P180">a += b</text:p>
      <text:p text:style-name="P180"/>
      <text:p text:style-name="P180"><text:soft-page-break/>a[b]</text:p>
      <text:p text:style-name="P180">a &amp;&amp; b (не рекомендується перевантажувати)</text:p>
      <text:p text:style-name="P180">&lt;&lt;, &gt;&gt;</text:p>
      <text:p text:style-name="P180"/>
      <text:p text:style-name="P181">3)Дозволені та заборонені операції для перевантаження</text:p>
      <text:p text:style-name="P182"/>
      <text:p text:style-name="P182"/>
      <table:table table:name="Таблиця12" table:style-name="Таблиця12">
        <table:table-column table:style-name="Таблиця12.A"/>
        <table:table-column table:style-name="Таблиця12.B"/>
        <table:table-header-rows>
          <table:table-row>
            <table:table-cell table:style-name="Таблиця12.A1" office:value-type="string">
              <text:p text:style-name="Table_20_Heading">Оператор</text:p>
            </table:table-cell>
            <table:table-cell table:style-name="Таблиця12.A1" office:value-type="string">
              <text:p text:style-name="Table_20_Heading">Чому заборонено</text:p>
            </table:table-cell>
          </table:table-row>
        </table:table-header-rows>
        <table:table-row>
          <table:table-cell table:style-name="Таблиця12.A1" office:value-type="string">
            <text:p text:style-name="Table_20_Contents"><text:span text:style-name="Source_20_Text">::</text:span></text:p>
          </table:table-cell>
          <table:table-cell table:style-name="Таблиця12.A1" office:value-type="string">
            <text:p text:style-name="Table_20_Contents">Оператор області видимості, фундаментальна частина мови</text:p>
          </table:table-cell>
        </table:table-row>
        <table:table-row>
          <table:table-cell table:style-name="Таблиця12.A1" office:value-type="string">
            <text:p text:style-name="Table_20_Contents"><text:span text:style-name="Source_20_Text">.</text:span></text:p>
          </table:table-cell>
          <table:table-cell table:style-name="Таблиця12.A1" office:value-type="string">
            <text:p text:style-name="Table_20_Contents">Доступ до членів, неможливо змінити семантику</text:p>
          </table:table-cell>
        </table:table-row>
        <table:table-row>
          <table:table-cell table:style-name="Таблиця12.A1" office:value-type="string">
            <text:p text:style-name="Table_20_Contents"><text:span text:style-name="Source_20_Text">.*</text:span></text:p>
          </table:table-cell>
          <table:table-cell table:style-name="Таблиця12.A1" office:value-type="string">
            <text:p text:style-name="Table_20_Contents">Комбінація з <text:span text:style-name="Source_20_Text">.</text:span> — неможливо змінити</text:p>
          </table:table-cell>
        </table:table-row>
        <table:table-row>
          <table:table-cell table:style-name="Таблиця12.A1" office:value-type="string">
            <text:p text:style-name="Table_20_Contents"><text:span text:style-name="Source_20_Text">?:</text:span></text:p>
          </table:table-cell>
          <table:table-cell table:style-name="Таблиця12.A1" office:value-type="string">
            <text:p text:style-name="Table_20_Contents">Тернарний оператор, складна синтаксична структура</text:p>
          </table:table-cell>
        </table:table-row>
        <table:table-row>
          <table:table-cell table:style-name="Таблиця12.A1" office:value-type="string">
            <text:p text:style-name="Table_20_Contents"><text:span text:style-name="Source_20_Text">sizeof</text:span></text:p>
          </table:table-cell>
          <table:table-cell table:style-name="Таблиця12.A1" office:value-type="string">
            <text:p text:style-name="Table_20_Contents">Обчислюється на етапі компіляції</text:p>
          </table:table-cell>
        </table:table-row>
        <table:table-row>
          <table:table-cell table:style-name="Таблиця12.A1" office:value-type="string">
            <text:p text:style-name="Table_20_Contents"><text:span text:style-name="Source_20_Text">typeid</text:span></text:p>
          </table:table-cell>
          <table:table-cell table:style-name="Таблиця12.A1" office:value-type="string">
            <text:p text:style-name="Table_20_Contents">Працює з RTTI, не перевизначається</text:p>
          </table:table-cell>
        </table:table-row>
        <table:table-row>
          <table:table-cell table:style-name="Таблиця12.A1" office:value-type="string">
            <text:p text:style-name="Table_20_Contents"><text:span text:style-name="Source_20_Text">alignof</text:span></text:p>
          </table:table-cell>
          <table:table-cell table:style-name="Таблиця12.A1" office:value-type="string">
            <text:p text:style-name="Table_20_Contents">Системна характеристика типу</text:p>
          </table:table-cell>
        </table:table-row>
        <table:table-row>
          <table:table-cell table:style-name="Таблиця12.A1" office:value-type="string">
            <text:p text:style-name="Table_20_Contents"><text:span text:style-name="Source_20_Text">decltype</text:span></text:p>
          </table:table-cell>
          <table:table-cell table:style-name="Таблиця12.A1" office:value-type="string">
            <text:p text:style-name="Table_20_Contents">Частина компілятора, не може бути функцією</text:p>
          </table:table-cell>
        </table:table-row>
        <table:table-row>
          <table:table-cell table:style-name="Таблиця12.A1" office:value-type="string">
            <text:p text:style-name="Table_20_Contents"><text:span text:style-name="Source_20_Text">if</text:span>, <text:span text:style-name="Source_20_Text">else</text:span>, <text:span text:style-name="Source_20_Text">for</text:span>, <text:span text:style-name="Source_20_Text">while</text:span></text:p>
          </table:table-cell>
          <table:table-cell table:style-name="Таблиця12.A1" office:value-type="string">
            <text:p text:style-name="Table_20_Contents">це ключові слова, не оператори</text:p>
          </table:table-cell>
        </table:table-row>
        <table:table-row>
          <table:table-cell table:style-name="Таблиця12.A1" office:value-type="string">
            <text:p text:style-name="Table_20_Contents"><text:span text:style-name="Source_20_Text">return</text:span>, <text:span text:style-name="Source_20_Text">break</text:span>, <text:span text:style-name="Source_20_Text">continue</text:span></text:p>
          </table:table-cell>
          <table:table-cell table:style-name="Таблиця12.A1" office:value-type="string">
            <text:p text:style-name="Table_20_Contents">теж ключові слова</text:p>
          </table:table-cell>
        </table:table-row>
        <table:table-row>
          <table:table-cell table:style-name="Таблиця12.A1" office:value-type="string">
            <text:p text:style-name="Table_20_Contents"><text:span text:style-name="Source_20_Text">switch</text:span> та <text:span text:style-name="Source_20_Text">case</text:span></text:p>
          </table:table-cell>
          <table:table-cell table:style-name="Таблиця12.A1" office:value-type="string">
            <text:p text:style-name="Table_20_Contents">керуючі конструкції</text:p>
          </table:table-cell>
        </table:table-row>
      </table:table>
      <text:p text:style-name="P182"/>
      <text:p text:style-name="P182"/>
      <text:p text:style-name="P182">Бо вони змінюють структуру мови, а не працюють як функції.</text:p>
      <text:p text:style-name="P182"/>
      <text:p text:style-name="P182">Перевантаження операторів — це просто функції зі спеціальним ім’ям.</text:p>
      <text:p text:style-name="P182">Тому перевантажуються тільки ті оператори, які можна представити як функції.</text:p>
      <text:p text:style-name="P182"/>
      <text:p text:style-name="P183">4)Особливості перевантаження унарних операцій ++ та --</text:p>
      <text:p text:style-name="P184"/>
      <text:p text:style-name="P184"/>
      <table:table table:name="Таблиця13" table:style-name="Таблиця13">
        <table:table-column table:style-name="Таблиця13.A"/>
        <table:table-column table:style-name="Таблиця13.B"/>
        <table:table-column table:style-name="Таблиця13.C"/>
        <table:table-column table:style-name="Таблиця13.D"/>
        <table:table-header-rows>
          <table:table-row>
            <table:table-cell table:style-name="Таблиця13.A1" office:value-type="string">
              <text:p text:style-name="Table_20_Heading">Форма</text:p>
            </table:table-cell>
            <table:table-cell table:style-name="Таблиця13.A1" office:value-type="string">
              <text:p text:style-name="Table_20_Heading">Коли змінює значення</text:p>
            </table:table-cell>
            <table:table-cell table:style-name="Таблиця13.A1" office:value-type="string">
              <text:p text:style-name="Table_20_Heading">Що повертає</text:p>
            </table:table-cell>
            <table:table-cell table:style-name="Таблиця13.A1" office:value-type="string">
              <text:p text:style-name="Table_20_Heading">Тип повернення</text:p>
            </table:table-cell>
          </table:table-row>
        </table:table-header-rows>
        <table:table-row>
          <table:table-cell table:style-name="Таблиця13.A1" office:value-type="string">
            <text:p text:style-name="Table_20_Contents"><text:span text:style-name="Source_20_Text">++a</text:span> (префікс)</text:p>
          </table:table-cell>
          <table:table-cell table:style-name="Таблиця13.A1" office:value-type="string">
            <text:p text:style-name="Table_20_Contents">одразу</text:p>
          </table:table-cell>
          <table:table-cell table:style-name="Таблиця13.A1" office:value-type="string">
            <text:p text:style-name="Table_20_Contents">змінений об’єкт</text:p>
          </table:table-cell>
          <table:table-cell table:style-name="Таблиця13.A1" office:value-type="string">
            <text:p text:style-name="Table_20_Contents"><text:span text:style-name="Source_20_Text">MyClass&amp;</text:span></text:p>
          </table:table-cell>
        </table:table-row>
        <table:table-row>
          <table:table-cell table:style-name="Таблиця13.A1" office:value-type="string">
            <text:p text:style-name="Table_20_Contents"><text:span text:style-name="Source_20_Text">a++</text:span> (постфікс)</text:p>
          </table:table-cell>
          <table:table-cell table:style-name="Таблиця13.A1" office:value-type="string">
            <text:p text:style-name="Table_20_Contents">після повернення</text:p>
          </table:table-cell>
          <table:table-cell table:style-name="Таблиця13.A1" office:value-type="string">
            <text:p text:style-name="Table_20_Contents"><text:span text:style-name="Emphasis">старе</text:span> значення</text:p>
          </table:table-cell>
          <table:table-cell table:style-name="Таблиця13.A1" office:value-type="string">
            <text:p text:style-name="Table_20_Contents"><text:span text:style-name="Source_20_Text">MyClass</text:span> (копія)</text:p>
          </table:table-cell>
        </table:table-row>
      </table:table>
      <text:p text:style-name="P184"/>
      <text:p text:style-name="P184"/>
      <text:p text:style-name="P184">#include &lt;iostream&gt;</text:p>
      <text:p text:style-name="P184"/>
      <text:p text:style-name="P184">class Counter {</text:p>
      <text:p text:style-name="P184"><text:s text:c="4"/>int value;</text:p>
      <text:p text:style-name="P184"/>
      <text:p text:style-name="P184">public:</text:p>
      <text:p text:style-name="P184"><text:s text:c="4"/>Counter(int v) : value(v) {}</text:p>
      <text:p text:style-name="P184"/>
      <text:p text:style-name="P184"><text:s text:c="4"/>// Префікс (++a)</text:p>
      <text:p text:style-name="P184"><text:s text:c="4"/>Counter&amp; operator++() {</text:p>
      <text:p text:style-name="P184"><text:s text:c="8"/>++value;</text:p>
      <text:p text:style-name="P184"><text:s text:c="8"/>return *this;</text:p>
      <text:p text:style-name="P184"><text:s text:c="4"/>}</text:p>
      <text:p text:style-name="P184"/>
      <text:p text:style-name="P184"><text:s text:c="4"/>// Постфікс (a++)</text:p>
      <text:p text:style-name="P184"><text:s text:c="4"/>Counter operator++(int) {</text:p>
      <text:p text:style-name="P184"><text:soft-page-break/><text:s text:c="8"/>Counter temp = *this; <text:s/>// зберігаємо старе значення</text:p>
      <text:p text:style-name="P184"><text:s text:c="8"/>value++;</text:p>
      <text:p text:style-name="P184"><text:s text:c="8"/>return temp; <text:s text:c="10"/>// повертаємо копію</text:p>
      <text:p text:style-name="P184"><text:s text:c="4"/>}</text:p>
      <text:p text:style-name="P184"/>
      <text:p text:style-name="P184"><text:s text:c="4"/>friend std::ostream&amp; operator&lt;&lt;(std::ostream&amp; os, const Counter&amp; c) {</text:p>
      <text:p text:style-name="P184"><text:s text:c="8"/>return os &lt;&lt; c.value;</text:p>
      <text:p text:style-name="P184"><text:s text:c="4"/>}</text:p>
      <text:p text:style-name="P184">};</text:p>
      <text:p text:style-name="P184"/>
      <text:p text:style-name="P184">int main() {</text:p>
      <text:p text:style-name="P184"><text:s text:c="4"/>Counter c(5);</text:p>
      <text:p text:style-name="P184"/>
      <text:p text:style-name="P184"><text:s text:c="4"/>std::cout &lt;&lt; ++c &lt;&lt; "\n"; <text:s text:c="2"/>// префікс → 6 (c стало 6)</text:p>
      <text:p text:style-name="P184"><text:s text:c="4"/>std::cout &lt;&lt; c++ &lt;&lt; "\n"; <text:s text:c="2"/>// постфікс → 6 (але c стало 7)</text:p>
      <text:p text:style-name="P184"><text:s text:c="4"/>std::cout &lt;&lt; c &lt;&lt; "\n"; <text:s text:c="4"/>// тепер → 7</text:p>
      <text:p text:style-name="P184">}</text:p>
      <text:p text:style-name="P184"/>
      <text:p text:style-name="P184"/>
      <text:p text:style-name="P185"><text:span text:style-name="T6">№29</text:span> Перевантаження бінарних операцій. Перевантаження оператора =. Перевантаженняоператора = в C++11. Перевантаження бінарних операторів: +,- ,*,/ , %, &amp;, | та ^.</text:p>
      <text:p text:style-name="P186"/>
      <text:p text:style-name="P187">1) Перевантаження бінарних операторів: +,- ,*,/ , %, &amp;, | та ^, <text:span text:style-name="T32">=</text:span></text:p>
      <text:p text:style-name="P186"/>
      <text:p text:style-name="P186">#include &lt;iostream&gt;</text:p>
      <text:p text:style-name="P186"/>
      <text:p text:style-name="P186">class IntWrapper {</text:p>
      <text:p text:style-name="P186"><text:s text:c="4"/>int value;</text:p>
      <text:p text:style-name="P186"/>
      <text:p text:style-name="P186">public:</text:p>
      <text:p text:style-name="P186"><text:s text:c="4"/>IntWrapper(int v = 0) : value(v) {}</text:p>
      <text:p text:style-name="P186"/>
      <text:p text:style-name="P186"><text:s text:c="4"/>// --- арифметичні оператори ---</text:p>
      <text:p text:style-name="P186"><text:s text:c="4"/>IntWrapper operator+(const IntWrapper&amp; other) const {</text:p>
      <text:p text:style-name="P186"><text:s text:c="8"/>return IntWrapper(value + other.value);</text:p>
      <text:p text:style-name="P186"><text:s text:c="4"/>}</text:p>
      <text:p text:style-name="P186"/>
      <text:p text:style-name="P186"><text:s text:c="4"/>IntWrapper operator-(const IntWrapper&amp; other) const {</text:p>
      <text:p text:style-name="P186"><text:s text:c="8"/>return IntWrapper(value - other.value);</text:p>
      <text:p text:style-name="P186"><text:s text:c="4"/>}</text:p>
      <text:p text:style-name="P186"/>
      <text:p text:style-name="P186"><text:s text:c="4"/>IntWrapper operator*(const IntWrapper&amp; other) const {</text:p>
      <text:p text:style-name="P186"><text:s text:c="8"/>return IntWrapper(value * other.value);</text:p>
      <text:p text:style-name="P186"><text:s text:c="4"/>}</text:p>
      <text:p text:style-name="P186"/>
      <text:p text:style-name="P186"><text:s text:c="4"/>IntWrapper operator/(const IntWrapper&amp; other) const {</text:p>
      <text:p text:style-name="P186"><text:s text:c="8"/>return IntWrapper(value / other.value);</text:p>
      <text:p text:style-name="P186"><text:s text:c="4"/>}</text:p>
      <text:p text:style-name="P186"/>
      <text:p text:style-name="P186"><text:s text:c="4"/>IntWrapper operator%(const IntWrapper&amp; other) const {</text:p>
      <text:p text:style-name="P186"><text:s text:c="8"/>return IntWrapper(value % other.value);</text:p>
      <text:p text:style-name="P186"><text:s text:c="4"/>}</text:p>
      <text:p text:style-name="P186"><text:soft-page-break/></text:p>
      <text:p text:style-name="P186"><text:s text:c="4"/>// --- бітові оператори ---</text:p>
      <text:p text:style-name="P186"><text:s text:c="4"/>IntWrapper operator&amp;(const IntWrapper&amp; other) const {</text:p>
      <text:p text:style-name="P186"><text:s text:c="8"/>return IntWrapper(value &amp; other.value);</text:p>
      <text:p text:style-name="P186"><text:s text:c="4"/>}</text:p>
      <text:p text:style-name="P186"/>
      <text:p text:style-name="P186"><text:s text:c="4"/>IntWrapper operator|(const IntWrapper&amp; other) const {</text:p>
      <text:p text:style-name="P186"><text:s text:c="8"/>return IntWrapper(value | other.value);</text:p>
      <text:p text:style-name="P186"><text:s text:c="4"/>}</text:p>
      <text:p text:style-name="P186"/>
      <text:p text:style-name="P186"><text:s text:c="4"/>IntWrapper operator^(const IntWrapper&amp; other) const {</text:p>
      <text:p text:style-name="P186"><text:s text:c="8"/>return IntWrapper(value ^ other.value);</text:p>
      <text:p text:style-name="P186"><text:s text:c="4"/>}</text:p>
      <text:p text:style-name="P186"/>
      <text:p text:style-name="P186"><text:s text:c="4"/>// --- оператор присвоювання ---</text:p>
      <text:p text:style-name="P186"><text:s text:c="4"/>IntWrapper&amp; operator=(const IntWrapper&amp; other) {</text:p>
      <text:p text:style-name="P186"><text:s text:c="8"/>if (this == &amp;other) return *this; <text:s text:c="5"/>// самоприсвоювання</text:p>
      <text:p text:style-name="P186"><text:s text:c="8"/>value = other.value;</text:p>
      <text:p text:style-name="P186"><text:s text:c="8"/>return *this;</text:p>
      <text:p text:style-name="P186"><text:s text:c="4"/>}</text:p>
      <text:p text:style-name="P186"/>
      <text:p text:style-name="P186"><text:s text:c="4"/>int get() const { return value; }</text:p>
      <text:p text:style-name="P186">};</text:p>
      <text:p text:style-name="P186"/>
      <text:p text:style-name="P186">// Для красивого виведення</text:p>
      <text:p text:style-name="P186">std::ostream&amp; operator&lt;&lt;(std::ostream&amp; os, const IntWrapper&amp; obj) {</text:p>
      <text:p text:style-name="P186"><text:s text:c="4"/>return os &lt;&lt; obj.get();</text:p>
      <text:p text:style-name="P186">}</text:p>
      <text:p text:style-name="P186"/>
      <text:p text:style-name="P186">int main() {</text:p>
      <text:p text:style-name="P186"><text:s text:c="4"/>IntWrapper a(10), b(3);</text:p>
      <text:p text:style-name="P186"/>
      <text:p text:style-name="P186"><text:s text:c="4"/>std::cout &lt;&lt; "a + b = " &lt;&lt; (a + b) &lt;&lt; "\n";</text:p>
      <text:p text:style-name="P186"><text:s text:c="4"/>std::cout &lt;&lt; "a - b = " &lt;&lt; (a - b) &lt;&lt; "\n";</text:p>
      <text:p text:style-name="P186"><text:s text:c="4"/>std::cout &lt;&lt; "a * b = " &lt;&lt; (a * b) &lt;&lt; "\n";</text:p>
      <text:p text:style-name="P186"><text:s text:c="4"/>std::cout &lt;&lt; "a / b = " &lt;&lt; (a / b) &lt;&lt; "\n";</text:p>
      <text:p text:style-name="P186"><text:s text:c="4"/>std::cout &lt;&lt; "a % b = " &lt;&lt; (a % b) &lt;&lt; "\n";</text:p>
      <text:p text:style-name="P186"/>
      <text:p text:style-name="P186"><text:s text:c="4"/>std::cout &lt;&lt; "a &amp; b = " &lt;&lt; (a &amp; b) &lt;&lt; "\n";</text:p>
      <text:p text:style-name="P186"><text:s text:c="4"/>std::cout &lt;&lt; "a | b = " &lt;&lt; (a | b) &lt;&lt; "\n";</text:p>
      <text:p text:style-name="P186"><text:s text:c="4"/>std::cout &lt;&lt; "a ^ b = " &lt;&lt; (a ^ b) &lt;&lt; "\n";</text:p>
      <text:p text:style-name="P186"/>
      <text:p text:style-name="P186"><text:s text:c="4"/>IntWrapper c;</text:p>
      <text:p text:style-name="P186"><text:s text:c="4"/>c = a + b; // використання operator=</text:p>
      <text:p text:style-name="P186"><text:s text:c="4"/>std::cout &lt;&lt; "c = a + b → c = " &lt;&lt; c &lt;&lt; "\n";</text:p>
      <text:p text:style-name="P186">}</text:p>
      <text:p text:style-name="P186"/>
      <text:p text:style-name="P186"/>
      <text:p text:style-name="P186"/>
      <text:p text:style-name="P186"/>
      <text:p text:style-name="P186"/>
      <text:p text:style-name="P185"><text:span text:style-name="T6">№30</text:span> Перевантаження операцій введення – виведення. Перевантаження бінарних операторів: &lt;&lt; та &gt;&gt;</text:p>
      <text:p text:style-name="P186"/>
      <text:p text:style-name="P188"><text:soft-page-break/>1)Перевантаження операцій введення – виведення</text:p>
      <text:p text:style-name="P189"/>
      <text:p text:style-name="P189">#include &lt;iostream&gt;</text:p>
      <text:p text:style-name="P189">using namespace std;</text:p>
      <text:p text:style-name="P189"/>
      <text:p text:style-name="P189">class Point {</text:p>
      <text:p text:style-name="P189"><text:s text:c="4"/>int x, y;</text:p>
      <text:p text:style-name="P189"/>
      <text:p text:style-name="P189">public:</text:p>
      <text:p text:style-name="P189"><text:s text:c="4"/>Point(int x=0, int y=0) : x(x), y(y) {}</text:p>
      <text:p text:style-name="P189"/>
      <text:p text:style-name="P189"><text:s text:c="4"/>// Перевантаження оператора виведення</text:p>
      <text:p text:style-name="P189"><text:s text:c="4"/>friend ostream&amp; operator&lt;&lt;(ostream&amp; os, const Point&amp; p) {</text:p>
      <text:p text:style-name="P189"><text:s text:c="8"/>os &lt;&lt; "(" &lt;&lt; p.x &lt;&lt; ", " &lt;&lt; p.y &lt;&lt; ")";</text:p>
      <text:p text:style-name="P189"><text:s text:c="8"/>return os;</text:p>
      <text:p text:style-name="P189"><text:s text:c="4"/>}</text:p>
      <text:p text:style-name="P189"/>
      <text:p text:style-name="P189"><text:s text:c="4"/>// Перевантаження оператора введення</text:p>
      <text:p text:style-name="P189"><text:s text:c="4"/>friend istream&amp; operator&gt;&gt;(istream&amp; is, Point&amp; p) {</text:p>
      <text:p text:style-name="P189"><text:s text:c="8"/>cout &lt;&lt; "Enter x: ";</text:p>
      <text:p text:style-name="P189"><text:s text:c="8"/>is &gt;&gt; p.x;</text:p>
      <text:p text:style-name="P189"><text:s text:c="8"/>cout &lt;&lt; "Enter y: ";</text:p>
      <text:p text:style-name="P189"><text:s text:c="8"/>is &gt;&gt; p.y;</text:p>
      <text:p text:style-name="P189"><text:s text:c="8"/>return is;</text:p>
      <text:p text:style-name="P189"><text:s text:c="4"/>}</text:p>
      <text:p text:style-name="P189">};</text:p>
      <text:p text:style-name="P189"/>
      <text:p text:style-name="P189">int main() {</text:p>
      <text:p text:style-name="P189"><text:s text:c="4"/>Point p1;</text:p>
      <text:p text:style-name="P189"/>
      <text:p text:style-name="P189"><text:s text:c="4"/>cin &gt;&gt; p1; <text:s text:c="10"/>// виклик перевантаженого &gt;&gt;</text:p>
      <text:p text:style-name="P189"><text:s text:c="4"/>cout &lt;&lt; "You entered: " &lt;&lt; p1 &lt;&lt; endl; <text:s/>// виклик перевантаженого &lt;&lt;</text:p>
      <text:p text:style-name="P189">}</text:p>
      <text:p text:style-name="P186"/>
      <text:p text:style-name="P186"/>
      <text:p text:style-name="P190">2) Перевантаження бінарних операторів: &lt;&lt; та &gt;&gt;</text:p>
      <text:p text:style-name="P186"/>
      <text:p text:style-name="P191">Теж саме що оператори воду і виводу</text:p>
      <text:p text:style-name="P191"/>
      <text:p text:style-name="P191"/>
      <text:p text:style-name="P192"><text:span text:style-name="T6">№31</text:span> Перевантаження бінарних операторів: +=,-= ,*=,/= та %=. Перевантаження бінарних операторів: |=,&amp;= ,^=,&lt;&lt;= та &gt;&gt;=. Перевантаження бінарного оператора: [].</text:p>
      <text:p text:style-name="P192">Перевантаження оператора: (). </text:p>
      <text:p text:style-name="P193"/>
      <text:p text:style-name="P194">1) Перевантаження бінарних операторів: +=,-= ,*=,/= та %=</text:p>
      <text:p text:style-name="P193"/>
      <text:p text:style-name="P193">#include &lt;iostream&gt;</text:p>
      <text:p text:style-name="P193">using namespace std;</text:p>
      <text:p text:style-name="P193"/>
      <text:p text:style-name="P193">class IntWrapper {</text:p>
      <text:p text:style-name="P193">private:</text:p>
      <text:p text:style-name="P193"><text:s text:c="4"/>int value;</text:p>
      <text:p text:style-name="P193"><text:soft-page-break/></text:p>
      <text:p text:style-name="P193">public:</text:p>
      <text:p text:style-name="P193"><text:s text:c="4"/>IntWrapper(int v = 0) : value(v) {}</text:p>
      <text:p text:style-name="P193"/>
      <text:p text:style-name="P193"><text:s text:c="4"/>// Перевантаження +=</text:p>
      <text:p text:style-name="P193"><text:s text:c="4"/>IntWrapper&amp; operator+=(const IntWrapper&amp; other) {</text:p>
      <text:p text:style-name="P193"><text:s text:c="8"/>value += other.value;</text:p>
      <text:p text:style-name="P193"><text:s text:c="8"/>return *this;</text:p>
      <text:p text:style-name="P193"><text:s text:c="4"/>}</text:p>
      <text:p text:style-name="P193"/>
      <text:p text:style-name="P193"><text:s text:c="4"/>// Перевантаження -=</text:p>
      <text:p text:style-name="P193"><text:s text:c="4"/>IntWrapper&amp; operator-=(const IntWrapper&amp; other) {</text:p>
      <text:p text:style-name="P193"><text:s text:c="8"/>value -= other.value;</text:p>
      <text:p text:style-name="P193"><text:s text:c="8"/>return *this;</text:p>
      <text:p text:style-name="P193"><text:s text:c="4"/>}</text:p>
      <text:p text:style-name="P193"/>
      <text:p text:style-name="P193"><text:s text:c="4"/>// Перевантаження *=</text:p>
      <text:p text:style-name="P193"><text:s text:c="4"/>IntWrapper&amp; operator*=(const IntWrapper&amp; other) {</text:p>
      <text:p text:style-name="P193"><text:s text:c="8"/>value *= other.value;</text:p>
      <text:p text:style-name="P193"><text:s text:c="8"/>return *this;</text:p>
      <text:p text:style-name="P193"><text:s text:c="4"/>}</text:p>
      <text:p text:style-name="P193"/>
      <text:p text:style-name="P193"><text:s text:c="4"/>// Перевантаження /=</text:p>
      <text:p text:style-name="P193"><text:s text:c="4"/>IntWrapper&amp; operator/=(const IntWrapper&amp; other) {</text:p>
      <text:p text:style-name="P193"><text:s text:c="8"/>value /= other.value;</text:p>
      <text:p text:style-name="P193"><text:s text:c="8"/>return *this;</text:p>
      <text:p text:style-name="P193"><text:s text:c="4"/>}</text:p>
      <text:p text:style-name="P193"/>
      <text:p text:style-name="P193"><text:s text:c="4"/>// Перевантаження %=</text:p>
      <text:p text:style-name="P193"><text:s text:c="4"/>IntWrapper&amp; operator%=(const IntWrapper&amp; other) {</text:p>
      <text:p text:style-name="P193"><text:s text:c="8"/>value %= other.value;</text:p>
      <text:p text:style-name="P193"><text:s text:c="8"/>return *this;</text:p>
      <text:p text:style-name="P193"><text:s text:c="4"/>}</text:p>
      <text:p text:style-name="P193"/>
      <text:p text:style-name="P193"><text:s text:c="4"/>// Для виведення</text:p>
      <text:p text:style-name="P193"><text:s text:c="4"/>friend ostream&amp; operator&lt;&lt;(ostream&amp; os, const IntWrapper&amp; obj) {</text:p>
      <text:p text:style-name="P193"><text:s text:c="8"/>return os &lt;&lt; obj.value;</text:p>
      <text:p text:style-name="P193"><text:s text:c="4"/>}</text:p>
      <text:p text:style-name="P193">};</text:p>
      <text:p text:style-name="P193"/>
      <text:p text:style-name="P193">int main() {</text:p>
      <text:p text:style-name="P193"><text:s text:c="4"/>IntWrapper a(10), b(3);</text:p>
      <text:p text:style-name="P193"/>
      <text:p text:style-name="P193"><text:s text:c="4"/>a += b; cout &lt;&lt; "a += b: " &lt;&lt; a &lt;&lt; endl; // 13</text:p>
      <text:p text:style-name="P193"><text:s text:c="4"/>a -= b; cout &lt;&lt; "a -= b: " &lt;&lt; a &lt;&lt; endl; // 10</text:p>
      <text:p text:style-name="P193"><text:s text:c="4"/>a *= b; cout &lt;&lt; "a *= b: " &lt;&lt; a &lt;&lt; endl; // 30</text:p>
      <text:p text:style-name="P193"><text:s text:c="4"/>a /= b; cout &lt;&lt; "a /= b: " &lt;&lt; a &lt;&lt; endl; // 10</text:p>
      <text:p text:style-name="P193"><text:s text:c="4"/>a %= b; cout &lt;&lt; "a %= b: " &lt;&lt; a &lt;&lt; endl; // 1</text:p>
      <text:p text:style-name="P193">}</text:p>
      <text:p text:style-name="P193"/>
      <text:p text:style-name="P193">Результат:</text:p>
      <text:p text:style-name="P193"/>
      <text:p text:style-name="P193">a += b: 13</text:p>
      <text:p text:style-name="P193">a -= b: 10</text:p>
      <text:p text:style-name="P193">a *= b: 30</text:p>
      <text:p text:style-name="P193"><text:soft-page-break/>a /= b: 10</text:p>
      <text:p text:style-name="P193">a %= b: 1</text:p>
      <text:p text:style-name="P193"/>
      <text:p text:style-name="P194">2) Перевантаження бінарних операторів: |=,&amp;= ,^=,&lt;&lt;= та &gt;&gt;=</text:p>
      <text:p text:style-name="P186"/>
      <text:p text:style-name="P186">#include &lt;iostream&gt;</text:p>
      <text:p text:style-name="P186">using namespace std;</text:p>
      <text:p text:style-name="P186"/>
      <text:p text:style-name="P186">class IntWrapper {</text:p>
      <text:p text:style-name="P186">private:</text:p>
      <text:p text:style-name="P186"><text:s text:c="4"/>int value;</text:p>
      <text:p text:style-name="P186"/>
      <text:p text:style-name="P186">public:</text:p>
      <text:p text:style-name="P186"><text:s text:c="4"/>IntWrapper(int v = 0) : value(v) {}</text:p>
      <text:p text:style-name="P186"/>
      <text:p text:style-name="P186"><text:s text:c="4"/>// Побітове OR та присвоєння</text:p>
      <text:p text:style-name="P186"><text:s text:c="4"/>IntWrapper&amp; operator|=(const IntWrapper&amp; other) {</text:p>
      <text:p text:style-name="P186"><text:s text:c="8"/>value |= other.value;</text:p>
      <text:p text:style-name="P186"><text:s text:c="8"/>return *this;</text:p>
      <text:p text:style-name="P186"><text:s text:c="4"/>}</text:p>
      <text:p text:style-name="P186"/>
      <text:p text:style-name="P186"><text:s text:c="4"/>// Побітове AND та присвоєння</text:p>
      <text:p text:style-name="P186"><text:s text:c="4"/>IntWrapper&amp; operator&amp;=(const IntWrapper&amp; other) {</text:p>
      <text:p text:style-name="P186"><text:s text:c="8"/>value &amp;= other.value;</text:p>
      <text:p text:style-name="P186"><text:s text:c="8"/>return *this;</text:p>
      <text:p text:style-name="P186"><text:s text:c="4"/>}</text:p>
      <text:p text:style-name="P186"/>
      <text:p text:style-name="P186"><text:s text:c="4"/>// Побітове XOR та присвоєння</text:p>
      <text:p text:style-name="P186"><text:s text:c="4"/>IntWrapper&amp; operator^=(const IntWrapper&amp; other) {</text:p>
      <text:p text:style-name="P186"><text:s text:c="8"/>value ^= other.value;</text:p>
      <text:p text:style-name="P186"><text:s text:c="8"/>return *this;</text:p>
      <text:p text:style-name="P186"><text:s text:c="4"/>}</text:p>
      <text:p text:style-name="P186"/>
      <text:p text:style-name="P186"><text:s text:c="4"/>// Зсув вліво та присвоєння</text:p>
      <text:p text:style-name="P186"><text:s text:c="4"/>IntWrapper&amp; operator&lt;&lt;=(const IntWrapper&amp; other) {</text:p>
      <text:p text:style-name="P186"><text:s text:c="8"/>value &lt;&lt;= other.value;</text:p>
      <text:p text:style-name="P186"><text:s text:c="8"/>return *this;</text:p>
      <text:p text:style-name="P186"><text:s text:c="4"/>}</text:p>
      <text:p text:style-name="P186"/>
      <text:p text:style-name="P186"><text:s text:c="4"/>// Зсув вправо та присвоєння</text:p>
      <text:p text:style-name="P186"><text:s text:c="4"/>IntWrapper&amp; operator&gt;&gt;=(const IntWrapper&amp; other) {</text:p>
      <text:p text:style-name="P186"><text:s text:c="8"/>value &gt;&gt;= other.value;</text:p>
      <text:p text:style-name="P186"><text:s text:c="8"/>return *this;</text:p>
      <text:p text:style-name="P186"><text:s text:c="4"/>}</text:p>
      <text:p text:style-name="P186"/>
      <text:p text:style-name="P186"><text:s text:c="4"/>// Для виведення</text:p>
      <text:p text:style-name="P186"><text:s text:c="4"/>friend ostream&amp; operator&lt;&lt;(ostream&amp; os, const IntWrapper&amp; obj) {</text:p>
      <text:p text:style-name="P186"><text:s text:c="8"/>return os &lt;&lt; obj.value;</text:p>
      <text:p text:style-name="P186"><text:s text:c="4"/>}</text:p>
      <text:p text:style-name="P186">};</text:p>
      <text:p text:style-name="P186"/>
      <text:p text:style-name="P186">int main() {</text:p>
      <text:p text:style-name="P186"><text:s text:c="4"/>IntWrapper a(5), b(3); <text:s/>// 5 = 0101, 3 = 0011</text:p>
      <text:p text:style-name="P186"/>
      <text:p text:style-name="P186"><text:s text:c="4"/>a |= b; cout &lt;&lt; "a |= b: " &lt;&lt; a &lt;&lt; endl; <text:s text:c="2"/>// 0101 | 0011 = 0111 → 7</text:p>
      <text:p text:style-name="P186"><text:soft-page-break/><text:s text:c="4"/>a &amp;= b; cout &lt;&lt; "a &amp;= b: " &lt;&lt; a &lt;&lt; endl; <text:s text:c="2"/>// 0111 &amp; 0011 = 0011 → 3</text:p>
      <text:p text:style-name="P186"><text:s text:c="4"/>a ^= b; cout &lt;&lt; "a ^= b: " &lt;&lt; a &lt;&lt; endl; <text:s text:c="2"/>// 0011 ^ 0011 = 0000 → 0</text:p>
      <text:p text:style-name="P186"><text:s text:c="4"/>a = IntWrapper(2); <text:s text:c="23"/>// скидаємо a = 2</text:p>
      <text:p text:style-name="P186"><text:s text:c="4"/>a &lt;&lt;= b; cout &lt;&lt; "a &lt;&lt;= b: " &lt;&lt; a &lt;&lt; endl; // 0010 &lt;&lt; 0011 = 10000 → 16</text:p>
      <text:p text:style-name="P186"><text:s text:c="4"/>a &gt;&gt;= b; cout &lt;&lt; "a &gt;&gt;= b: " &lt;&lt; a &lt;&lt; endl; // 10000 &gt;&gt; 0011 = 00010 → 2</text:p>
      <text:p text:style-name="P186">}</text:p>
      <text:p text:style-name="P186"/>
      <text:p text:style-name="P193">Результат:</text:p>
      <text:p text:style-name="P193"/>
      <text:p text:style-name="P193">a |= b: 7</text:p>
      <text:p text:style-name="P193">a &amp;= b: 3</text:p>
      <text:p text:style-name="P193">a ^= b: 0</text:p>
      <text:p text:style-name="P193">a &lt;&lt;= b: 16</text:p>
      <text:p text:style-name="P193">a &gt;&gt;= b: 2</text:p>
      <text:p text:style-name="P193"/>
      <text:p text:style-name="P195">3) Перевантаження бінарного оператора: []</text:p>
      <text:p text:style-name="P196"/>
      <text:p text:style-name="P196">#include &lt;iostream&gt;</text:p>
      <text:p text:style-name="P196">using namespace std;</text:p>
      <text:p text:style-name="P196"/>
      <text:p text:style-name="P196">class IntArray {</text:p>
      <text:p text:style-name="P196">private:</text:p>
      <text:p text:style-name="P196"><text:s text:c="4"/>int* data;</text:p>
      <text:p text:style-name="P196"><text:s text:c="4"/>int size;</text:p>
      <text:p text:style-name="P196"/>
      <text:p text:style-name="P196">public:</text:p>
      <text:p text:style-name="P196"><text:s text:c="4"/>IntArray(int s) : size(s) {</text:p>
      <text:p text:style-name="P196"><text:s text:c="8"/>data = new int[size];</text:p>
      <text:p text:style-name="P196"><text:s text:c="8"/>for (int i = 0; i &lt; size; i++) data[i] = 0;</text:p>
      <text:p text:style-name="P196"><text:s text:c="4"/>}</text:p>
      <text:p text:style-name="P196"/>
      <text:p text:style-name="P196"><text:s text:c="4"/>~IntArray() { delete[] data; }</text:p>
      <text:p text:style-name="P196"/>
      <text:p text:style-name="P196"><text:s text:c="4"/>// --- Перевантаження оператора []</text:p>
      <text:p text:style-name="P196"><text:s text:c="4"/>int&amp; operator[](int index) {</text:p>
      <text:p text:style-name="P196"><text:s text:c="8"/>if (index &lt; 0 || index &gt;= size) {</text:p>
      <text:p text:style-name="P196"><text:s text:c="12"/>throw out_of_range("Index out of range");</text:p>
      <text:p text:style-name="P196"><text:s text:c="8"/>}</text:p>
      <text:p text:style-name="P196"><text:s text:c="8"/>return data[index];</text:p>
      <text:p text:style-name="P196"><text:s text:c="4"/>}</text:p>
      <text:p text:style-name="P196"/>
      <text:p text:style-name="P196"><text:s text:c="4"/>// --- Перевантаження для константного об'єкта</text:p>
      <text:p text:style-name="P196"><text:s text:c="4"/>const int&amp; operator[](int index) const {</text:p>
      <text:p text:style-name="P196"><text:s text:c="8"/>if (index &lt; 0 || index &gt;= size) {</text:p>
      <text:p text:style-name="P196"><text:s text:c="12"/>throw out_of_range("Index out of range");</text:p>
      <text:p text:style-name="P196"><text:s text:c="8"/>}</text:p>
      <text:p text:style-name="P196"><text:s text:c="8"/>return data[index];</text:p>
      <text:p text:style-name="P196"><text:s text:c="4"/>}</text:p>
      <text:p text:style-name="P196"/>
      <text:p text:style-name="P196"><text:s text:c="4"/>int getSize() const { return size; }</text:p>
      <text:p text:style-name="P196">};</text:p>
      <text:p text:style-name="P196"/>
      <text:p text:style-name="P196">int main() {</text:p>
      <text:p text:style-name="P196"><text:s text:c="4"/>IntArray arr(5);</text:p>
      <text:p text:style-name="P196"/>
      <text:p text:style-name="P196"><text:soft-page-break/><text:s text:c="4"/>// Запис значень</text:p>
      <text:p text:style-name="P196"><text:s text:c="4"/>for (int i = 0; i &lt; arr.getSize(); i++)</text:p>
      <text:p text:style-name="P196"><text:s text:c="8"/>arr[i] = i * 10;</text:p>
      <text:p text:style-name="P196"/>
      <text:p text:style-name="P196"><text:s text:c="4"/>// Читання значень</text:p>
      <text:p text:style-name="P196"><text:s text:c="4"/>for (int i = 0; i &lt; arr.getSize(); i++)</text:p>
      <text:p text:style-name="P196"><text:s text:c="8"/>cout &lt;&lt; "arr[" &lt;&lt; i &lt;&lt; "] = " &lt;&lt; arr[i] &lt;&lt; endl;</text:p>
      <text:p text:style-name="P196">}</text:p>
      <text:p text:style-name="P196"/>
      <text:p text:style-name="P197">Результат: </text:p>
      <text:p text:style-name="P197"/>
      <text:p text:style-name="P197">arr[0] = 0</text:p>
      <text:p text:style-name="P197">arr[1] = 10</text:p>
      <text:p text:style-name="P197">arr[2] = 20</text:p>
      <text:p text:style-name="P197">arr[3] = 30</text:p>
      <text:p text:style-name="P197">arr[4] = 40</text:p>
      <text:p text:style-name="P197"/>
      <text:p text:style-name="P198">4) Перевантаження оператора: ()</text:p>
      <text:p text:style-name="P196"/>
      <text:p text:style-name="P196">#include &lt;iostream&gt;</text:p>
      <text:p text:style-name="P196">using namespace std;</text:p>
      <text:p text:style-name="P196"/>
      <text:p text:style-name="P196">class Power {</text:p>
      <text:p text:style-name="P196">private:</text:p>
      <text:p text:style-name="P196"><text:s text:c="4"/>int exponent;</text:p>
      <text:p text:style-name="P196"/>
      <text:p text:style-name="P196">public:</text:p>
      <text:p text:style-name="P196"><text:s text:c="4"/>Power(int exp) : exponent(exp) {}</text:p>
      <text:p text:style-name="P196"/>
      <text:p text:style-name="P196"><text:s text:c="4"/>// Перевантаження оператора ()</text:p>
      <text:p text:style-name="P196"><text:s text:c="4"/>int operator()(int base) const {</text:p>
      <text:p text:style-name="P196"><text:s text:c="8"/>int result = 1;</text:p>
      <text:p text:style-name="P196"><text:s text:c="8"/>for (int i = 0; i &lt; exponent; i++)</text:p>
      <text:p text:style-name="P196"><text:s text:c="12"/>result *= base;</text:p>
      <text:p text:style-name="P196"><text:s text:c="8"/>return result;</text:p>
      <text:p text:style-name="P196"><text:s text:c="4"/>}</text:p>
      <text:p text:style-name="P196">};</text:p>
      <text:p text:style-name="P196"/>
      <text:p text:style-name="P196">int main() {</text:p>
      <text:p text:style-name="P196"><text:s text:c="4"/>Power square(2); <text:s/>// створюємо об’єкт для зведення у квадрат</text:p>
      <text:p text:style-name="P196"><text:s text:c="4"/>Power cube(3); <text:s text:c="3"/>// створюємо об’єкт для зведення у куб</text:p>
      <text:p text:style-name="P196"/>
      <text:p text:style-name="P196"><text:s text:c="4"/>cout &lt;&lt; "5^2 = " &lt;&lt; square(5) &lt;&lt; endl; <text:s/>// викликаємо operator()</text:p>
      <text:p text:style-name="P196"><text:s text:c="4"/>cout &lt;&lt; "2^3 = " &lt;&lt; cube(2) &lt;&lt; endl; <text:s text:c="3"/>// викликаємо operator()</text:p>
      <text:p text:style-name="P196">}</text:p>
      <text:p text:style-name="P196"/>
      <text:p text:style-name="P199">Результат: </text:p>
      <text:p text:style-name="P199"/>
      <text:p text:style-name="P199">5^2 = 25</text:p>
      <text:p text:style-name="P199">2^3 = 8</text:p>
      <text:p text:style-name="P196"/>
      <text:p text:style-name="P200"><text:soft-page-break/><text:span text:style-name="T6">№32</text:span> Перевантаження бінарного оператора: -&gt;, перевантаження бінарного оператора: -&gt;*.Перевантаження операторів приведення типів. Перевантаження операторів: new та delete.</text:p>
      <text:p text:style-name="P199"/>
      <text:p text:style-name="P201">1) Перевантаження бінарного оператора: -&gt;, перевантаження бінарного оператора: -&gt;*</text:p>
      <text:p text:style-name="P199"/>
      <text:p text:style-name="P202">1 — Оператор -&gt;</text:p>
      <text:p text:style-name="P202">Дозволяє об’єкту вести себе як вказівник на клас.</text:p>
      <text:p text:style-name="P202">Використовується для доступу до членів іншого класу через об’єкт.</text:p>
      <text:p text:style-name="P199"/>
      <text:p text:style-name="P199">#include &lt;iostream&gt;</text:p>
      <text:p text:style-name="P199">using namespace std;</text:p>
      <text:p text:style-name="P199"/>
      <text:p text:style-name="P199">class Point {</text:p>
      <text:p text:style-name="P199">public:</text:p>
      <text:p text:style-name="P199"><text:s text:c="4"/>int x, y;</text:p>
      <text:p text:style-name="P199"><text:s text:c="4"/>void print() { cout &lt;&lt; "(" &lt;&lt; x &lt;&lt; ", " &lt;&lt; y &lt;&lt; ")" &lt;&lt; endl; }</text:p>
      <text:p text:style-name="P199">};</text:p>
      <text:p text:style-name="P199"/>
      <text:p text:style-name="P199">class SmartPoint {</text:p>
      <text:p text:style-name="P199">private:</text:p>
      <text:p text:style-name="P199"><text:s text:c="4"/>Point* ptr;</text:p>
      <text:p text:style-name="P199">public:</text:p>
      <text:p text:style-name="P199"><text:s text:c="4"/>SmartPoint(int x, int y) { ptr = new Point{x, y}; }</text:p>
      <text:p text:style-name="P199"><text:s text:c="4"/>~SmartPoint() { delete ptr; }</text:p>
      <text:p text:style-name="P199"/>
      <text:p text:style-name="P199"><text:s text:c="4"/>Point* operator-&gt;() { return ptr; }</text:p>
      <text:p text:style-name="P199">};</text:p>
      <text:p text:style-name="P199"/>
      <text:p text:style-name="P199">int main() {</text:p>
      <text:p text:style-name="P199"><text:s text:c="4"/>SmartPoint sp(3, 4);</text:p>
      <text:p text:style-name="P199"><text:s text:c="4"/>sp-&gt;print(); <text:s/>// викликаємо метод Point через SmartPoint</text:p>
      <text:p text:style-name="P199">}</text:p>
      <text:p text:style-name="P199"><text:s/></text:p>
      <text:p text:style-name="P203">Результат: </text:p>
      <text:p text:style-name="P203"/>
      <text:p text:style-name="P203">(3, 4)</text:p>
      <text:p text:style-name="P203"/>
      <text:p text:style-name="P203"/>
      <text:p text:style-name="P204">2 — Оператор -&gt;*</text:p>
      <text:p text:style-name="P204">Використовується для виклику через вказівник на член класу.</text:p>
      <text:p text:style-name="P199"/>
      <text:p text:style-name="P199">#include &lt;iostream&gt;</text:p>
      <text:p text:style-name="P199">using namespace std;</text:p>
      <text:p text:style-name="P199"/>
      <text:p text:style-name="P199">class Point {</text:p>
      <text:p text:style-name="P199">public:</text:p>
      <text:p text:style-name="P199"><text:s text:c="4"/>int x, y;</text:p>
      <text:p text:style-name="P199"><text:s text:c="4"/>void print() { cout &lt;&lt; "(" &lt;&lt; x &lt;&lt; ", " &lt;&lt; y &lt;&lt; ")" &lt;&lt; endl; }</text:p>
      <text:p text:style-name="P199">};</text:p>
      <text:p text:style-name="P199"/>
      <text:p text:style-name="P199">class SmartPoint {</text:p>
      <text:p text:style-name="P199"><text:soft-page-break/>private:</text:p>
      <text:p text:style-name="P199"><text:s text:c="4"/>Point* ptr;</text:p>
      <text:p text:style-name="P199">public:</text:p>
      <text:p text:style-name="P199"><text:s text:c="4"/>SmartPoint(int x, int y) { ptr = new Point{x, y}; }</text:p>
      <text:p text:style-name="P199"><text:s text:c="4"/>~SmartPoint() { delete ptr; }</text:p>
      <text:p text:style-name="P199"/>
      <text:p text:style-name="P199"><text:s text:c="4"/>Point* operator-&gt;() { return ptr; }</text:p>
      <text:p text:style-name="P199"/>
      <text:p text:style-name="P199"><text:s text:c="4"/>void operator-&gt;*(void (Point::*func)()) {</text:p>
      <text:p text:style-name="P199"><text:s text:c="8"/>(ptr-&gt;*func)(); <text:s/>// виклик через вказівник на член</text:p>
      <text:p text:style-name="P199"><text:s text:c="4"/>}</text:p>
      <text:p text:style-name="P199">};</text:p>
      <text:p text:style-name="P199"/>
      <text:p text:style-name="P199">int main() {</text:p>
      <text:p text:style-name="P199"><text:s text:c="4"/>SmartPoint sp(5, 6);</text:p>
      <text:p text:style-name="P199"/>
      <text:p text:style-name="P199"><text:s text:c="4"/>// Виклик через -&gt;*</text:p>
      <text:p text:style-name="P199"><text:s text:c="4"/>sp-&gt;*&amp;Point::print; <text:s text:c="2"/>// викликаємо метод print</text:p>
      <text:p text:style-name="P199">}</text:p>
      <text:p text:style-name="P199"/>
      <text:p text:style-name="P205">Результат:</text:p>
      <text:p text:style-name="P205"/>
      <text:p text:style-name="P205">(5, 6)</text:p>
      <text:p text:style-name="P199"/>
      <text:p text:style-name="P206">2) Перевантаження операторів приведення типів</text:p>
      <text:p text:style-name="P199"/>
      <text:p text:style-name="P199">#include &lt;iostream&gt;</text:p>
      <text:p text:style-name="P199">using namespace std;</text:p>
      <text:p text:style-name="P199"/>
      <text:p text:style-name="P199">class IntWrapper {</text:p>
      <text:p text:style-name="P199">private:</text:p>
      <text:p text:style-name="P199"><text:s text:c="4"/>int value;</text:p>
      <text:p text:style-name="P199"/>
      <text:p text:style-name="P199">public:</text:p>
      <text:p text:style-name="P199"><text:s text:c="4"/>IntWrapper(int v = 0) : value(v) {}</text:p>
      <text:p text:style-name="P199"/>
      <text:p text:style-name="P199"><text:s text:c="4"/>// Перевантаження приведення до int</text:p>
      <text:p text:style-name="P199"><text:s text:c="4"/>operator int() const {</text:p>
      <text:p text:style-name="P199"><text:s text:c="8"/>return value;</text:p>
      <text:p text:style-name="P199"><text:s text:c="4"/>}</text:p>
      <text:p text:style-name="P199"/>
      <text:p text:style-name="P199"><text:s text:c="4"/>// Перевантаження приведення до double</text:p>
      <text:p text:style-name="P199"><text:s text:c="4"/>operator double() const {</text:p>
      <text:p text:style-name="P199"><text:s text:c="8"/>return static_cast&lt;double&gt;(value);</text:p>
      <text:p text:style-name="P199"><text:s text:c="4"/>}</text:p>
      <text:p text:style-name="P199">};</text:p>
      <text:p text:style-name="P199"/>
      <text:p text:style-name="P199">int main() {</text:p>
      <text:p text:style-name="P199"><text:s text:c="4"/>IntWrapper a(42);</text:p>
      <text:p text:style-name="P199"/>
      <text:p text:style-name="P199"><text:s text:c="4"/>int x = a; <text:s text:c="10"/>// викликається operator int()</text:p>
      <text:p text:style-name="P199"><text:s text:c="4"/>double y = a; <text:s text:c="7"/>// викликається operator double()</text:p>
      <text:p text:style-name="P199"/>
      <text:p text:style-name="P199"><text:s text:c="4"/>cout &lt;&lt; "x = " &lt;&lt; x &lt;&lt; endl; <text:s text:c="4"/>// 42</text:p>
      <text:p text:style-name="P199"><text:s text:c="4"/>cout &lt;&lt; "y = " &lt;&lt; y &lt;&lt; endl; <text:s text:c="4"/>// 42.0</text:p>
      <text:p text:style-name="P199"><text:soft-page-break/></text:p>
      <text:p text:style-name="P199"><text:s text:c="4"/>// Можна також явно:</text:p>
      <text:p text:style-name="P199"><text:s text:c="4"/>cout &lt;&lt; "double(a) = " &lt;&lt; double(a) &lt;&lt; endl;</text:p>
      <text:p text:style-name="P199">}</text:p>
      <text:p text:style-name="P199"/>
      <text:p text:style-name="P207">Результат:</text:p>
      <text:p text:style-name="P207"/>
      <text:p text:style-name="P207">x = 42</text:p>
      <text:p text:style-name="P207">y = 42</text:p>
      <text:p text:style-name="P207">double(a) = 42</text:p>
      <text:p text:style-name="P207"/>
      <text:p text:style-name="P208">3) Перевантаження операторів: new та delete</text:p>
      <text:p text:style-name="P209"/>
      <text:p text:style-name="P209">#include &lt;iostream&gt;</text:p>
      <text:p text:style-name="P209">#include &lt;cstdlib&gt; // для malloc/free</text:p>
      <text:p text:style-name="P209">using namespace std;</text:p>
      <text:p text:style-name="P209"/>
      <text:p text:style-name="P209">class MyClass {</text:p>
      <text:p text:style-name="P209">private:</text:p>
      <text:p text:style-name="P209"><text:s text:c="4"/>int data;</text:p>
      <text:p text:style-name="P209"/>
      <text:p text:style-name="P209">public:</text:p>
      <text:p text:style-name="P209"><text:s text:c="4"/>MyClass(int d = 0) : data(d) {</text:p>
      <text:p text:style-name="P209"><text:s text:c="8"/>cout &lt;&lt; "Constructor called, data = " &lt;&lt; data &lt;&lt; endl;</text:p>
      <text:p text:style-name="P209"><text:s text:c="4"/>}</text:p>
      <text:p text:style-name="P209"/>
      <text:p text:style-name="P209"><text:s text:c="4"/>~MyClass() {</text:p>
      <text:p text:style-name="P209"><text:s text:c="8"/>cout &lt;&lt; "Destructor called, data = " &lt;&lt; data &lt;&lt; endl;</text:p>
      <text:p text:style-name="P209"><text:s text:c="4"/>}</text:p>
      <text:p text:style-name="P209"/>
      <text:p text:style-name="P209"><text:s text:c="4"/>// Перевантаження new</text:p>
      <text:p text:style-name="P209"><text:s text:c="4"/>void* operator new(size_t size) {</text:p>
      <text:p text:style-name="P209"><text:s text:c="8"/>cout &lt;&lt; "Custom new called, size = " &lt;&lt; size &lt;&lt; endl;</text:p>
      <text:p text:style-name="P209"><text:s text:c="8"/>void* ptr = malloc(size); // виділення пам’яті</text:p>
      <text:p text:style-name="P209"><text:s text:c="8"/>if (!ptr) throw bad_alloc();</text:p>
      <text:p text:style-name="P209"><text:s text:c="8"/>return ptr;</text:p>
      <text:p text:style-name="P209"><text:s text:c="4"/>}</text:p>
      <text:p text:style-name="P209"/>
      <text:p text:style-name="P209"><text:s text:c="4"/>// Перевантаження delete</text:p>
      <text:p text:style-name="P209"><text:s text:c="4"/>void operator delete(void* ptr) {</text:p>
      <text:p text:style-name="P209"><text:s text:c="8"/>cout &lt;&lt; "Custom delete called" &lt;&lt; endl;</text:p>
      <text:p text:style-name="P209"><text:s text:c="8"/>free(ptr); // звільнення пам’яті</text:p>
      <text:p text:style-name="P209"><text:s text:c="4"/>}</text:p>
      <text:p text:style-name="P209"/>
      <text:p text:style-name="P209"><text:s text:c="4"/>void show() { cout &lt;&lt; "Data = " &lt;&lt; data &lt;&lt; endl; }</text:p>
      <text:p text:style-name="P209">};</text:p>
      <text:p text:style-name="P209"/>
      <text:p text:style-name="P209">int main() {</text:p>
      <text:p text:style-name="P209"><text:s text:c="4"/>MyClass* obj = new MyClass(42); <text:s/>// викликається custom new</text:p>
      <text:p text:style-name="P209"><text:s text:c="4"/>obj-&gt;show();</text:p>
      <text:p text:style-name="P209"/>
      <text:p text:style-name="P209"><text:s text:c="4"/>delete obj; <text:s text:c="21"/>// викликається custom delete</text:p>
      <text:p text:style-name="P209">}</text:p>
      <text:p text:style-name="P209"/>
      <text:p text:style-name="P209">Результат: </text:p>
      <text:p text:style-name="P209"><text:soft-page-break/>Custom new called, size = 4</text:p>
      <text:p text:style-name="P209">Constructor called, data = 42</text:p>
      <text:p text:style-name="P209">Data = 42</text:p>
      <text:p text:style-name="P209">Destructor called, data = 42</text:p>
      <text:p text:style-name="P209">Custom delete called</text:p>
      <text:p text:style-name="P209"/>
      <text:p text:style-name="P209"/>
      <text:p text:style-name="P210">№33 Зв'язки між об'єктами в програмуванні. Композиція об'єктів. Реалізація композицій. Композиція і підкласи. Агрегація. Композиція і агрегація. Асоціація. Залежність.<text:span text:style-name="T33"> </text:span></text:p>
      <text:p text:style-name="P211"/>
      <text:p text:style-name="P212">1) Зв'язки між об'єктами в програмуванні</text:p>
      <text:p text:style-name="P211"/>
      <text:p text:style-name="P213">1 – <text:s/><text:span text:style-name="T34">Ассоціація </text:span><text:span text:style-name="T17">і <text:s/></text:span><text:span text:style-name="T34">Агрегація</text:span></text:p>
      <text:p text:style-name="P211"/>
      <text:p text:style-name="P211">// Ассоціація: Car просто використовує Engine</text:p>
      <text:p text:style-name="P211">class Car {</text:p>
      <text:p text:style-name="P211">private:</text:p>
      <text:p text:style-name="P211"><text:s text:c="4"/>Engine* engine; // "Я знаю про Engine"</text:p>
      <text:p text:style-name="P211">public:</text:p>
      <text:p text:style-name="P211"><text:s text:c="4"/>void repairEngine() { /* звертаємось до engine */ }</text:p>
      <text:p text:style-name="P211">};</text:p>
      <text:p text:style-name="P211"/>
      <text:p text:style-name="P211">// Агрегація: Car логічно має Engine як частину</text:p>
      <text:p text:style-name="P211">class Car {</text:p>
      <text:p text:style-name="P211">private:</text:p>
      <text:p text:style-name="P211"><text:s text:c="4"/>Engine* engine; // "Engine — моя частина"</text:p>
      <text:p text:style-name="P211">public:</text:p>
      <text:p text:style-name="P211"><text:s text:c="4"/>void startCar() { engine-&gt;start(); } // Car керує своєю частиною</text:p>
      <text:p text:style-name="P211">};</text:p>
      <text:p text:style-name="P211"/>
      <text:p text:style-name="P211"/>
      <table:table table:name="Таблиця14" table:style-name="Таблиця14">
        <table:table-column table:style-name="Таблиця14.A"/>
        <table:table-column table:style-name="Таблиця14.B"/>
        <table:table-column table:style-name="Таблиця14.C"/>
        <table:table-header-rows>
          <table:table-row>
            <table:table-cell table:style-name="Таблиця14.A1" office:value-type="string">
              <text:p text:style-name="Table_20_Heading">Тип зв’язку</text:p>
            </table:table-cell>
            <table:table-cell table:style-name="Таблиця14.A1" office:value-type="string">
              <text:p text:style-name="Table_20_Heading">Що він означає логічно</text:p>
            </table:table-cell>
            <table:table-cell table:style-name="Таблиця14.A1" office:value-type="string">
              <text:p text:style-name="Table_20_Heading">Код</text:p>
            </table:table-cell>
          </table:table-row>
        </table:table-header-rows>
        <table:table-row>
          <table:table-cell table:style-name="Таблиця14.A1" office:value-type="string">
            <text:p text:style-name="Table_20_Contents">Ассоціація</text:p>
          </table:table-cell>
          <table:table-cell table:style-name="Таблиця14.A1" office:value-type="string">
            <text:p text:style-name="Table_20_Contents">Просто знає про інший об’єкт, може його використовувати. Життєвий цикл частини не важливий для цілого.</text:p>
          </table:table-cell>
          <table:table-cell table:style-name="Таблиця14.A1" office:value-type="string">
            <text:p text:style-name="Table_20_Contents"><text:span text:style-name="Source_20_Text">Car</text:span> має <text:span text:style-name="Source_20_Text">Engine*</text:span>, використовує методи, але немає концепту «частина–ціле».</text:p>
          </table:table-cell>
        </table:table-row>
        <table:table-row>
          <table:table-cell table:style-name="Таблиця14.A1" office:value-type="string">
            <text:p text:style-name="Table_20_Contents">Агрегація</text:p>
          </table:table-cell>
          <table:table-cell table:style-name="Таблиця14.A1" office:value-type="string">
            <text:p text:style-name="Table_20_Contents">Логічно частина належить цілому. Частина існує сама по собі, але “належить” цілу.</text:p>
          </table:table-cell>
          <table:table-cell table:style-name="Таблиця14.A1" office:value-type="string">
            <text:p text:style-name="Table_20_Contents">Тотожний код (<text:span text:style-name="Source_20_Text">Engine* engine</text:span>), але <text:span text:style-name="Strong_20_Emphasis">семантично ми кажемо:</text:span> «Engine — це частина Car», хоч і створюється зовні.</text:p>
          </table:table-cell>
        </table:table-row>
      </table:table>
      <text:p text:style-name="P211"/>
      <text:p text:style-name="P213">2) Композиція (Composition)</text:p>
      <text:p text:style-name="P213">Суть: “Ціле” повністю контролює “частину”.</text:p>
      <text:p text:style-name="P211"/>
      <text:p text:style-name="P211"/>
      <text:p text:style-name="P211">class Engine {</text:p>
      <text:p text:style-name="P211">public:</text:p>
      <text:p text:style-name="P211"><text:s text:c="4"/>Engine() { std::cout &lt;&lt; "Engine created\n"; }</text:p>
      <text:p text:style-name="P211"><text:s text:c="4"/>~Engine() { std::cout &lt;&lt; "Engine destroyed\n"; }</text:p>
      <text:p text:style-name="P211">};</text:p>
      <text:p text:style-name="P211"/>
      <text:p text:style-name="P211">class Car {</text:p>
      <text:p text:style-name="P211"><text:soft-page-break/>private:</text:p>
      <text:p text:style-name="P211"><text:s text:c="4"/>Engine engine; // композиція</text:p>
      <text:p text:style-name="P211">public:</text:p>
      <text:p text:style-name="P211"><text:s text:c="4"/>Car() { std::cout &lt;&lt; "Car created\n"; }</text:p>
      <text:p text:style-name="P211"><text:s text:c="4"/>~Car() { std::cout &lt;&lt; "Car destroyed\n"; }</text:p>
      <text:p text:style-name="P211">};</text:p>
      <text:p text:style-name="P211"/>
      <text:p text:style-name="P211">int main() {</text:p>
      <text:p text:style-name="P211"><text:s text:c="4"/>Car car; // створюється Car і разом з ним Engine</text:p>
      <text:p text:style-name="P211">}</text:p>
      <text:p text:style-name="P211"/>
      <text:p text:style-name="P214">3 — Залежність (Dependency)</text:p>
      <text:p text:style-name="P214">Суть: Один об’єкт тимчасово використовує інший об’єкт, зазвичай як аргумент методу.</text:p>
      <text:p text:style-name="P214"/>
      <text:p text:style-name="P214">class Logger {</text:p>
      <text:p text:style-name="P214">public:</text:p>
      <text:p text:style-name="P214"><text:s text:c="4"/>void log(const std::string&amp; msg) { }</text:p>
      <text:p text:style-name="P214">};</text:p>
      <text:p text:style-name="P214"/>
      <text:p text:style-name="P214">class Car {</text:p>
      <text:p text:style-name="P214">public:</text:p>
      <text:p text:style-name="P214"><text:s text:c="4"/>void start(Logger&amp; logger) {</text:p>
      <text:p text:style-name="P214"><text:s text:c="8"/>logger.log("Car started");</text:p>
      <text:p text:style-name="P214"><text:s text:c="4"/>}</text:p>
      <text:p text:style-name="P214">};</text:p>
      <text:p text:style-name="P214"/>
      <text:p text:style-name="P214"/>
      <text:p text:style-name="P214"/>
      <text:p text:style-name="P215"><text:span text:style-name="T6">№34</text:span> Cпадкування. Просте(одиничне) та множинне успадкування. Специфікатори доступу при успадкуванні. Правила успадкування. Неоднозначність імен при успадкуванні.</text:p>
      <text:p text:style-name="P216"/>
      <text:p text:style-name="P217">1) Спадкування</text:p>
      <text:p text:style-name="P216"/>
      <text:p text:style-name="P216">Спадкування — це механізм ООП, який дозволяє створювати новий клас (похідний) на основі існуючого класу (батьківського).</text:p>
      <text:p text:style-name="P216"/>
      <text:p text:style-name="P216"/>
      <table:table table:name="Таблиця15" table:style-name="Таблиця15">
        <table:table-column table:style-name="Таблиця15.A"/>
        <table:table-column table:style-name="Таблиця15.B"/>
        <table:table-column table:style-name="Таблиця15.C"/>
        <table:table-header-rows>
          <table:table-row>
            <table:table-cell table:style-name="Таблиця15.A1" office:value-type="string">
              <text:p text:style-name="Table_20_Heading">Тип спадкування</text:p>
            </table:table-cell>
            <table:table-cell table:style-name="Таблиця15.A1" office:value-type="string">
              <text:p text:style-name="Table_20_Heading">Що успадковується</text:p>
            </table:table-cell>
            <table:table-cell table:style-name="Таблиця15.A1" office:value-type="string">
              <text:p text:style-name="Table_20_Heading">Доступність в похідному класі</text:p>
            </table:table-cell>
          </table:table-row>
        </table:table-header-rows>
        <table:table-row>
          <table:table-cell table:style-name="Таблиця15.A1" office:value-type="string">
            <text:p text:style-name="Table_20_Contents"><text:span text:style-name="Source_20_Text">public</text:span></text:p>
          </table:table-cell>
          <table:table-cell table:style-name="Таблиця15.A1" office:value-type="string">
            <text:p text:style-name="Table_20_Contents">public та protected</text:p>
          </table:table-cell>
          <table:table-cell table:style-name="Таблиця15.A1" office:value-type="string">
            <text:p text:style-name="Table_20_Contents">public → public, protected → protected</text:p>
          </table:table-cell>
        </table:table-row>
        <table:table-row>
          <table:table-cell table:style-name="Таблиця15.A1" office:value-type="string">
            <text:p text:style-name="Table_20_Contents"><text:span text:style-name="Source_20_Text">protected</text:span></text:p>
          </table:table-cell>
          <table:table-cell table:style-name="Таблиця15.A1" office:value-type="string">
            <text:p text:style-name="Table_20_Contents">public та protected</text:p>
          </table:table-cell>
          <table:table-cell table:style-name="Таблиця15.A1" office:value-type="string">
            <text:p text:style-name="Table_20_Contents">public → protected, protected → protected</text:p>
          </table:table-cell>
        </table:table-row>
        <table:table-row>
          <table:table-cell table:style-name="Таблиця15.A1" office:value-type="string">
            <text:p text:style-name="Table_20_Contents"><text:span text:style-name="Source_20_Text">private</text:span></text:p>
          </table:table-cell>
          <table:table-cell table:style-name="Таблиця15.A1" office:value-type="string">
            <text:p text:style-name="Table_20_Contents">public та protected</text:p>
          </table:table-cell>
          <table:table-cell table:style-name="Таблиця15.A1" office:value-type="string">
            <text:p text:style-name="Table_20_Contents">public → private, protected → private</text:p>
          </table:table-cell>
        </table:table-row>
      </table:table>
      <text:p text:style-name="P216"/>
      <text:p text:style-name="P216"/>
      <text:p text:style-name="P216">#include &lt;iostream&gt;</text:p>
      <text:p text:style-name="P216">using namespace std;</text:p>
      <text:p text:style-name="P216"/>
      <text:p text:style-name="P216">class Vehicle { <text:s text:c="9"/>// Батьківський клас</text:p>
      <text:p text:style-name="P216">public:</text:p>
      <text:p text:style-name="P216"><text:s text:c="4"/>void start() { cout &lt;&lt; "Vehicle started\n"; }</text:p>
      <text:p text:style-name="P216">protected:</text:p>
      <text:p text:style-name="P216"><text:s text:c="4"/>int speed;</text:p>
      <text:p text:style-name="P216"><text:soft-page-break/>};</text:p>
      <text:p text:style-name="P216"/>
      <text:p text:style-name="P216">class Car : public Vehicle { <text:s/>// Похідний клас</text:p>
      <text:p text:style-name="P216">public:</text:p>
      <text:p text:style-name="P216"><text:s text:c="4"/>void setSpeed(int s) { speed = s; }</text:p>
      <text:p text:style-name="P216"><text:s text:c="4"/>void showSpeed() { cout &lt;&lt; "Speed: " &lt;&lt; speed &lt;&lt; endl; }</text:p>
      <text:p text:style-name="P216">};</text:p>
      <text:p text:style-name="P216"/>
      <text:p text:style-name="P216">int main() {</text:p>
      <text:p text:style-name="P216"><text:s text:c="4"/>Car myCar;</text:p>
      <text:p text:style-name="P216"><text:s text:c="4"/>myCar.start(); <text:s text:c="4"/>// успадкований метод батьківського класу</text:p>
      <text:p text:style-name="P216"><text:s text:c="4"/>myCar.setSpeed(60);</text:p>
      <text:p text:style-name="P216"><text:s text:c="4"/>myCar.showSpeed();</text:p>
      <text:p text:style-name="P216">}</text:p>
      <text:p text:style-name="P216"/>
      <text:p text:style-name="P218">Результат:</text:p>
      <text:p text:style-name="P216"/>
      <text:p text:style-name="P216">Vehicle started</text:p>
      <text:p text:style-name="P216">Speed: 60</text:p>
      <text:p text:style-name="P216"/>
      <text:p text:style-name="P219">2) Просте(одиничне) та множинне успадкування</text:p>
      <text:p text:style-name="P220"/>
      <text:p text:style-name="P220">1 - Просте (одиничне) спадкування</text:p>
      <text:p text:style-name="P220">Суть: похідний клас успадковує один батьківський клас.</text:p>
      <text:p text:style-name="P220"/>
      <text:p text:style-name="P220">#include &lt;iostream&gt;</text:p>
      <text:p text:style-name="P220">using namespace std;</text:p>
      <text:p text:style-name="P220"/>
      <text:p text:style-name="P220">class Vehicle {</text:p>
      <text:p text:style-name="P220">public:</text:p>
      <text:p text:style-name="P220"><text:s text:c="4"/>void start() { cout &lt;&lt; "Vehicle started\n"; }</text:p>
      <text:p text:style-name="P220">};</text:p>
      <text:p text:style-name="P220"/>
      <text:p text:style-name="P220">class Car : public Vehicle { <text:s/>// одиничне спадкування</text:p>
      <text:p text:style-name="P220">public:</text:p>
      <text:p text:style-name="P220"><text:s text:c="4"/>void honk() { cout &lt;&lt; "Car honks\n"; }</text:p>
      <text:p text:style-name="P220">};</text:p>
      <text:p text:style-name="P220"/>
      <text:p text:style-name="P220">int main() {</text:p>
      <text:p text:style-name="P220"><text:s text:c="4"/>Car myCar;</text:p>
      <text:p text:style-name="P220"><text:s text:c="4"/>myCar.start(); // успадкований метод</text:p>
      <text:p text:style-name="P220"><text:s text:c="4"/>myCar.honk(); <text:s/>// власний метод</text:p>
      <text:p text:style-name="P220">}</text:p>
      <text:p text:style-name="P220"/>
      <text:p text:style-name="P221">Результат: </text:p>
      <text:p text:style-name="P221"/>
      <text:p text:style-name="P221">Vehicle started</text:p>
      <text:p text:style-name="P221">Car honks</text:p>
      <text:p text:style-name="P221"/>
      <text:p text:style-name="P221"/>
      <text:p text:style-name="P222">2 - Множинне спадкування</text:p>
      <text:p text:style-name="P222">Суть: похідний клас успадковує декілька батьківських класів одночасно.</text:p>
      <text:p text:style-name="P222"/>
      <text:p text:style-name="P222"/>
      <text:p text:style-name="P222"/>
      <text:p text:style-name="P222"><text:soft-page-break/>#include &lt;iostream&gt;</text:p>
      <text:p text:style-name="P222">using namespace std;</text:p>
      <text:p text:style-name="P222"/>
      <text:p text:style-name="P222">class Engine {</text:p>
      <text:p text:style-name="P222">public:</text:p>
      <text:p text:style-name="P222"><text:s text:c="4"/>void startEngine() { cout &lt;&lt; "Engine started\n"; }</text:p>
      <text:p text:style-name="P222">};</text:p>
      <text:p text:style-name="P222"/>
      <text:p text:style-name="P222">class Radio {</text:p>
      <text:p text:style-name="P222">public:</text:p>
      <text:p text:style-name="P222"><text:s text:c="4"/>void playMusic() { cout &lt;&lt; "Music playing\n"; }</text:p>
      <text:p text:style-name="P222">};</text:p>
      <text:p text:style-name="P222"/>
      <text:p text:style-name="P222">class Car : public Engine, public Radio { <text:s/>// множинне спадкування</text:p>
      <text:p text:style-name="P222">public:</text:p>
      <text:p text:style-name="P222"><text:s text:c="4"/>void honk() { cout &lt;&lt; "Car honks\n"; }</text:p>
      <text:p text:style-name="P222">};</text:p>
      <text:p text:style-name="P222"/>
      <text:p text:style-name="P222">int main() {</text:p>
      <text:p text:style-name="P222"><text:s text:c="4"/>Car myCar;</text:p>
      <text:p text:style-name="P222"><text:s text:c="4"/>myCar.startEngine(); // успадковано від Engine</text:p>
      <text:p text:style-name="P222"><text:s text:c="4"/>myCar.playMusic(); <text:s text:c="2"/>// успадковано від Radio</text:p>
      <text:p text:style-name="P222"><text:s text:c="4"/>myCar.honk(); <text:s text:c="7"/>// власний метод</text:p>
      <text:p text:style-name="P222">}</text:p>
      <text:p text:style-name="P222"/>
      <text:p text:style-name="P222">Результат: </text:p>
      <text:p text:style-name="P222"/>
      <text:p text:style-name="P222">Engine started</text:p>
      <text:p text:style-name="P222">Music playing</text:p>
      <text:p text:style-name="P222">Car honks</text:p>
      <text:p text:style-name="P222"/>
      <text:p text:style-name="P223">2) Неоднозначність імен при успадкуванні.</text:p>
      <text:p text:style-name="P224"/>
      <text:p text:style-name="P225">Треба вказувати точне ім’я успадкованих класів</text:p>
      <text:p text:style-name="P224"/>
      <text:p text:style-name="P224">#include &lt;iostream&gt;</text:p>
      <text:p text:style-name="P224">using namespace std;</text:p>
      <text:p text:style-name="P224"/>
      <text:p text:style-name="P224">class A {</text:p>
      <text:p text:style-name="P224">public:</text:p>
      <text:p text:style-name="P224"><text:s text:c="4"/>void show() { cout &lt;&lt; "Class A\n"; }</text:p>
      <text:p text:style-name="P224">};</text:p>
      <text:p text:style-name="P224"/>
      <text:p text:style-name="P224">class B {</text:p>
      <text:p text:style-name="P224">public:</text:p>
      <text:p text:style-name="P224"><text:s text:c="4"/>void show() { cout &lt;&lt; "Class B\n"; }</text:p>
      <text:p text:style-name="P224">};</text:p>
      <text:p text:style-name="P224"/>
      <text:p text:style-name="P224">class C : public A, public B { };</text:p>
      <text:p text:style-name="P224"/>
      <text:p text:style-name="P224">int main() {</text:p>
      <text:p text:style-name="P224"><text:s text:c="4"/>C obj;</text:p>
      <text:p text:style-name="P224"><text:s text:c="4"/>// obj.show(); // ❌ Неоднозначність!</text:p>
      <text:p text:style-name="P224"><text:s text:c="4"/>obj.A::show(); // Викликаємо метод з A</text:p>
      <text:p text:style-name="P224"><text:s text:c="4"/>obj.B::show(); // Викликаємо метод з B</text:p>
      <text:p text:style-name="P224"><text:soft-page-break/>}</text:p>
      <text:p text:style-name="P224"/>
      <text:p text:style-name="P224">Результат: </text:p>
      <text:p text:style-name="P224"/>
      <text:p text:style-name="P224">Class A</text:p>
      <text:p text:style-name="P224">Class 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11:12:16.332701900</meta:creation-date>
    <dc:date>2025-11-21T16:13:32.804016400</dc:date>
    <meta:editing-duration>PT6H29M6S</meta:editing-duration>
    <meta:editing-cycles>107</meta:editing-cycles>
    <meta:generator>LibreOffice/25.2.6.2$Windows_X86_64 LibreOffice_project/729c5bfe710f5eb71ed3bbde9e06a6065e9c6c5d</meta:generator>
    <meta:document-statistic meta:table-count="15" meta:image-count="0" meta:object-count="0" meta:page-count="55" meta:paragraph-count="2080" meta:word-count="9544" meta:character-count="60952" meta:non-whitespace-character-count="49115"/>
  </office:meta>
</office:document-meta>
</file>